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 manifest:full-path="ObjectReplacements/Object 9"/>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1.862cm" table:align="left"/>
    </style:style>
    <style:style style:name="Tabella1.A" style:family="table-column">
      <style:table-column-properties style:column-width="0.459cm"/>
    </style:style>
    <style:style style:name="Tabella1.B" style:family="table-column">
      <style:table-column-properties style:column-width="11.404cm"/>
    </style:style>
    <style:style style:name="Tabella1.A1" style:family="table-cell">
      <style:table-cell-properties style:vertical-align="middle"/>
    </style:style>
    <style:style style:name="Tabella2" style:family="table">
      <style:table-properties style:width="17cm" table:align="left"/>
    </style:style>
    <style:style style:name="Tabella2.A" style:family="table-column">
      <style:table-column-properties style:column-width="0.247cm"/>
    </style:style>
    <style:style style:name="Tabella2.B" style:family="table-column">
      <style:table-column-properties style:column-width="16.753cm"/>
    </style:style>
    <style:style style:name="Tabella2.A1" style:family="table-cell">
      <style:table-cell-properties style:vertical-align="middle"/>
    </style:style>
    <style:style style:name="Tabella3" style:family="table">
      <style:table-properties style:width="10.807cm" table:align="left"/>
    </style:style>
    <style:style style:name="Tabella3.A" style:family="table-column">
      <style:table-column-properties style:column-width="0.247cm"/>
    </style:style>
    <style:style style:name="Tabella3.B" style:family="table-column">
      <style:table-column-properties style:column-width="10.56cm"/>
    </style:style>
    <style:style style:name="Tabella3.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499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paragraph-properties fo:margin-top="0cm" fo:margin-bottom="0cm"/>
    </style:style>
    <style:style style:name="P18" style:family="paragraph" style:parent-style-name="Text_20_body" style:list-style-name="L1">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7">
      <style:paragraph-properties fo:margin-top="0cm" fo:margin-bottom="0cm"/>
    </style:style>
    <style:style style:name="P21" style:family="paragraph" style:parent-style-name="Text_20_body" style:list-style-name="L8">
      <style:paragraph-properties fo:margin-top="0cm" fo:margin-bottom="0cm"/>
    </style:style>
    <style:style style:name="P22" style:family="paragraph" style:parent-style-name="Text_20_body" style:list-style-name="L9">
      <style:paragraph-properties fo:margin-top="0cm" fo:margin-bottom="0cm"/>
    </style:style>
    <style:style style:name="P23" style:family="paragraph" style:parent-style-name="Text_20_body" style:list-style-name="L10">
      <style:paragraph-properties fo:margin-top="0cm" fo:margin-bottom="0cm"/>
    </style:style>
    <style:style style:name="P24" style:family="paragraph" style:parent-style-name="Text_20_body" style:list-style-name="L11">
      <style:paragraph-properties fo:margin-top="0cm" fo:margin-bottom="0cm"/>
    </style:style>
    <style:style style:name="P25" style:family="paragraph" style:parent-style-name="Text_20_body" style:list-style-name="L12">
      <style:paragraph-properties fo:margin-top="0cm" fo:margin-bottom="0cm"/>
    </style:style>
    <style:style style:name="P26" style:family="paragraph" style:parent-style-name="Text_20_body" style:list-style-name="L13">
      <style:paragraph-properties fo:margin-top="0cm" fo:margin-bottom="0cm"/>
    </style:style>
    <style:style style:name="P27" style:family="paragraph" style:parent-style-name="Text_20_body" style:list-style-name="L14">
      <style:paragraph-properties fo:margin-top="0cm" fo:margin-bottom="0cm"/>
    </style:style>
    <style:style style:name="P28" style:family="paragraph" style:parent-style-name="Text_20_body" style:list-style-name="L15">
      <style:paragraph-properties fo:margin-top="0cm" fo:margin-bottom="0cm"/>
    </style:style>
    <style:style style:name="P29" style:family="paragraph" style:parent-style-name="Text_20_body" style:list-style-name="L16">
      <style:paragraph-properties fo:margin-top="0cm" fo:margin-bottom="0cm"/>
    </style:style>
    <style:style style:name="P30" style:family="paragraph" style:parent-style-name="Text_20_body">
      <style:paragraph-properties fo:margin-top="0cm" fo:margin-bottom="0cm" fo:padding="0cm" fo:border="none"/>
    </style:style>
    <style:style style:name="P31" style:family="paragraph" style:parent-style-name="Text_20_body">
      <style:paragraph-properties fo:padding="0cm" fo:border="none"/>
    </style:style>
    <style:style style:name="P32" style:family="paragraph" style:parent-style-name="Text_20_body">
      <style:paragraph-properties fo:margin-top="0.794cm" fo:margin-bottom="0.212cm"/>
    </style:style>
    <style:style style:name="P33" style:family="paragraph">
      <style:paragraph-properties fo:text-align="start"/>
      <style:text-properties style:text-line-through-style="none" style:font-name="Courier New" fo:font-size="10pt" fo:font-style="normal" style:text-underline-style="none"/>
    </style:style>
    <style:style style:name="T1" style:family="text">
      <style:text-properties fo:color="#ffffff" fo:background-color="#ca5b8b"/>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fr6"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computers.tutsplus.com/tutorials/search" xlink:type="simple">
          <form:text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search[term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method="post" form:control-implementation="ooo:com.sun.star.form.component.Form" office:target-frame="" xlink:href="../../../../../../weekly_digest_subscription_requests" xlink:type="simple">
          <form:text form:name="weekly_digest_subscription_request[email]"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ggetto3" text:anchor-type="page" text:anchor-page-number="1" svg:x="0cm" svg:y="0cm" svg:width="16.14cm" svg:height="6.615cm" draw:z-index="24">
        <draw:floating-frame draw:frame-name="aswift_0"/>
      </draw:frame>
      <draw:control text:anchor-type="page" text:anchor-page-number="1" draw:z-index="1" draw:style-name="gr1" draw:text-style-name="P33" svg:width="5.927cm" svg:height="0.874cm" svg:x="0cm" svg:y="0cm" draw:control="control1"/>
      <text:p text:style-name="P1"><text:span text:style-name="Strong_20_Emphasis"><text:span text:style-name="T1">Envato Elements</text:span></text:span><text:span text:style-name="T1"> Now includes access to Tuts+. Plus 21,000+ creative assets. </text:span><text:a xlink:type="simple" xlink:href="https://elements.envato.com/tutsplus?utm_source=tutsplus.com&amp;utm_medium=promos&amp;utm_campaign=elements_tuts-header_courses_11APRIL2017" text:style-name="Internet_20_link" text:visited-style-name="Visited_20_Internet_20_Link">Only $29/Month</text:a><text:span text:style-name="T1"> </text:span></text:p>
      <text:p text:style-name="P2"><draw:a xlink:type="simple" xlink:href="https://tutsplus.com/"><draw:frame draw:style-name="fr1" draw:name="immagini1" text:anchor-type="as-char" svg:width="2.067cm" svg:height="1.069cm" draw:z-index="0"><draw:image xlink:href="https://static.tutsplus.com/assets/tuts_logo-b4f5f5fad9a5f4b3f91e3b770689a808.svg" xlink:type="simple" xlink:show="embed" xlink:actuate="onLoad"/><svg:title>envato-tuts+</svg:title></draw:frame></draw:a></text:p>
      <text:list xml:id="list5457576196217257700" text:style-name="L1">
        <text:list-item>
          <text:p text:style-name="P18">Envato Elements</text:p>
        </text:list-item>
        <text:list-item>
          <text:p text:style-name="P18">Envato Studio</text:p>
        </text:list-item>
        <text:list-item>
          <text:p text:style-name="P18">Community</text:p>
        </text:list-item>
        <text:list-item>
          <text:p text:style-name="P18"><text:a xlink:type="simple" xlink:href="https://forums.envato.com/c/project-making/envato-courses-and-tutorials?utm_campaign=elements_tuts-header_nav&amp;utm_medium=promos&amp;utm_source=tutsplus" text:style-name="Internet_20_link" text:visited-style-name="Visited_20_Internet_20_Link">Forum</text:a></text:p>
        </text:list-item>
        <text:list-item>
          <text:p text:style-name="P3"><text:a xlink:type="simple" xlink:href="https://tutsplus.com/faq" text:style-name="Internet_20_link" text:visited-style-name="Visited_20_Internet_20_Link">Help</text:a></text:p>
        </text:list-item>
      </text:list>
      <text:list xml:id="list2127925532499271956" text:style-name="L2">
        <text:list-item>
          <text:p text:style-name="P19"><text:a xlink:type="simple" xlink:href="https://tutsplus.com/subscription_sign_up/monthly?ec_unit=navbar" text:style-name="Internet_20_link" text:visited-style-name="Visited_20_Internet_20_Link">Free 10-Day Trial</text:a></text:p>
        </text:list-item>
        <text:list-item>
          <text:p text:style-name="P4"><text:a xlink:type="simple" xlink:href="https://tutsplus.com/sign_in?redirect_to=https%3A%2F%2Fcomputers.tutsplus.com%2Ftutorials%2Fhow-to-add-an-sd-card-data-logger-to-an-arduino-project--cms-21713" text:style-name="Internet_20_link" text:visited-style-name="Visited_20_Internet_20_Link">Sign In</text:a></text:p>
        </text:list-item>
      </text:list>
      <text:list xml:id="list9126579390506967477" text:style-name="L3">
        <text:list-item>
          <text:p text:style-name="P5"/>
        </text:list-item>
      </text:list>
      <text:list xml:id="list5844205286798962340" text:style-name="L6">
        <text:list-item>
          <text:p text:style-name="P6"><text:a xlink:type="simple" xlink:href="https://tutsplus.com/pricing" text:style-name="Internet_20_link" text:visited-style-name="Visited_20_Internet_20_Link">Pricing</text:a></text:p>
        </text:list-item>
      </text:list>
      <text:p text:style-name="Text_20_body"><text:bookmark text:name="search_terms"/><draw:control text:anchor-type="as-char" draw:z-index="2" draw:style-name="gr2" draw:text-style-name="P33" svg:width="5.927cm" svg:height="0.874cm" draw:control="control2"/></text:p>
      <text:section text:style-name="Sect1" text:name="div-gpt-1391730905350-0">
        <text:p text:style-name="Text_20_body"/>
        <text:section text:style-name="Sect1" text:name="google_ads_iframe_/11757429/hub_computer_skills_leader_0__container__">
          <text:p text:style-name="P31"><draw:frame draw:style-name="fr3" draw:name="Oggetto1" text:anchor-type="as-char" svg:width="25.665cm" svg:height="6.615cm" draw:z-index="3"><draw:floating-frame draw:frame-name="google_ads_iframe_/11757429/hub_computer_skills_leader_0"/></draw:frame></text:p>
        </text:section>
      </text:section>
      <text:p text:style-name="Text_20_body">Advertisement</text:p>
      <text:list xml:id="list317548035958110738" text:style-name="L7">
        <text:list-item>
          <text:p text:style-name="P20"><text:a xlink:type="simple" xlink:href="https://computers.tutsplus.com/tutorials" text:style-name="Internet_20_link" text:visited-style-name="Visited_20_Internet_20_Link">Computer Skills</text:a></text:p>
        </text:list-item>
        <text:list-item>
          <text:p text:style-name="P7"><text:a xlink:type="simple" xlink:href="https://computers.tutsplus.com/categories/electronics" text:style-name="Internet_20_link" text:visited-style-name="Visited_20_Internet_20_Link">Electronics</text:a></text:p>
        </text:list-item>
      </text:list>
      <text:p text:style-name="Text_20_body"><draw:frame draw:style-name="fr2" draw:name="immagini2" text:anchor-type="as-char" svg:width="1.997cm" svg:height="0.998cm" draw:z-index="4"><draw:image xlink:href="https://static.tutsplus.com/assets/redesign/computers-29887336570ed301a469aa68343312d6.svg" xlink:type="simple" xlink:show="embed" xlink:actuate="onLoad"/><svg:title>Computers</svg:title></draw:frame></text:p>
      <text:h text:style-name="Heading_20_1" text:outline-level="1">How to Add an SD Card Data Logger to an Arduino Project</text:h>
      <text:p text:style-name="P17">by <text:a xlink:type="simple" xlink:href="https://tutsplus.com/authors/ben-miller" text:style-name="Internet_20_link" text:visited-style-name="Visited_20_Internet_20_Link">Ben Miller</text:a>1 Aug 2014</text:p>
      <text:p text:style-name="P17">Difficulty:BeginnerLength:LongLanguages:</text:p>
      <text:p text:style-name="Text_20_body"><text:a xlink:type="simple" xlink:href="https://computers.tutsplus.com/categories/electronics" text:style-name="Internet_20_link" text:visited-style-name="Visited_20_Internet_20_Link">Electronics</text:a><text:a xlink:type="simple" xlink:href="https://computers.tutsplus.com/categories/arduino" text:style-name="Internet_20_link" text:visited-style-name="Visited_20_Internet_20_Link">Arduino</text:a><text:a xlink:type="simple" xlink:href="https://computers.tutsplus.com/categories/hardware" text:style-name="Internet_20_link" text:visited-style-name="Visited_20_Internet_20_Link">Hardware</text:a></text:p>
      <text:p text:style-name="Text_20_body">Arduino projects can vary widely from home brew managers to weather stations to advanced home automation. Often you'll want to log data from these projects. In this tutorial I’ll show you how to integrate an SD Card and a real time clock module into a project to allow time stamped data logging.</text:p>
      <text:h text:style-name="Heading_20_2" text:outline-level="2"><text:soft-page-break/>Gather the Components, Tools, and Libraries</text:h>
      <text:h text:style-name="Heading_20_3" text:outline-level="3">Components</text:h>
      <text:list xml:id="list7274178858581909773" text:style-name="L8">
        <text:list-item>
          <text:p text:style-name="P21">Standard Breadboard </text:p>
        </text:list-item>
        <text:list-item>
          <text:p text:style-name="P21"><text:a xlink:type="simple" xlink:href="http://www.mouser.com/ProductDetail/Gravitech/ARD-NANO30NP/?qs=%2Fha2pyFaduiA8CIBJlwqgyNtxeI%2FjsgLY25XEb6Q9qpP9vLeZu88ww%3D%3D" text:style-name="Internet_20_link" text:visited-style-name="Visited_20_Internet_20_Link">Arduino</text:a> this tutorial uses Nano, but most models should work </text:p>
        </text:list-item>
        <text:list-item>
          <text:p text:style-name="P21"><text:a xlink:type="simple" xlink:href="https://www.adafruit.com/product/254" text:style-name="Internet_20_link" text:visited-style-name="Visited_20_Internet_20_Link">MicroSD card breakout board</text:a> </text:p>
        </text:list-item>
        <text:list-item>
          <text:p text:style-name="P21"><text:a xlink:type="simple" xlink:href="http://www.amazon.com/Kingston-Digital-microSD-SDC10-8GBET/dp/B008EODGHS/" text:style-name="Internet_20_link" text:visited-style-name="Visited_20_Internet_20_Link">MicroSD card</text:a> </text:p>
        </text:list-item>
        <text:list-item>
          <text:p text:style-name="P21"><text:a xlink:type="simple" xlink:href="https://www.adafruit.com/products/264" text:style-name="Internet_20_link" text:visited-style-name="Visited_20_Internet_20_Link">Real Time Clock</text:a> </text:p>
        </text:list-item>
        <text:list-item>
          <text:p text:style-name="P21"><text:a xlink:type="simple" xlink:href="https://www.adafruit.com/products/386" text:style-name="Internet_20_link" text:visited-style-name="Visited_20_Internet_20_Link">Temperature Humidity Sensor</text:a> </text:p>
        </text:list-item>
        <text:list-item>
          <text:p text:style-name="P21"><text:a xlink:type="simple" xlink:href="https://www.sparkfun.com/products/11367" text:style-name="Internet_20_link" text:visited-style-name="Visited_20_Internet_20_Link">22 Gauge Hookup Wire (multiple colors)</text:a> </text:p>
        </text:list-item>
        <text:list-item>
          <text:p text:style-name="P8"><text:a xlink:type="simple" xlink:href="http://www.amazon.com/Parts-Express-9V-Battery-Clip/dp/B0002ZPFU8" text:style-name="Internet_20_link" text:visited-style-name="Visited_20_Internet_20_Link">9V Battery clip with wire leads</text:a> </text:p>
        </text:list-item>
      </text:list>
      <text:h text:style-name="Heading_20_3" text:outline-level="3">Tools</text:h>
      <text:list xml:id="list6194384787947687160" text:style-name="L9">
        <text:list-item>
          <text:p text:style-name="P22">Soldering Iron </text:p>
        </text:list-item>
        <text:list-item>
          <text:p text:style-name="P22">Solder </text:p>
        </text:list-item>
        <text:list-item>
          <text:p text:style-name="P22"><text:a xlink:type="simple" xlink:href="https://www.sparkfun.com/products/11784" text:style-name="Internet_20_link" text:visited-style-name="Visited_20_Internet_20_Link">Third hand tool</text:a> </text:p>
        </text:list-item>
        <text:list-item>
          <text:p text:style-name="P22">Computer with Arduino IDE for programming </text:p>
        </text:list-item>
        <text:list-item>
          <text:p text:style-name="P9">USB cable appropriate for your Arduino—Mini B for the Nano </text:p>
        </text:list-item>
      </text:list>
      <text:h text:style-name="Heading_20_3" text:outline-level="3">Libraries</text:h>
      <text:p text:style-name="Text_20_body">Download the following Arduino libraries from their repositories. For each library, unzip the folder into the <text:span text:style-name="T2">Arduino/libraries</text:span> folder. Rename each of the folders to be <text:span text:style-name="T2">SD</text:span>, <text:span text:style-name="T2">RTCLib</text:span>, and <text:span text:style-name="T2">DHT</text:span> respectively. The Arduino IDE can’t handle the dashes in the file names.</text:p>
      <text:list xml:id="list3592451240252046979" text:style-name="L10">
        <text:list-item>
          <text:p text:style-name="P23"><text:a xlink:type="simple" xlink:href="https://github.com/adafruit/SD/archive/master.zip" text:style-name="Internet_20_link" text:visited-style-name="Visited_20_Internet_20_Link">Adafruit SD library (wrapper for sdfat library)</text:a> for working with the SD Card </text:p>
        </text:list-item>
        <text:list-item>
          <text:p text:style-name="P23"><text:a xlink:type="simple" xlink:href="https://github.com/adafruit/RTClib/archive/master.zip" text:style-name="Internet_20_link" text:visited-style-name="Visited_20_Internet_20_Link">Adafruit RTCLib fork</text:a> to read and set the time in the real time clock </text:p>
        </text:list-item>
        <text:list-item>
          <text:p text:style-name="P10"><text:a xlink:type="simple" xlink:href="https://github.com/adafruit/DHT-sensor-library/archive/master.zip" text:style-name="Internet_20_link" text:visited-style-name="Visited_20_Internet_20_Link">Adafruit DHT sensor Library</text:a> to read the temperature and humidity </text:p>
        </text:list-item>
      </text:list>
      <text:h text:style-name="Heading_20_2" text:outline-level="2">A Word About Choosing a Data Logger</text:h>
      <text:p text:style-name="Text_20_body">Data loggers are available as discrete elements and can vary in cost from $35 to hundreds. Choosing the right logger is an important decision in the project. It would be an enormous disappointment to retrieve a deep sea observer project to discover that the data over the last year has been corrupt. </text:p>
      <text:p text:style-name="Text_20_body">As with all projects you need to consider the power consumption but there are several other features that you want to be aware of when selecting a data logger for a particular project.</text:p>
      <text:h text:style-name="Heading_20_3" text:outline-level="3">Environmental Conditions</text:h>
      <text:p text:style-name="Text_20_body">Perhaps the project is going to be in harsh conditions. Physical jolts, high temperatures, humidity, and other conditions will affect the choice. There are loggers available that can withstand different conditions. Be sure to know where your project and logger will be living and select the right technology.</text:p>
      <text:h text:style-name="Heading_20_3" text:outline-level="3">Interface Type</text:h>
      <text:p text:style-name="Text_20_body">There are serial loggers that speak just about any protocol, I2C, RS232, CAN, SPI and more. The interface protocol will affect how fast the log data can be written. Ensure you select the logger that fits with the project technology and write speed requirements.  </text:p>
      <text:h text:style-name="Heading_20_3" text:outline-level="3"><text:soft-page-break/>Log Retrieval</text:h>
      <text:p text:style-name="Text_20_body">It’s no good if the logged data can not be retrieved. It’s the proverbial tree falling without anyone around to hear it. Make sure you understand how data is to be retrieved from the logger you are selecting. In some cases of discrete logger IC chips, you will have to build an external interface that you can use to pull the data back from the chip.</text:p>
      <text:h text:style-name="Heading_20_3" text:outline-level="3">Time</text:h>
      <text:p text:style-name="Text_20_body">Some loggers just dump data while others have incredibly accurate time stamps for the data records. As you would expect, the more accurate the time stamps, generally the higher the price. If your project requires very high speed logging that timestamps to the nanosecond, the logger will run a bit more than a logger that has no clue what time of day it is.  </text:p>
      <text:h text:style-name="Heading_20_3" text:outline-level="3">Persistence</text:h>
      <text:p text:style-name="Text_20_body">This is what you want to happen when you overrun the end of the storage. Schemes vary from stop logging to start overwriting the oldest data.</text:p>
      <text:h text:style-name="Heading_20_3" text:outline-level="3">Media Type / Durability</text:h>
      <text:p text:style-name="Text_20_body">Ensure you evaluate how many times can the device memory can be overwritten and what the plan is when it starts breaking down. If you have to replace the whole logger after 10,000 overwrites the value will depend on how many writes you plan on making per second.</text:p>
      <text:h text:style-name="Heading_20_3" text:outline-level="3">SD Card Logger</text:h>
      <text:p text:style-name="Text_20_body">The upsides to using an SD Card for logging are many. It is relatively inexpensive. You can choose your own logging format and whether or not you want time stamps. The media is easily replaceable when worn out and can be removed quickly and read by any standard computer.  </text:p>
      <text:p text:style-name="Text_20_body">SD Card logging has some downsides too. </text:p>
      <text:p text:style-name="Text_20_body">It is not the best rugged environment where moisture could affect the contacts. It also consumes a lot of precious pins on a micro-controller. Between the real time clock (RTC) and the SD breakout board it consumes six pins of various types.  </text:p>
      <text:p text:style-name="Text_20_body">I chose the SD Card logger for this tutorial because of the ease and flexibility of working with the SD card for writing and reading the logs. More importantly, the skills of using the SD card and a RTC will come in handy for a variety of other projects.</text:p>
      <text:h text:style-name="Heading_20_2" text:outline-level="2">Build the Project</text:h>
      <text:p text:style-name="Text_20_body">Follow the steps below to assemble the breadboard. This tutorial uses a simple temperature and humidity sensor to gather data for logging. After following the steps you should have a breadboard that looks similar to the diagram below.</text:p>
      <text:p text:style-name="Text_20_body"><draw:frame draw:style-name="fr2" draw:name="immagini3" text:anchor-type="as-char" svg:width="1.997cm" svg:height="0.998cm" draw:z-index="5"><draw:image xlink:href="https://cms-assets.tutsplus.com/uploads/users/97/posts/21713/image/dataloggerv2_600.jpg" xlink:type="simple" xlink:show="embed" xlink:actuate="onLoad"/><svg:title>Completed SD Card Datalogger</svg:title></draw:frame>Completed SD Card Datalogger</text:p>
      <text:h text:style-name="Heading_20_2" text:outline-level="2">Assemble the SD Breakout Board</text:h>
      <text:p text:style-name="Text_20_body">The SD Card breakout board comes with through hole, breadboard friendly headers, but they are not attached. A quick session of soldering will fix that and allow you to seat the board as shown in the diagram.</text:p>
      <text:h text:style-name="Heading_20_2" text:outline-level="2"><text:soft-page-break/>Format and Insert the SD Card</text:h>
      <text:p text:style-name="Text_20_body">Put the SD Card into a computer and verify that it is formatted with a FAT32 filesystem.  You may need a MicroSD to standard SD Card adapter. The SD Card in the components list comes with an adapter. Insert the SD Card carefully into the breakout board.</text:p>
      <text:h text:style-name="Heading_20_2" text:outline-level="2">Assemble the Real Time Clock</text:h>
      <text:p text:style-name="Text_20_body">The Real Time Clock, or RTC, board comes as a kit and will require a bit more soldering to put together. All of the components are included in the kit. Follow the <text:a xlink:type="simple" xlink:href="https://learn.adafruit.com/ds1307-real-time-clock-breakout-board-kit/assembly" text:style-name="Internet_20_link" text:visited-style-name="Visited_20_Internet_20_Link">step by step instructions</text:a> to assemble the board including the through hole headers. </text:p>
      <text:p text:style-name="Text_20_body">Ensure that you insert the included battery into the clip after assembly. It will not function correctly without the battery in place. The RTC only draws from the battery when there is no main voltage, so the battery should last years.</text:p>
      <text:h text:style-name="Heading_20_2" text:outline-level="2">Attaching the 9V Battery Clip</text:h>
      <text:p text:style-name="Text_20_body">Many battery cases like the one in the parts list above come with wire leads that are not breadboard friendly. To make the leads breadboard friendly solder a wire or header pin to the end of each wire lead.</text:p>
      <text:h text:style-name="Heading_20_2" text:outline-level="2">A Word About SD Card Readers</text:h>
      <text:p text:style-name="Text_20_body">SD Card readers can be purchased much cheaper than the one recommended in this tutorial. The catch, however, is that SD Card readers are a 3-volt technology while the Arduino uses a 5-volt micro-controller. </text:p>
      <text:p text:style-name="Text_20_body">This means that in order to safely use an SD Card reader with an Arduino a logic level converter is needed to convert voltages between the two. This adds cost and complexity. The reader specified in the parts list might be a little more expensive, but it has several things going for it.</text:p>
      <text:list xml:id="list116775586991995210" text:style-name="L11">
        <text:list-item>
          <text:p text:style-name="P24">It has a built in logic level converter so no additional components or wiring is needed.  It does not use resistors to reduce voltage which can slow down the reads and writes to the card. Hence, it can be wired directly up to the Arduino safely </text:p>
        </text:list-item>
        <text:list-item>
          <text:p text:style-name="P24">It uses Micro SD Cards for a very compact footprint </text:p>
        </text:list-item>
        <text:list-item>
          <text:p text:style-name="P11">There is a lot of available code and examples for it </text:p>
        </text:list-item>
      </text:list>
      <text:p text:style-name="Text_20_body">The reader uses the SPI protocol to communicate. Arduino boards come with certain pins that are designed for this protocol. While it is possible to use alternate pins in a pinch, you will get the fastest and most reliable performance by using the hardware dedicated pins.</text:p>
      <text:p text:style-name="Text_20_body">The pins indicated in the schematic picture are accurate for an Arduino Uno or Arduino Nano.</text:p>
      <text:h text:style-name="Heading_20_2" text:outline-level="2">Program the Arduino</text:h>
      <text:p text:style-name="Text_20_body">With the project hardware assembled, the next step is to program it. Download the zip packaged with this tutorial or from the <text:a xlink:type="simple" xlink:href="https://github.com/locgt/datalogger" text:style-name="Internet_20_link" text:visited-style-name="Visited_20_Internet_20_Link">github repository</text:a> for this data logging project.</text:p>
      <text:list xml:id="list5558584971277089740" text:style-name="L12">
        <text:list-item>
          <text:p text:style-name="P25">Open <text:span text:style-name="Source_20_Text">datalogger.ino</text:span> in the Arduino IDE </text:p>
        </text:list-item>
        <text:list-item>
          <text:p text:style-name="P25">Connect the Arduino Nano to the computer with the USB-to-USB mini cable </text:p>
        </text:list-item>
        <text:list-item>
          <text:p text:style-name="P25">Ensure the serial port is set to the port the computer detected when you connected the Arduino using the <text:span text:style-name="T2">Tools &gt; Serial Port</text:span> menu </text:p>
        </text:list-item>
        <text:list-item>
          <text:p text:style-name="P25">Ensure the board is set to Arduino Nano w/ ATmega328 using the <text:span text:style-name="T2">Tools &gt; Board</text:span> menu </text:p>
        </text:list-item>
        <text:list-item>
          <text:p text:style-name="P25"><text:soft-page-break/>Verify that the libraries are installed properly by clicking the <text:span text:style-name="T2">Verify</text:span> button and ensure there are no errors </text:p>
        </text:list-item>
        <text:list-item>
          <text:p text:style-name="P25">Connect the battery to the project. This seems an odd step here, but the Arduino, RTC, sensor, and SD Card reader all pull enough voltage that I found my USB port did not supply consistent enough power and the project continually reset. Make the time to connect up the 9V battery. When I did this I noticed the status indicator led on the Arduino brightened noticeably </text:p>
        </text:list-item>
        <text:list-item>
          <text:p text:style-name="P25">Use the <text:span text:style-name="T2">Upload</text:span> button to push the code to the Arduino </text:p>
        </text:list-item>
        <text:list-item>
          <text:p text:style-name="P25">Edit the code to comment out the line: <text:span text:style-name="Source_20_Text">rtc.adjust(DateTime(F(__DATE__), F(__TIME__)));</text:span> By putting a <text:span text:style-name="Source_20_Text">//</text:span> at the start of the line. The first time you uploaded the code, it set the date and time of the RTC to the time of the compile. But you don’t want to keep resetting the clock to compile time each time the board resets. Uploading the code without this <text:span text:style-name="Source_20_Text">rtc.adjust</text:span> in it will leave the clock time alone on the next boot </text:p>
        </text:list-item>
        <text:list-item>
          <text:p text:style-name="P25">Upload the code again with the time set line commented out </text:p>
        </text:list-item>
        <text:list-item>
          <text:p text:style-name="P12">Open the <text:span text:style-name="T2">Serial Monitor</text:span> window by pressing <text:span text:style-name="T2">Control-Shift-M</text:span> and ensure it is set to <text:span text:style-name="T2">19200 baud</text:span>. You should see the Arduino initialize with output like the example below </text:p>
        </text:list-item>
      </text:list>
      <text:section text:style-name="Sect1" text:name="highlighter_819021">
        <table:table table:name="Tabella1" table:style-name="Tabella1">
          <table:table-column table:style-name="Tabella1.A"/>
          <table:table-column table:style-name="Tabella1.B"/>
          <table:table-row>
            <table:table-cell table:style-name="Tabella1.A1"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able:table-cell>
            <table:table-cell table:style-name="Tabella1.A1" office:value-type="string">
              <text:p text:style-name="Table_20_Contents"><text:span text:style-name="Source_20_Text">Initializing datalogger with RTC version 1.0</text:span></text:p>
              <text:p text:style-name="Table_20_Contents"><text:span text:style-name="Source_20_Text">Starting Temp and Humidity Sensor</text:span></text:p>
              <text:p text:style-name="Table_20_Contents"><text:span text:style-name="Source_20_Text">Starting SDCard reader and card</text:span></text:p>
              <text:p text:style-name="Table_20_Contents"><text:span text:style-name="Source_20_Text">Opening logfile for write.</text:span></text:p>
              <text:p text:style-name="Table_20_Contents"><text:span text:style-name="Source_20_Text">Starting Real Time Clock</text:span></text:p>
              <text:p text:style-name="Table_20_Contents"><text:span text:style-name="Source_20_Text">Unixtime: 1405787147</text:span></text:p>
              <text:p text:style-name="Table_20_Contents"><text:span text:style-name="Source_20_Text">1405787148,2014/7/19 16:25:48,69.80,40.00</text:span></text:p>
              <text:p text:style-name="Table_20_Contents"><text:span text:style-name="Source_20_Text">1405787151,2014/7/19 16:25:51,69.80,40.00</text:span></text:p>
              <text:p text:style-name="Table_20_Contents"><text:span text:style-name="Source_20_Text">1405787155,2014/7/19 16:25:55,69.80,40.00</text:span></text:p>
              <text:p text:style-name="Table_20_Contents"><text:span text:style-name="Source_20_Text">1405787158,2014/7/19 16:25:58,69.80,40.00</text:span></text:p>
              <text:p text:style-name="Table_20_Contents"><text:span text:style-name="Source_20_Text">1405787162,2014/7/19 16:26:02,69.80,40.00</text:span></text:p>
              <text:p text:style-name="Table_20_Contents"><text:span text:style-name="Source_20_Text">1405787165,2014/7/19 16:26:05,69.80,40.00</text:span></text:p>
            </table:table-cell>
          </table:table-row>
        </table:table>
      </text:section>
      <text:h text:style-name="Heading_20_2" text:outline-level="2">Notes About the Program</text:h>
      <text:p text:style-name="Text_20_body">The datalogger program blends together functions from the RTC library, DHT library, and SD library. There are a few options in the top of the program that you can tune such as the name of the data file and what type of DHT you have. </text:p>
      <text:p text:style-name="Text_20_body">All defaults, however, should work just fine if you used the components suggested above.</text:p>
      <text:h text:style-name="Heading_20_3" text:outline-level="3">Main Loop</text:h>
      <text:p text:style-name="Text_20_body">The main loop of the program simple does three things.</text:p>
      <text:list xml:id="list3283903104605170405" text:style-name="L13">
        <text:list-item>
          <text:p text:style-name="P26">Read the temperature and humidity from the sensor. I borrowed some code for this from another tutorial I wrote: <text:a xlink:type="simple" xlink:href="http://computers.tutsplus.com/tutorials/building-a-wireless-sensor-network-in-your-home--cms-19745" text:style-name="Internet_20_link" text:visited-style-name="Visited_20_Internet_20_Link">Building a Wireless Sensor Network in Your Home</text:a>  </text:p>
        </text:list-item>
        <text:list-item>
          <text:p text:style-name="P26">Format the retrieved data into a comma separated list to send to the log function </text:p>
        </text:list-item>
        <text:list-item>
          <text:p text:style-name="P26">Send the data to the <text:span text:style-name="Source_20_Text">logThis()</text:span> function for writing to the card </text:p>
        </text:list-item>
        <text:list-item>
          <text:p text:style-name="P13">Sleep for three seconds </text:p>
        </text:list-item>
      </text:list>
      <text:p text:style-name="Text_20_body">It repeats the process as long as there is power and space on the SD Card.</text:p>
      <text:h text:style-name="Heading_20_3" text:outline-level="3">Logging</text:h>
      <text:p text:style-name="Text_20_body">The <text:span text:style-name="Source_20_Text">logThis()</text:span> function takes a character string of data as an argument, gets the time from the RTC, formats it with the data and writes it to the log file. The log file name is specified in the <text:soft-page-break/><text:span text:style-name="Source_20_Text">#define</text:span> section of the program. The sketch opens the log file when the setup starts so that file logger does not have to re-open it for each log entry. The cryptic <text:span text:style-name="Source_20_Text">sprintf</text:span> command shown below formats the data. </text:p>
      <text:p text:style-name="Text_20_body">If you want to change how the data is logged make sure you are familiar with the <text:a xlink:type="simple" xlink:href="http://www.manpages.info/linux/sprintf.3.html" text:style-name="Internet_20_link" text:visited-style-name="Visited_20_Internet_20_Link">sprintf function</text:a> and you can move the formatting and data elements around. If you just need to reorder the date fields, you can just change their order between the commas and every thing should work just fine.</text:p>
      <text:section text:style-name="Sect1" text:name="highlighter_943258">
        <table:table table:name="Tabella2" table:style-name="Tabella2">
          <table:table-column table:style-name="Tabella2.A"/>
          <table:table-column table:style-name="Tabella2.B"/>
          <table:table-row>
            <table:table-cell table:style-name="Tabella2.A1" office:value-type="string">
              <text:p text:style-name="Table_20_Contents">1</text:p>
            </table:table-cell>
            <table:table-cell table:style-name="Tabella2.A1" office:value-type="string">
              <text:p text:style-name="Table_20_Contents"><text:span text:style-name="Source_20_Text">sprintf(message, "%ld,%d/%d/%d %02d:%02d:%02d,%s",epoch,Year,Month,Day,Hour,Minute,Second,logmessage );</text:span></text:p>
            </table:table-cell>
          </table:table-row>
        </table:table>
      </text:section>
      <text:p text:style-name="Text_20_body">Finally, the <text:span text:style-name="Source_20_Text">dataFile.println(message)</text:span> command writes the formatted string to the file.  The function behaves just like the <text:span text:style-name="Source_20_Text">Serial.println</text:span> command.</text:p>
      <text:p text:style-name="Text_20_body">The FAT32 filesystem that is on the SD Card has some limitations worth knowing. The file name must also be in an 8.3 format. The largest file size it can hold is a 2GB file and it can only hold 268,173,300 files. Hopefully you can live with these constraints for a bit.</text:p>
      <text:h text:style-name="Heading_20_3" text:outline-level="3">Time</text:h>
      <text:p text:style-name="Text_20_body">The functions <text:span text:style-name="Source_20_Text">now.year()</text:span> and friends perform the work required to read the current time elements (unix epoch, year, month, day, hour, minute, second) from the RTC board and return the value.</text:p>
      <text:p text:style-name="Text_20_body">The cool thing about real time clocks is that they keep time of course. While the code and project can go off doing other important things like making sure your beer is fermenting at the right temperature, it just goes on keeping time. Even if your project loses power, it keeps on ticking with an independent battery. </text:p>
      <text:p text:style-name="Text_20_body">All you need to do is ask it and it will tell you what time it is. This is of course perfect for logging data. The component specified in the parts list is a passable timekeeper, but the specs say it can gain up to two seconds a day. </text:p>
      <text:p text:style-name="Text_20_body">If that keeps you up a night, then check out the fancy <text:a xlink:type="simple" xlink:href="https://www.adafruit.com/products/255" text:style-name="Internet_20_link" text:visited-style-name="Visited_20_Internet_20_Link">ChronoDot</text:a> for higher precision with the exact same protocol. It’s completely interchangeable with the RTC in this project for a few dollars more and it comes fully assembled.</text:p>
      <text:section text:style-name="Sect1" text:name="div-gpt-1392179479200-0">
        <text:p text:style-name="Text_20_body"/>
        <text:section text:style-name="Sect1" text:name="google_ads_iframe_/11757429/hub_computer_skills_inarticle_0__container__">
          <text:p text:style-name="P31"><draw:frame draw:style-name="fr3" draw:name="Oggetto2" text:anchor-type="as-char" svg:width="7.938cm" svg:height="6.615cm" draw:z-index="6"><draw:floating-frame xlink:href="https://tpc.googlesyndication.com/safeframe/1-0-8/html/container.html" xlink:type="simple" xlink:show="embed" xlink:actuate="onLoad" draw:frame-name="1-0-8;28597;&lt;!DOCTYPE html&gt;&lt;html&gt;&lt;head&gt;&lt;script&gt;(function(){window.rumTick=function(c){var b=window,a=b.performance;c&amp;&amp;a&amp;&amp;a.now&amp;&amp;(a=a.now(),b.google_js_reporting_queue=b.google_js_reporting_queue||[],b.google_js_reporting_queue.push({label:c,type:4,value:a,uniqueId:&quot;rum.&quot;+Math.random()}))};}).call(this);rumTick('fb');&lt;/script&gt;&lt;script&gt;var google_casm=[&quot;&quot;,0,null,0,0];&lt;/script&gt;&lt;script&gt;(function(i,s,o,g,r,a,m){i['GoogleAnalyticsObject']=r;i[r]=i[r]||function(){(i[r].q=i[r].q||[]).push(arguments)},i[r].l=1*new Date();a=s.createElement(o),m=s.getElementsByTagName(o)[0];a.async=1;a.src=g;m.parentNode.insertBefore(a,m)})(window,document,'script','https://www.google-analytics.com/analytics.js','gao');&lt;/script&gt;&lt;style type=&quot;text/css&quot;&gt;body{margin:0;padding:0;overflow:hidden;}&lt;/style&gt;&lt;link rel=&quot;stylesheet&quot; href=&quot;https://tpc.googlesyndication.com/pagead/gadgets/suggestion_autolayout_V2/suggestion_autolayout_V2.css&quot;&gt;&lt;script src=&quot;https://tpc.googlesyndication.com/pagead/gadgets/suggestion_autolayout_V2/suggestion_autolayout_V2.js&quot;&gt;&lt;/script&gt;&lt;script src=&quot;https://tpc.googlesyndication.com/pagead/gadgets/html5/layout_engine.js&quot;&gt;&lt;/script&gt;&lt;script&gt;function su(id) {var a = document.getElementById(id);var b = (new Date()).getTime();if (a &amp;&amp; a.myt &amp;&amp; b) {var t = b - a.myt;if (window.css) {css(id,'clkt',t);return;}var bi = a.href.indexOf(&quot;&amp;clkt=&quot;);if (bi &gt; 0) {var c = a.href.substring(0, bi+6); var d = a.href.substring(bi+6, a.href.length);var ei = d.indexOf(&quot;&amp;&quot;);var r = '';if (ei &gt;= 0)r = d.substring(ei, d.length);a.href = c + t + r; } else {a.href += &quot;&amp;clkt=&quot; + t;}}}(function(){var f=this,g=function(a,b,c){return a.call.apply(a.bind,arguments)},h=function(a,b,c){if(!a)throw Error();if(2&lt;arguments.length){var d=Array.prototype.slice.call(arguments,2);return function(){var c=Array.prototype.slice.call(arguments);Array.prototype.unshift.apply(c,d);return a.apply(b,c)}}return function(){return a.apply(b,arguments)}},k=function(a,b,c){Function.prototype.bind&amp;&amp;-1!=Function.prototype.bind.toString().indexOf(&quot;native code&quot;)?k=g:k=h;return k.apply(null,arguments)},l=Date.now||function(){return+new Date},m=function(a,b){a=a.split(&quot;.&quot;);var c=f;a[0]in c||!c.execScript||c.execScript(&quot;var &quot;+a[0]);for(var d;a.length&amp;&amp;(d=a.shift());)a.length||void 0===b?c[d]&amp;&amp;c[d]!==Object.prototype[d]?c=c[d]:c=c[d]={}:c[d]=b};var n=document;var p=function(a,b){if(!a||!b)return!1;if(a.contains&amp;&amp;1==b.nodeType)return a==b||a.contains(b);if(&quot;undefined&quot;!=typeof a.compareDocumentPosition)return a==b||!!(a.compareDocumentPosition(b)&amp;16);for(;b&amp;&amp;a!=b;)b=b.parentNode;return b==a};var r={capture:!0},t=function(){var a=!1;try{var b=Object.defineProperty({},&quot;passive&quot;,{get:function(){a=!0}});f.addEventListener(&quot;test&quot;,null,b)}catch(c){}return a}(),u=function(a,b,c,d){a.addEventListener?a.addEventListener(b,c,t?d:d?d.capture||!1:!1):a.attachEvent&amp;&amp;a.attachEvent(&quot;on&quot;+b,c)};var v=function(a,b,c,d,e){window.css?css(b,c,d,e,void 0):a&amp;&amp;(b=a.href,e?d=b+(&quot;&amp;&quot;+c+&quot;=&quot;+d):(e=&quot;&amp;&quot;+c+&quot;=&quot;,c=b.indexOf(e),0&gt;c?d=b+e+d:(c+=e.length,e=b.indexOf(&quot;&amp;&quot;,c),d=0&lt;=e?b.substring(0,c)+d+b.substring(e):b.substring(0,c)+d)),a.href=2E3&lt;d.length?b:d)};var w=!1,x=!1,y=null,z=function(){document.addEventListener&amp;&amp;u(document,&quot;click&quot;,function(a){y=a},r)},A=function(){var a=y?y:window.event;return a?w||x?!1:(a.preventDefault?a.preventDefault():a.returnValue=!1,!0):!1},B=function(){u(document,&quot;mousedown&quot;,function(){w=!0});u(document,&quot;keydown&quot;,function(){x=!0});z()};var D=function(a,b){if(0&gt;b||parseInt(b,10)!==b)b=17;C(a,b)},E=function(a,b){C(a,b||1)},F=function(a){C(a,2)},G=function(a,b){C(a,b||0)},H={},C=function(a,b){H[a]||(H[a]=[]);var c=H[a][b];c||(H[a][b]=!0);c||v(document.getElementById(a),a,&quot;nb&quot;,b,!0)};var I=function(){this.g=this.h=null;n.addEventListener&amp;&amp;n.addEventListener(&quot;mousedown&quot;,k(this.i,this),!0);u(n,&quot;DOMContentLoaded&quot;,k(function(){this.g=n.getElementById(&quot;common_15click_anchor&quot;)},this))};I.prototype.i=function(a){this.h=a};var J=function(a,b,c){var d=a.id||&quot;&quot;;v(a,d,&quot;nx&quot;,b);v(a,d,&quot;ny&quot;,c)};var K=[0,2,1],L=null,M=function(a){if(a){var b;if(b=window.event||L){var c;(c=b.which?1&lt;&lt;K[b.which-1]:b.button)&amp;&amp;b.shiftKey&amp;&amp;(c|=8);c&amp;&amp;b.altKey&amp;&amp;(c|=16);c&amp;&amp;b.ctrlKey&amp;&amp;(c|=32);b=c}else b=null;b&amp;&amp;v(a,a.id,&quot;mb&quot;,b)}};document.addEventListener&amp;&amp;document.addEventListener(&quot;mousedown&quot;,function(a){L=a},!0);window.mb=M;var N,O=function(a){if(a){var b=document.getElementById(a);if(b){if(N){var c=N;c=l()-c}else c=0;v(b,a,&quot;mdd&quot;,c)}}},P=function(){N=l()};var Q={},R=function(a){void 0!==Q[a]?Q[a]++:Q[a]=1;v(document.getElementById(a),a,&quot;nm&quot;,Q[a])};m(&quot;init_ssb&quot;,function(a,b,c,d,e,S){a&amp;&amp;(B(),m(&quot;accbk&quot;,A));b&amp;&amp;(m(&quot;cla&quot;,D),m(&quot;cll&quot;,E),m(&quot;clb&quot;,F),m(&quot;clh&quot;,G));if(c){var q=new I;m(&quot;xy&quot;,function(a,b,c){c=c||b;var d=a||q.h;if(d&amp;&amp;b&amp;&amp;c&amp;&amp;!p(q.g,d.target)&amp;&amp;(a=n.querySelector(&quot;a.one-point-five-click.rhbutton&quot;),!a||!p(a,d.target))){var e=Math.round(d.clientX-c.offsetLeft);c=Math.round(d.clientY-c.offsetTop);J(b,e,c);q.g&amp;&amp;J(q.g,e,c);a&amp;&amp;J(a,e,c)}})}d&amp;&amp;m(&quot;mb&quot;,M);e&amp;&amp;(m(&quot;sv&quot;,P),m(&quot;sw&quot;,O));S&amp;&amp;m(&quot;ss&quot;,R)});}).call(this);init_ssb(true,true,true,true,false,true);if (typeof(ss) === &quot;undefined&quot;) { ss = function(){}; }function st(id) {var a = document.getElementById(id);if (a) {a.myt = (new Date()).getTime();xy(window.event, a);mb(a);}}function ha(a,x){  clh(a,x);if (accbk()) return;su(a);}function ia(a,e,x) {if (accbk()) return;cll(a,x);su(a);}function ja(a,x) {if (accbk()) return;cla(a,x);su(a);}function ga(o,e,x) {if (document.getElementById) {var a=o.id.substring(1),p=&quot;&quot;,r=&quot;&quot;,g=e.target,t,f,h;if (g) {t=g.id;f=g.parentNode;if (f) {p=f.id;h=f.parentNode;if (h)r=h.id;}} else {h=e.srcElement;f=h.parentNode;if (f)p=f.id;t=h.id;}if (t==a||p==a||r==a)return true;ia(a,e,x);top.location.href=document.getElementById(a).href;}}&lt;/script&gt;&lt;script&gt;(function(){var g=this,l=function(a,b){var c=a.split(&quot;.&quot;),d=g;c[0]in d||!d.execScript||d.execScript(&quot;var &quot;+c[0]);for(var e;c.length&amp;&amp;(e=c.shift());)c.length||void 0===b?d=d[e]?d[e]:d[e]={}:d[e]=b},m=function(a,b,c){return a.call.apply(a.bind,arguments)},n=function(a,b,c){if(!a)throw Error();if(2&lt;arguments.length){var d=Array.prototype.slice.call(arguments,2);return function(){var c=Array.prototype.slice.call(arguments);Array.prototype.unshift.apply(c,d);return a.apply(b,c)}}return function(){return a.apply(b,arguments)}},p=function(a,b,c){p=Function.prototype.bind&amp;&amp;-1!=Function.prototype.bind.toString().indexOf(&quot;native code&quot;)?m:n;return p.apply(null,arguments)},q=Date.now||function(){return+new Date};var r=document,s=window;var t=function(a,b){for(var c in a)Object.prototype.hasOwnProperty.call(a,c)&amp;&amp;b.call(null,a[c],c,a)},w=function(a,b){a.google_image_requests||(a.google_image_requests=[]);var c=a.document.createElement(&quot;img&quot;);c.src=b;a.google_image_requests.push(c)};var x=function(a){return{visible:1,hidden:2,prerender:3,preview:4}[a.webkitVisibilityState||a.mozVisibilityState||a.visibilityState||&quot;&quot;]||0},y=function(a){var b;a.mozVisibilityState?b=&quot;mozvisibilitychange&quot;:a.webkitVisibilityState?b=&quot;webkitvisibilitychange&quot;:a.visibilityState&amp;&amp;(b=&quot;visibilitychange&quot;);return b};var C=function(){this.g=r;this.k=s;this.j=!1;this.i=null;this.h=[];this.o={};if(z)this.i=q();else if(3==x(this.g)){this.i=q();var a=p(this.q,this);A&amp;&amp;(a=A(&quot;di::vch&quot;,a));this.p=a;var b=this.g,c=y(this.g);b.addEventListener?b.addEventListener(c,a,!1):b.attachEvent&amp;&amp;b.attachEvent(&quot;on&quot;+c,a)}else B(this)},A;C.m=function(){return C.n?C.n:C.n=new C};var D=/^([^:]+:\/\/[^/]+)/m,G=/^\d*,(.+)$/m,z=!1,B=function(a){if(!a.j){a.j=!0;for(var b=0;b&lt;a.h.length;++b)a.l.apply(a,a.h[b]);a.h=[]}};C.prototype.s=function(a,b){var c=b.target.u();(c=G.exec(c))&amp;&amp;(this.o[a]=c[1])};C.prototype.l=function(a,b){this.k.rvdt=this.i?q()-this.i:0;var c;if(c=this.t)t:{try{var d=D.exec(this.k.location.href),e=D.exec(a);if(d&amp;&amp;e&amp;&amp;d[1]==e[1]&amp;&amp;b){var f=p(this.s,this,b);this.t(a,f);c=!0;break t}}catch(u){}c=!1}c||w(this.k,a)};C.prototype.q=function(){if(3!=x(this.g)){B(this);var a=this.g,b=y(this.g),c=this.p;a.removeEventListener?a.removeEventListener(b,c,!1):a.detachEvent&amp;&amp;a.detachEvent(&quot;on&quot;+b,c)}};var H=/^true$/.test(&quot;&quot;)?!0:!1;var I={},J=function(a){var b=a.toString();a.name&amp;&amp;-1==b.indexOf(a.name)&amp;&amp;(b+=&quot;: &quot;+a.name);a.message&amp;&amp;-1==b.indexOf(a.message)&amp;&amp;(b+=&quot;: &quot;+a.message);if(a.stack){a=a.stack;var c=b;try{-1==a.indexOf(c)&amp;&amp;(a=c+&quot;\n&quot;+a);for(var d;a!=d;)d=a,a=a.replace(/((https?:\/..*\/)[^\/:]*:\d+(?:.|\n)*)\2/,&quot;$1&quot;);b=a.replace(/\n */g,&quot;\n&quot;)}catch(e){b=c}}return b},M=function(a,b,c,d){var e=K,f,u=!0;try{f=b()}catch(h){try{var N=J(h);b=&quot;&quot;;h.fileName&amp;&amp;(b=h.fileName);var E=-1;h.lineNumber&amp;&amp;(E=h.lineNumber);var v;t:{try{v=c?c():&quot;&quot;;break t}catch(S){}v=&quot;&quot;}u=e(a,N,b,E,v)}catch(k){try{var O=J(k);a=&quot;&quot;;k.fileName&amp;&amp;(a=k.fileName);c=-1;k.lineNumber&amp;&amp;(c=k.lineNumber);K(&quot;pAR&quot;,O,a,c,void 0,void 0)}catch(F){L({context:&quot;mRE&quot;,msg:F.toString()+&quot;\n&quot;+(F.stack||&quot;&quot;)},void 0)}}if(!u)throw h;}finally{if(d)try{d()}catch(T){}}return f},K=function(a,b,c,d,e,f){a={context:a,msg:b.substring(0,512),eid:e&amp;&amp;e.substring(0,40),file:c,line:d.toString(),url:r.URL.substring(0,512),ref:r.referrer.substring(0,512)};P(a);L(a,f);return!0},L=function(a,b){try{if(Math.random()&lt;(b||.01)){var c=&quot;/pagead/gen_204?id=jserror&quot;+Q(a),d=&quot;http&quot;+(&quot;https:&quot;==s.location.protocol?&quot;s&quot;:&quot;&quot;)+&quot;://pagead2.googlesyndication.com&quot;+c,d=d.substring(0,2E3);w(s,d)}}catch(e){}},P=function(a){var b=a||{};t(I,function(a,d){b[d]=s[a]})},R=function(a,b,c,d,e){return function(){var f=arguments;return M(a,function(){return b.apply(c,f)},d,e)}},Q=function(a){var b=&quot;&quot;;t(a,function(a,d){if(0===a||a)b+=&quot;&amp;&quot;+d+&quot;=&quot;+(&quot;function&quot;==typeof encodeURIComponent?encodeURIComponent(a):escape(a))});return b};A=function(a,b,c,d){return R(a,b,void 0,c,d)};z=H;l(&quot;vu&quot;,R(&quot;vu&quot;,function(a,b){var c=a.replace(&quot;&amp;amp;&quot;,&quot;&amp;&quot;),d=/(google|doubleclick).*\/pagead\/adview/.test(c),e=C.m();if(d){d=&quot;&amp;vis=&quot;+x(e.g);b&amp;&amp;(d+=&quot;&amp;ve=1&quot;);var f=c.indexOf(&quot;&amp;adurl&quot;),c=-1==f?c+d:c.substring(0,f)+d+c.substring(f)}e.j?e.l(c,b):e.h.push([c,b])}));l(&quot;vv&quot;,R(&quot;vv&quot;,function(){z&amp;&amp;B(C.m())}));})();&lt;/script&gt;&lt;/head&gt;&lt;body&gt;&lt;script&gt;var adData = {google_width: 300,google_height: 250,google_click_url: 'https://googleads.g.doubleclick.net/aclk?sa\x3dl\x26ai\x3dCM6ughPINWdTfOfLNtgeOh4WwBOrj3oRJ6L2eteAEwI23ARABIMXfpiJg_YKAgOQSoAHX1a35A8gBCeACAKgDAcgDmwSqBIgCT9Be03HyA2WHBoY27LM6a9ffqxIVMGUqZIzWk1xwSmWT2jflEfS0itiIhbGUzZ1IpK2EaLiW_grD5aMkEeQ5oM_WUcJmP1cAFZRB_62uKBlSxOCzkrOWgtRXrKIyAN62jromGRAOzFjH0rdScnhcJOJL3vNPQ3PS-AId-3YBiA-K1zz3otuv88kNoDbNn8BC44LuouAe68_e9YiIjeYXWNVLO4RJ4el7si1wauKwUnoHpQjn1bu7y09ziIWeJ0A6Bxzu14zJ6R_ZuDsCSz1yZiDvFCW3xh6MUZf8oKDsvqekMU0ZdW3EZReLlMaGGWM1gPi-AIQ433QW9fTdiWI_Ca3B2hpgXuRT4AQBoAYugAeRqtIGqAemvhvYBwDSCAUIgGEQAbEJaJICFkaiNybYEww\x26num\x3d1\x26sig\x3dAOD64_0MYapXl_0kDU_UswmG6J7wSMZzsQ\x26client\x3dca-pub-3558870564527416\x26adurl\x3d',google_ait_url: 'https://googleads.g.doubleclick.net/pagead/conversion/?ai\x3dCM6ughPINWdTfOfLNtgeOh4WwBOrj3oRJ6L2eteAEwI23ARABIMXfpiJg_YKAgOQSoAHX1a35A8gBCeACAKgDAcgDmwSqBIgCT9Be03HyA2WHBoY27LM6a9ffqxIVMGUqZIzWk1xwSmWT2jflEfS0itiIhbGUzZ1IpK2EaLiW_grD5aMkEeQ5oM_WUcJmP1cAFZRB_62uKBlSxOCzkrOWgtRXrKIyAN62jromGRAOzFjH0rdScnhcJOJL3vNPQ3PS-AId-3YBiA-K1zz3otuv88kNoDbNn8BC44LuouAe68_e9YiIjeYXWNVLO4RJ4el7si1wauKwUnoHpQjn1bu7y09ziIWeJ0A6Bxzu14zJ6R_ZuDsCSz1yZiDvFCW3xh6MUZf8oKDsvqekMU0ZdW3EZReLlMaGGWM1gPi-AIQ433QW9fTdiWI_Ca3B2hpgXuRT4AQBoAYugAeRqtIGqAemvhvYBwDSCAUIgGEQAbEJaJICFkaiNybYEww\x26sigh\x3dPmoe_fkZKKc\x26label\x3d_AITNAME_\x26value\x3d_AITVALUE_',redirect_url: 'https://googleads.g.doubleclick.net/aclk?sa\x3dl\x26ai\x3dCM6ughPINWdTfOfLNtgeOh4WwBOrj3oRJ6L2eteAEwI23ARABIMXfpiJg_YKAgOQSoAHX1a35A8gBCeACAKgDAcgDmwSqBIgCT9Be03HyA2WHBoY27LM6a9ffqxIVMGUqZIzWk1xwSmWT2jflEfS0itiIhbGUzZ1IpK2EaLiW_grD5aMkEeQ5oM_WUcJmP1cAFZRB_62uKBlSxOCzkrOWgtRXrKIyAN62jromGRAOzFjH0rdScnhcJOJL3vNPQ3PS-AId-3YBiA-K1zz3otuv88kNoDbNn8BC44LuouAe68_e9YiIjeYXWNVLO4RJ4el7si1wauKwUnoHpQjn1bu7y09ziIWeJ0A6Bxzu14zJ6R_ZuDsCSz1yZiDvFCW3xh6MUZf8oKDsvqekMU0ZdW3EZReLlMaGGWM1gPi-AIQ433QW9fTdiWI_Ca3B2hpgXuRT4AQBoAYugAeRqtIGqAemvhvYBwDSCAUIgGEQAbEJaJICFkaiNybYEww\x26num\x3d1\x26sig\x3dAOD64_0MYapXl_0kDU_UswmG6J7wSMZzsQ\x26client\x3dca-pub-3558870564527416\x26adurl\x3dhttp://us.flukecal.com/how-calibrate-rtd-platinum-resistance-thermometer-prt%3Futm_source%3Dgoogle%26utm_medium%3Dcpc%26utm_term%3Dtemperature%2520sensors%26utm_campaign%3Dprt_lit_ww_display_only%26utm_content%3Drtd%26lcid%3D4ecbcf71-4f7c-e611-80c2-00155dfe6b13',visible_url: 'e.flukecal.com/forms/Calibrate_RTD_PRT',destination_url: 'http://us.flukecal.com/how-calibrate-rtd-platinum-resistance-thermometer-prt?utm_source\x3dgoogle\x26utm_medium\x3dcpc\x26utm_term\x3dtemperature%20sensors\x26utm_campaign\x3dprt_lit_ww_display_only\x26utm_content\x3drtd\x26lcid\x3d4ecbcf71-4f7c-e611-80c2-00155dfe6b13',link_target: '_top',google_template_data: {rendering_settings: {'format': '300x250','screenDensity': '1','bgSignal': 'true','enableRtl': 'true'},'adData': [{'creationContext': 'WORKFLOW:BURDOCK,TEMPLATE_SOURCE:AD_IDEAS','back2MCColor': '0xffffff','back1MCColor': '0xfefefe','clickTFBackColor': '0xf8bf10','clickTFTextColor': '0xffffff','clickTFText': 'Download Now','product1MCImage': 'https://tpc.googlesyndication.com/simgad/3302936044948216085','logoMCImage': 'https://tpc.googlesyndication.com/simgad/15128985228713212995','text2TFTextColor': '0x000000','text2TFText': 'Improve RTD or PT100 Accuracy. Fluke Application Note Download','text1TFTextColor': '0x000000','text1TFText': 'PRT Calibration Guide','layout': 'suggestion_autolayout_V2','preU2Urls': 'true','product1MCImageWidth': '202','product1MCImageHeight': '268','logoMCImageWidth': '1024','logoMCImageHeight': '85','displayUrl': 'e.flukecal.com/forms/Calibrate_RTD_PRT','destinationUrl': 'http://us.flukecal.com/how-calibrate-rtd-platinum-resistance-thermometer-prt?utm_source\x3dgoogle\x26utm_medium\x3dcpc\x26utm_term\x3dtemperature%20sensors\x26utm_campaign\x3dprt_lit_ww_display_only\x26utm_content\x3drtd\x26lcid\x3d4ecbcf71-4f7c-e611-80c2-00155dfe6b13','mbfFontFamily': 'Arial','directions_icon_label': 'DIRECTIONS','info_icon_label': 'STORE','store_info_icon_label': 'INFO','call_icon_label': 'CALL','website_icon_label': 'WEBSITE','useCustomClose': 'true','gpaLimitAnimationTime': 'first','siriusFlagMaximumCloseButtonDelay': '500','FLAG_client_side_flag_overrides': '[{\x22name\x22 : \x22uses_octagon_sdk\x22, \x22value\x22 : true}]','siriusFlagCloseButtonPosition': 'left,top','gpaPriceDropType': 'animation','versionInfo': '7.3.2'}]}};window.ExitApi = undefined;  if (window.onAdData) {onAdData(adData);}&lt;/script&gt;&lt;script&gt;vu(&quot;https://adx.g.doubleclick.net/pagead/adview?ai\x3dCSqUehPINWdTfOfLNtgeOh4WwBOrj3oRJ6L2eteAEwI23ARABIMXfpiJg_YKAgOQSoAHX1a35A8gBCeACAKgDAcgDmwSqBIgCT9Be03HyA2WHBoY27LM6a9ffqxIVMGUqZIzWk1xwSmWT2jflEfS0itiIhbGUzZ1IpK2EaLiW_grD5aMkEeQ5oM_WUcJmP1cAFZRB_62uKBlSxOCzkrOWgtRXrKIyAN62jromGRAOzFjH0rdScnhcJOJL3vNPQ3PS-AId-3YBiA-K1zz3otuv88kNoDbNn8BC44LuouAe68_e9YiIjeYXWNVLO4RJ4el7si1wauKwUnoHpQjn1bu7y09ziIWeJ0A6Bxzu14zJ6R_ZuDsCSz1yZiDvFCW3xh6MUZf8oKDsvqekMU0ZdW3EZReLlMaGGWM1gPi-AIQ433QW9fTdiWI_Ca3B2hpgXuRTwASxnM6HMeAEAZIFBAgEGAGSBQQIBRgEoAYugAeRqtIGqAemvhvYBwDSCAUIgGEQAdgTDA\x26sigh\x3dzdSzH-FC5_c\x26template_id\x3d456&quot;)&lt;/script&gt;&lt;style&gt;div,ul,li{margin:0;padding:0;}.abgc{display:block;height:15px;overflow:hidden;position:absolute;right:16px;top:0px;text-rendering:geometricPrecision;width:15px;z-index:9020;}.abgb{display:block;height:15px;width:15px;}.abgc{cursor:pointer;}.cbb{background-image: url('https://tpc.googlesyndication.com/pagead/images/x_button_blue2.svg');background-repeat: no-repeat;background-position: top right;cursor:pointer;height:15px;width:15px;z-index:9020;}.cbb:hover{background-image: url('https://tpc.googlesyndication.com/pagead/images/x_button_dark.svg');cursor:pointer;}.abgb{position:absolute;right:0px;top:0px;}.cbb{position:absolute;right:0;top:0;}.abgc img{display:block;}.abgc svg{display:block;}.abgs{display:none;height:100%;}.abgl{text-decoration:none;}.abgi{fill-opacity:1.0;fill:#00aecd;stroke:none;}.abgbg{fill-opacity:1.0;fill:#cdcccc;stroke:none;}.abgtxt{fill:black;font-family:'Arial';font-size:100px;overflow:visible;stroke:none;}&lt;/style&gt;&lt;div id=abgc class=abgc dir='ltr'&gt;&lt;div id=abgb class=&quot;abgb&quot;&gt;&lt;/div&gt;&lt;div id=abgs class=abgs&gt;&lt;a id=abgl class=abgl href=&quot;https://www.google.com/url?ct=abg&amp;amp;q=https://www.google.com/adsense/support/bin/request.py%3Fcontact%3Dabg_afc%26url%3Dhttps://computers.tutsplus.com/tutorials/how-to-add-an-sd-card-data-logger-to-an-arduino-project--cms-21713%26gl%3DIT%26hl%3Den%26client%3Dca-pub-3558870564527416%26ai0%3DCM6ughPINWdTfOfLNtgeOh4WwBOrj3oRJ6L2eteAEwI23ARABIMXfpiJg_YKAgOQSoAHX1a35A8gBCeACAKgDAcgDmwSqBIgCT9Be03HyA2WHBoY27LM6a9ffqxIVMGUqZIzWk1xwSmWT2jflEfS0itiIhbGUzZ1IpK2EaLiW_grD5aMkEeQ5oM_WUcJmP1cAFZRB_62uKBlSxOCzkrOWgtRXrKIyAN62jromGRAOzFjH0rdScnhcJOJL3vNPQ3PS-AId-3YBiA-K1zz3otuv88kNoDbNn8BC44LuouAe68_e9YiIjeYXWNVLO4RJ4el7si1wauKwUnoHpQjn1bu7y09ziIWeJ0A6Bxzu14zJ6R_ZuDsCSz1yZiDvFCW3xh6MUZf8oKDsvqekMU0ZdW3EZReLlMaGGWM1gPi-AIQ433QW9fTdiWI_Ca3B2hpgXuRT4AQBoAYugAeRqtIGqAemvhvYBwDSCAUIgGEQAbEJaJICFkaiNybYEww&amp;amp;usg=AFQjCNE4zoakx6OwnG5itOVMkxPP7Tei0g&quot; target=_blank&gt;&lt;/a&gt;&lt;/div&gt;&lt;/div&gt;&lt;div id=&quot;cbb&quot; class=&quot;cbb&quot; aria-hidden=&quot;true&quot;&gt;&lt;/div&gt;&lt;div id=&quot;mute_panel&quot; aria-hidden=&quot;true&quot;&gt;&lt;/div&gt;&lt;script&gt;var abgp={elp:document.getElementById('abgcp'),el:document.getElementById('abgc'),ael:document.getElementById('abgs'),iel:document.getElementById('abgb'),hw:15,sw:75,hh:15,sh:15,himg:'https://tpc.googlesyndication.com'+'/pagead/images/adchoices/icon.png',simg:'https://tpc.googlesyndication.com/pagead/images/adchoices/en.png',alt:'AdChoices',t:'AdChoices',tw:53,t2:'',t2w:0,tbo:0,att:'adchoices',ff:'',halign:'right',fe:false,iba:false,lttp:false,uic:true,uit:true,ict:document.getElementById('cbb'),ci:'',icd:{&quot;creatives&quot;:[],&quot;height&quot;:250,&quot;width&quot;:300,&quot;attribution&quot;:{&quot;user_feedback_data&quot;:{&quot;mute_icon_url&quot;:&quot;https://googleads.g.doubleclick.net/pagead/images/mtad/x_blue.png&quot;,&quot;pub_feedback_icon_url&quot;:&quot;https://googleads.g.doubleclick.net/pagead/images/mtad/x_blue.png&quot;,&quot;conversion_url&quot;:&quot;https://googleads.g.doubleclick.net/pagead/conversion/?ai=CM6ughPINWdTfOfLNtgeOh4WwBOrj3oRJ6L2eteAEwI23ARABIMXfpiJg_YKAgOQSoAHX1a35A8gBCeACAKgDAcgDmwSqBIgCT9Be03HyA2WHBoY27LM6a9ffqxIVMGUqZIzWk1xwSmWT2jflEfS0itiIhbGUzZ1IpK2EaLiW_grD5aMkEeQ5oM_WUcJmP1cAFZRB_62uKBlSxOCzkrOWgtRXrKIyAN62jromGRAOzFjH0rdScnhcJOJL3vNPQ3PS-AId-3YBiA-K1zz3otuv88kNoDbNn8BC44LuouAe68_e9YiIjeYXWNVLO4RJ4el7si1wauKwUnoHpQjn1bu7y09ziIWeJ0A6Bxzu14zJ6R_ZuDsCSz1yZiDvFCW3xh6MUZf8oKDsvqekMU0ZdW3EZReLlMaGGWM1gPi-AIQ433QW9fTdiWI_Ca3B2hpgXuRT4AQBoAYugAeRqtIGqAemvhvYBwDSCAUIgGEQAbEJaJICFkaiNybYEww\u0026sigh=Pmoe_fkZKKc&quot;,&quot;close_button_token&quot;:&quot;nsSG453N4ugI6L2eteAEEJmi_lEYnfDgByImZS5mbHVrZWNhbC5jb20vZm9ybXMvQ2FsaWJyYXRlX1JURF9QUlQyCAgFExjf1hQUQhdjYS1wdWItMzU1ODg3MDU2NDUyNzQxNkgAWC5gyANwAQ&quot;,&quot;interaction_conversion&quot;:{&quot;label&quot;:&quot;user_feedback_menu_interaction&quot;,&quot;label_instance&quot;:&quot;&quot;,&quot;include_close_button_token&quot;:false},&quot;survey_header&quot;:&quot;What was wrong with this ad?&quot;,&quot;back_icon_url&quot;:&quot;https://googleads.g.doubleclick.net/pagead/images/mtad/back_blue.png&quot;,&quot;mute_confirmation_header&quot;:&quot;Thanks for the feedback!&quot;,&quot;mute_confirmation_text&quot;:&quot;We’ll review this ad to improve your experience in the future.&quot;,&quot;pub_feedback_confirmation_header&quot;:&quot;Thanks for the feedback!&quot;,&quot;pub_feedback_confirmation_text&quot;:&quot;We’ll use your feedback to review ads on this site.&quot;,&quot;undo_text&quot;:&quot;Undo&quot;,&quot;closing_countdown_text&quot;:&quot;Closing ad: %1$d&quot;,&quot;attribution_text&quot;:&quot;AdChoices&quot;,&quot;attribution_icon_url&quot;:&quot;https://googleads.g.doubleclick.net/pagead/images/mtad/ad_choices_blue.png&quot;,&quot;attribution_destination_url&quot;:&quot;https://www.google.com/url?ct=abg\u0026q=https://www.google.com/adsense/support/bin/request.py%3Fcontact%3Dabg_afc%26url%3Dhttps://computers.tutsplus.com/tutorials/how-to-add-an-sd-card-data-logger-to-an-arduino-project--cms-21713%26gl%3DIT%26hl%3Den%26client%3Dca-pub-3558870564527416%26ai0%3DCM6ughPINWdTfOfLNtgeOh4WwBOrj3oRJ6L2eteAEwI23ARABIMXfpiJg_YKAgOQSoAHX1a35A8gBCeACAKgDAcgDmwSqBIgCT9Be03HyA2WHBoY27LM6a9ffqxIVMGUqZIzWk1xwSmWT2jflEfS0itiIhbGUzZ1IpK2EaLiW_grD5aMkEeQ5oM_WUcJmP1cAFZRB_62uKBlSxOCzkrOWgtRXrKIyAN62jromGRAOzFjH0rdScnhcJOJL3vNPQ3PS-AId-3YBiA-K1zz3otuv88kNoDbNn8BC44LuouAe68_e9YiIjeYXWNVLO4RJ4el7si1wauKwUnoHpQjn1bu7y09ziIWeJ0A6Bxzu14zJ6R_ZuDsCSz1yZiDvFCW3xh6MUZf8oKDsvqekMU0ZdW3EZReLlMaGGWM1gPi-AIQ433QW9fTdiWI_Ca3B2hpgXuRT4AQBoAYugAeRqtIGqAemvhvYBwDSCAUIgGEQAbEJaJICFkaiNybYEww\u0026usg=AFQjCNE4zoakx6OwnG5itOVMkxPP7Tei0g&quot;,&quot;ad_feedback_icon_url&quot;:&quot;https://googleads.g.doubleclick.net/pagead/images/mtad/x_blue.png&quot;,&quot;is_rtl_language&quot;:false,&quot;feedback_options&quot;:[{&quot;text&quot;:&quot;Stop seeing this ad&quot;,&quot;conversion&quot;:{&quot;label&quot;:&quot;user_feedback_menu_option&quot;,&quot;label_instance&quot;:&quot;1&quot;,&quot;include_close_button_token&quot;:true},&quot;survey&quot;:{&quot;header&quot;:&quot;What was wrong with this ad?&quot;,&quot;options&quot;:[{&quot;text&quot;:&quot;Seen this ad multiple times&quot;,&quot;conversion&quot;:{&quot;label&quot;:&quot;mute_survey_option&quot;,&quot;label_instance&quot;:&quot;2&quot;,&quot;include_close_button_token&quot;:true}},{&quot;text&quot;:&quot;Ad was inappropriate&quot;,&quot;conversion&quot;:{&quot;label&quot;:&quot;mute_survey_option&quot;,&quot;label_instance&quot;:&quot;8&quot;,&quot;include_close_button_token&quot;:true}},{&quot;text&quot;:&quot;Ad covered content&quot;,&quot;conversion&quot;:{&quot;label&quot;:&quot;mute_survey_option&quot;,&quot;label_instance&quot;:&quot;3&quot;,&quot;include_close_button_token&quot;:true}},{&quot;text&quot;:&quot;Not interested in this ad&quot;,&quot;conversion&quot;:{&quot;label&quot;:&quot;mute_survey_option&quot;,&quot;label_instance&quot;:&quot;7&quot;,&quot;include_close_button_token&quot;:true}}]},&quot;undo_conversion&quot;:{&quot;label&quot;:&quot;user_feedback_undo&quot;,&quot;label_instance&quot;:&quot;1&quot;,&quot;include_close_button_token&quot;:true}}],&quot;mute_panel_data&quot;:{&quot;adchoices_icon_url&quot;:&quot;https://googleads.g.doubleclick.net/pagead/images/adchoices/iconx2-000000.png&quot;,&quot;adchoices_button_text&quot;:&quot;AdChoices&quot;,&quot;closed_message_text&quot;:&quot;Ad closed by %1$s&quot;,&quot;enable_lightbox&quot;:false,&quot;google_logo_url&quot;:&quot;https://www.gstatic.com/images/branding/googlelogo/2x/googlelogo_dark_color_84x28dp.png&quot;,&quot;report_ad_button_text&quot;:&quot;Stop seeing this ad&quot;,&quot;confirmation_text&quot;:&quot;We'll try not to show that ad again&quot;,&quot;settings_button_first&quot;:false,&quot;protocol_gstatic_host&quot;:&quot;https://www.gstatic.com&quot;,&quot;jake_mta_context&quot;:&quot;&quot;}}},&quot;flags&quot;:[{&quot;name&quot;:&quot;jake_dimension_selection_strategy&quot;,&quot;value&quot;:&quot;adslotconfig&quot;},{&quot;name&quot;:&quot;jake_transition_timeout&quot;,&quot;value&quot;:&quot;-1&quot;}]},uaal:true,opi: false,ti: false};&lt;/script&gt;&lt;script src=&quot;https://tpc.googlesyndication.com/pagead/js/r20170501/r20110914/abg.js&quot;&gt;&lt;/script&gt;&lt;script&gt;(function(){var e=this,g=function(a,b,c){return a.call.apply(a.bind,arguments)},h=function(a,b,c){if(!a)throw Error();if(2&lt;arguments.length){var d=Array.prototype.slice.call(arguments,2);return function(){var c=Array.prototype.slice.call(arguments);Array.prototype.unshift.apply(c,d);return a.apply(b,c)}}return function(){return a.apply(b,arguments)}},k=function(a,b,c){Function.prototype.bind&amp;&amp;-1!=Function.prototype.bind.toString().indexOf(&quot;native code&quot;)?k=g:k=h;return k.apply(null,arguments)},l=Date.now||function(){return+new Date};var m=Array.prototype.forEach?function(a,b,c){Array.prototype.forEach.call(a,b,c)}:function(a,b,c){for(var d=a.length,n=&quot;string&quot;==typeof a?a.split(&quot;&quot;):a,f=0;f&lt;d;f++)f in n&amp;&amp;b.call(c,n[f],f,a)};var p=function(a){p[&quot; &quot;](a);return a};p[&quot; &quot;]=function(){};var q=document,r=window;var u=function(){var a=t;try{var b;if(b=!!a&amp;&amp;null!=a.location.href)a:{try{p(a.foo);b=!0;break a}catch(c){}b=!1}return b}catch(c){return!1}};var v=function(){var a=!1;try{var b=Object.defineProperty({},&quot;passive&quot;,{get:function(){a=!0}});e.addEventListener(&quot;test&quot;,null,b)}catch(c){}return a}(),w=function(a,b,c){a.addEventListener?a.addEventListener(b,c,v?void 0:!1):a.attachEvent&amp;&amp;a.attachEvent(&quot;on&quot;+b,c)};var x=!!window.google_async_iframe_id,t=x&amp;&amp;window.parent||window;var y=/^(?:([^:/?#.]+):)?(?:\/\/(?:([^/?#]*)@)?([^/#?]*?)(?::([0-9]+))?(?=[/#?]|$))?([^?#]+)?(?:\?([^#]*))?(?:#([\s\S]*))?$/,z=function(a){return a?decodeURI(a):a};var A=function(a,b){var c=(c=e.performance)&amp;&amp;c.now?c.now():l();this.label=a;this.type=b;this.value=c;this.duration=0;this.uniqueId=this.label+&quot;_&quot;+this.type+&quot;_&quot;+Math.random()};var B=!(!e.chrome||e.setImmediate),C=function(a,b){this.h=[];this.i=b||e;var c=null;b&amp;&amp;(b.google_js_reporting_queue=b.google_js_reporting_queue||[],this.h=b.google_js_reporting_queue,c=b.google_measure_js_timing);this.g=null!=c?c:Math.random()&lt;a};C.prototype.j=function(a){var b=B&amp;&amp;this.i.performance;a&amp;&amp;b&amp;&amp;b.clearMarks&amp;&amp;(b.clearMarks(&quot;goog_&quot;+a.uniqueId+&quot;_start&quot;),b.clearMarks(&quot;goog_&quot;+a.uniqueId+&quot;_end&quot;))};C.prototype.start=function(a,b){if(!this.g)return null;a=new A(a,b);(b=B&amp;&amp;this.i.performance)&amp;&amp;b.mark&amp;&amp;b.mark(&quot;goog_&quot;+a.uniqueId+&quot;_start&quot;);return a};var D;if(x&amp;&amp;!u()){var G=&quot;.&quot;+q.domain;try{for(;2&lt;G.split(&quot;.&quot;).length&amp;&amp;!u();)q.domain=G=G.substr(G.indexOf(&quot;.&quot;)+1),t=window.parent}catch(a){}u()||(t=window)}D=t;var H=new C(1,D),I=function(){D.google_measure_js_timing||(B&amp;&amp;m(H.h,H.j,H),H.h.length=0,H.g=!1)};&quot;complete&quot;==D.document.readyState?I():H.g&amp;&amp;w(D,&quot;load&quot;,function(){I()});var M=function(a,b,c,d,n,f,E,F,T){J(q.hidden)?(this.h=&quot;hidden&quot;,this.j=&quot;visibilitychange&quot;):J(q.mozHidden)?(this.h=&quot;mozHidden&quot;,this.j=&quot;mozvisibilitychange&quot;):J(q.msHidden)?(this.h=&quot;msHidden&quot;,this.j=&quot;msvisibilitychange&quot;):J(q.webkitHidden)&amp;&amp;(this.h=&quot;webkitHidden&quot;,this.j=&quot;webkitvisibilitychange&quot;);this.o=!1;this.g=a;this.i=-1;this.s=b;this.u=c;this.I=d;this.F=f;this.A=E?&quot;mousedown&quot;:&quot;click&quot;;n&amp;&amp;q[this.h]&amp;&amp;K(this,2);this.G=F;this.D=T||0;this.v=this.B=this.l=this.w=null;a=k(this.H,this);w(q,this.j,a);L(this)};M.prototype.H=function(){if(q[this.h])this.o&amp;&amp;(this.C(),this.i=l(),K(this,0));else{if(-1!=this.i){var a=l()-this.i;a&gt;this.D&amp;&amp;(this.i=-1,K(this,1,a),null!==this.g&amp;&amp;(this.g.registerFinalizeCallback(k(this.g.fireOnObject,this.g,&quot;attempt_survey_trigger&quot;,[&quot;wfocus&quot;,this.u,this.s,this.l,this.B,this.v,a])),5E3&lt;a&amp;&amp;this.g.fireOnObject(&quot;should_show_thank_you&quot;,{})))}this.F&amp;&amp;K(this,3)}};var L=function(a){if(null!==a.g){var b=k(function(a,b,c){a=b.J();this.l=a.N().O();this.l||(b=a.M(),this.l=&quot;&quot;+z(b.match(y)[3]||null)+z(b.match(y)[5]||null));this.B=a.L();this.v=a.K();this.m(c)},a),c=a.A;a.g.forEachAd(function(a){a.forEachNavigationAdPiece(function(d){a.listen(d,c,b)})})}else{var d=k(a.m,a);w(r,a.A,d)}};M.prototype.m=function(a){this.w=a.button;this.o=!0;a=k(this.C,this);r.setTimeout(a,5E3)};M.prototype.handleClick=M.prototype.m;M.prototype.C=function(){this.o=!1};var K=function(a,b,c){var d=[&quot;//&quot;,a.I?&quot;googleads.g.doubleclick.net&quot;:&quot;pagead2.googlesyndication.com&quot;,&quot;/pagead/gen_204?id=wfocus&quot;,&quot;&amp;gqid=&quot;+a.s,&quot;&amp;qqid=&quot;+a.u].join(&quot;&quot;);0==b&amp;&amp;(d+=&quot;&amp;return=0&quot;);1==b&amp;&amp;(d+=&quot;&amp;return=1&amp;timeDelta=&quot;+c,a.G&amp;&amp;(d+=&quot;&amp;cbtn=&quot;+a.w));2==b&amp;&amp;(d+=&quot;&amp;bgload=1&quot;);3==b&amp;&amp;(d+=&quot;&amp;fg=1&quot;);r.google_image_requests||(r.google_image_requests=[]);a=r.document.createElement(&quot;img&quot;);a.src=d;r.google_image_requests.push(a)},J=function(a){return&quot;undefined&quot;!==typeof a};var N=function(a,b,c,d,n,f,E,F){return new M(null,a,b,c,d,n,f,E,F)},O=[&quot;wfocusnhinit&quot;],P=e;O[0]in P||!P.execScript||P.execScript(&quot;var &quot;+O[0]);for(var Q;O.length&amp;&amp;(Q=O.shift());){var R;if(R=!O.length)R=void 0!==N;R?P[Q]=N:P[Q]&amp;&amp;P[Q]!==Object.prototype[Q]?P=P[Q]:P=P[Q]={}}var S=r.google_wf_async,U;if(U=S&amp;&amp;S.call)U=&quot;function&quot;===typeof S;U&amp;&amp;r.google_wf_async();}).call(this);&lt;/script&gt;&lt;script&gt;function initWindowFocus() {window['window_focus_for_click'] =wfocusnhinit(&quot;hPINWbvaN4uJba32oJAI&quot;,&quot;CNSxtI7R29MCFfKm7QodjkMBRg&quot;,true,true,true,false,false,0);}if (window.wfocusnhinit) {initWindowFocus();} else {window['google_wf_async'] = initWindowFocus;}&lt;/script&gt;&lt;iframe scrolling=&quot;no&quot; frameborder=0 height=0 width=0 src=&quot;https://cm.g.doubleclick.net/push?client=ca-pub-3558870564527416&amp;amp;aid=40543671,88631162&quot; style=&quot;position:absolute&quot;&gt;&lt;/iframe&gt;&lt;script src=&quot;https://tpc.googlesyndication.com/pagead/js/r20170501/r20110914/activeview/osd_listener.js&quot;&gt;&lt;/script&gt;&lt;script type=&quot;text/javascript&quot;&gt;osdlfm(-1,'','BaqPrhPINWdTfOfLNtgeOh4WwBADovZ614AQAABABOAHIAQngAgDIA5sE4AQBoAYu0ggFCIBhEAHCExcKDxiZov5RIggIAxABGAEgABjX1a35Aw','',885028637,true,'pvul\x3d1\x26ud\x3d1\x26la\x3d0\x26alp\x3dai\x26alh\x3d308556256\x26',3,'CAASFeRoF2aTEQmVvRTsNN0eq-hL_CgaXA','//pagead2.googlesyndication.com/activeview?avi\x3dBaqPrhPINWdTfOfLNtgeOh4WwBADovZ614AQAABABOAHIAQngAgDIA5sE4AQBoAYu0ggFCIBhEAHCExcKDxiZov5RIggIAxABGAEgABjX1a35Aw\x26cid\x3dCAASFeRoF2aTEQmVvRTsNN0eq-hL_CgaXA');&lt;/script&gt;&lt;img src=&quot;//www.google.com/ads/measurement/l?ebcid=ALh7CaQ7YQtzevr7u_ZKU5oQyWdbPyfUnaTG78U9Qy4mf4YHzYWEMxNsGm0b74c_tx5zAxQ2P-m4sk7K9SaXAzFB-aNigNhlCQ&quot; style=&quot;display:none;&quot;&gt;&lt;/img&gt;&lt;script&gt;if (window.top &amp;&amp; window.top.postMessage) {window.top.postMessage('{&quot;googMsgType&quot;:&quot;adpnt&quot;}','*');}&lt;/script&gt;&lt;div style=&quot;position:absolute;top:0;left:0;width:300px;height:250px;pointer-events:none;image-rendering:-moz-crisp-edges;z-index:2147483646;background-image:url('data:image/png;base64,iVBORw0KGgoAAAANSUhEUgAAACsAAAAWBAMAAACrl3iAAAAABlBMVEUAAAD+AciWmZzWAAAAAnRSTlMAApidrBQAAAB9SURBVBjTbVEJDsAgDKo/4P+v3QaUNmbVHUREqFX/dVTvzzeDClxFQdOIjNKoIPHI6hdR2L0n7NYGBvXZ4dpJFy7fdMzHyiSPJLzB31s5KTsePQtQ7FjUprcTpYTSxndnNR/jWsq0Nl2I+NkdRCfA7nfFyNXBaO+71HXaSz1o2wX7PeJl8AAAAABJRU5ErkJggg==');&quot;&gt;&lt;/div&gt;&lt;script&gt;window.rumTick&amp;&amp;rumTick('lb');&lt;/script&gt;&lt;/body&gt;&lt;/html&gt;{&quot;uid&quot;:3,&quot;hostPeerName&quot;:&quot;https://computers.tutsplus.com&quot;,&quot;initialGeometry&quot;:&quot;{\&quot;windowCoords_t\&quot;:106,\&quot;windowCoords_r\&quot;:-1278,\&quot;windowCoords_b\&quot;:768,\&quot;windowCoords_l\&quot;:2513,\&quot;frameCoords_t\&quot;:9211.89990234375,\&quot;frameCoords_r\&quot;:588,\&quot;frameCoords_b\&quot;:9461.89990234375,\&quot;frameCoords_l\&quot;:288,\&quot;styleZIndex\&quot;:\&quot;auto\&quot;,\&quot;allowedExpansion_t\&quot;:0,\&quot;allowedExpansion_r\&quot;:0,\&quot;allowedExpansion_b\&quot;:0,\&quot;allowedExpansion_l\&quot;:0,\&quot;xInView\&quot;:0,\&quot;yInView\&quot;:0}&quot;,&quot;permissions&quot;:&quot;{\&quot;expandByOverlay\&quot;:false,\&quot;expandByPush\&quot;:false,\&quot;readCookie\&quot;:false,\&quot;writeCookie\&quot;:false}&quot;,&quot;metadata&quot;:&quot;{\&quot;shared\&quot;:{\&quot;sf_ver\&quot;:\&quot;1-0-8\&quot;,\&quot;ck_on\&quot;:1,\&quot;flash_ver\&quot;:\&quot;23.0.0\&quot;}}&quot;,&quot;reportCreativeGeometry&quot;:false,&quot;isDifferentSourceWindow&quot;:false}"/></draw:frame></text:p>
        </text:section>
      </text:section>
      <text:section text:style-name="Sect1" text:name="ctr-1392179479200-0">
        <text:p text:style-name="Text_20_body"/>
      </text:section>
      <text:p text:style-name="P32">Advertisement</text:p>
      <text:h text:style-name="Heading_20_2" text:outline-level="2"><text:soft-page-break/>Testing </text:h>
      <text:p text:style-name="Text_20_body">You’ve built the project, programmed it (twice), and read all about the theory of operation above. It’s time to try it out.</text:p>
      <text:list xml:id="list325671961998866380" text:style-name="L14">
        <text:list-item>
          <text:p text:style-name="P27">Set the board up somewhere the temperature and humidity will be interesting and plug in the battery </text:p>
        </text:list-item>
        <text:list-item>
          <text:p text:style-name="P27">Let the logger run for a while collecting data </text:p>
        </text:list-item>
        <text:list-item>
          <text:p text:style-name="P27">After a bit remove power from the project and remove the SD Card </text:p>
        </text:list-item>
        <text:list-item>
          <text:p text:style-name="P27">Put the card into the full sized adapter and insert the SD Card into your computer. </text:p>
        </text:list-item>
        <text:list-item>
          <text:p text:style-name="P14">Open the file <text:span text:style-name="Source_20_Text">datalog.txt</text:span> </text:p>
        </text:list-item>
      </text:list>
      <text:p text:style-name="Text_20_body">You should see something like the following.</text:p>
      <text:section text:style-name="Sect1" text:name="highlighter_535626">
        <table:table table:name="Tabella3" table:style-name="Tabella3">
          <table:table-column table:style-name="Tabella3.A"/>
          <table:table-column table:style-name="Tabella3.B"/>
          <table:table-row>
            <table:table-cell table:style-name="Tabella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la3.A1" office:value-type="string">
              <text:p text:style-name="Table_20_Contents"><text:span text:style-name="Source_20_Text">1405787012,2014/7/19 16:23:32,69.80,40.00</text:span></text:p>
              <text:p text:style-name="Table_20_Contents"><text:span text:style-name="Source_20_Text">1405787015,2014/7/19 16:23:35,69.80,40.00</text:span></text:p>
              <text:p text:style-name="Table_20_Contents"><text:span text:style-name="Source_20_Text">1405787019,2014/7/19 16:23:39,69.80,40.00</text:span></text:p>
              <text:p text:style-name="Table_20_Contents"><text:span text:style-name="Source_20_Text">1405787022,2014/7/19 16:23:42,69.80,40.00</text:span></text:p>
              <text:p text:style-name="Table_20_Contents"><text:span text:style-name="Source_20_Text">1405787026,2014/7/19 16:23:46,69.80,40.00</text:span></text:p>
              <text:p text:style-name="Table_20_Contents"><text:span text:style-name="Source_20_Text">1405787029,2014/7/19 16:23:49,69.80,40.00</text:span></text:p>
              <text:p text:style-name="Table_20_Contents"><text:span text:style-name="Source_20_Text">1405787053,2014/7/19 16:24:13,69.80,40.00</text:span></text:p>
            </table:table-cell>
          </table:table-row>
        </table:table>
      </text:section>
      <text:h text:style-name="Heading_20_2" text:outline-level="2">Conclusion</text:h>
      <text:p text:style-name="Text_20_body">In this tutorial I have shown you how to integrate an SD Card and a real time clock module into your project. With the example code you can log data for an extended period of time that can be quickly and easily copied to a computer. </text:p>
      <text:p text:style-name="Text_20_body">After completing this project you might try some modifications or upgrades to it. Try upgrading the time chip for more accurate time stamps. The included program simply writes to the same file over and over until it is full. You could try creating a date based file rotation scheme to rotate files once a week. </text:p>
      <text:p text:style-name="Text_20_body">I didn’t even mention the card detect wire from the reader that will allow you to modify the schematic and board to test for the presence of a card before trying any read or write operations. Good luck and have fun experimenting.</text:p>
      <text:p text:style-name="P17"><text:bookmark text:name="aswift_0_expand"/><text:bookmark text:name="aswift_0_anchor"/>Advertisement </text:p>
      <text:p text:style-name="P17"><draw:a xlink:type="simple" xlink:href="https://tutsplus.com/authors/ben-miller"><draw:frame draw:style-name="fr1" draw:name="immagini4" text:anchor-type="as-char" svg:width="2.067cm" svg:height="1.069cm" draw:z-index="7"><draw:image xlink:href="https://cms-assets.tutsplus.com/uploads/users/97/profiles/744/profileImage/ben-square.jpg" xlink:type="simple" xlink:show="embed" xlink:actuate="onLoad"/><svg:title>Ben square</svg:title></draw:frame></draw:a></text:p>
      <text:p text:style-name="P17"><text:a xlink:type="simple" xlink:href="https://tutsplus.com/authors/ben-miller" text:style-name="Internet_20_link" text:visited-style-name="Visited_20_Internet_20_Link">Ben Miller</text:a></text:p>
      <text:p text:style-name="P17"><text:a xlink:type="simple" xlink:href="https://tutsplus.com/authors/ben-miller" text:style-name="Internet_20_link" text:visited-style-name="Visited_20_Internet_20_Link">Ben is a co-founder of Bluelock.com and gets to invent cool new cloud computing services during his day job. For entertainment he explores hobby electronics and all things blinky and technical. He blogs about his adventures at locgt.blogspot.com. With a background in education and technology he enjoys any chance to share what he has learned.</text:a></text:p>
      <text:p text:style-name="P17">Weekly email summary</text:p>
      <text:p text:style-name="Text_20_body">Subscribe below and we’ll send you a weekly email summary of all new Computer Skills tutorials. Never miss out on learning about the next big thing.</text:p>
      <text:p text:style-name="Text_20_body"><text:bookmark text:name="weekly_digest_subscription_request_email"/><draw:control text:anchor-type="as-char" draw:z-index="8" draw:style-name="gr2" draw:text-style-name="P33" svg:width="5.927cm" svg:height="0.874cm" draw:control="control3"/></text:p>
      <text:section text:style-name="Sect1" text:name="div-gpt-1379650643551-0">
        <text:p text:style-name="Text_20_body"/>
        <text:section text:style-name="Sect1" text:name="google_ads_iframe_/11757429/hub_computer_skills_post_top_0__container__">
          <text:p text:style-name="P31"><text:soft-page-break/><draw:frame draw:style-name="fr3" draw:name="Oggetto4" text:anchor-type="as-char" svg:width="7.938cm" svg:height="15.875cm" draw:z-index="9"><draw:floating-frame xlink:href="https://tpc.googlesyndication.com/safeframe/1-0-8/html/container.html" xlink:type="simple" xlink:show="embed" xlink:actuate="onLoad" draw:frame-name="1-0-8;59523;&lt;!DOCTYPE html&gt;&lt;html&gt;&lt;head&gt;&lt;script&gt;(function(){window.rumTick=function(c){var b=window,a=b.performance;c&amp;&amp;a&amp;&amp;a.now&amp;&amp;(a=a.now(),b.google_js_reporting_queue=b.google_js_reporting_queue||[],b.google_js_reporting_queue.push({label:c,type:4,value:a,uniqueId:&quot;rum.&quot;+Math.random()}))};}).call(this);rumTick('fb');&lt;/script&gt;&lt;script&gt;var google_casm=[&quot;&quot;,0,null,0,0];&lt;/script&gt;&lt;style type=&quot;text/css&quot;&gt;body{margin:0;padding:0;overflow:hidden;line-height:0;}&lt;/style&gt;&lt;script&gt;(function(){var g=this,l=function(a,b){var c=a.split(&quot;.&quot;),d=g;c[0]in d||!d.execScript||d.execScript(&quot;var &quot;+c[0]);for(var e;c.length&amp;&amp;(e=c.shift());)c.length||void 0===b?d=d[e]?d[e]:d[e]={}:d[e]=b},m=function(a,b,c){return a.call.apply(a.bind,arguments)},n=function(a,b,c){if(!a)throw Error();if(2&lt;arguments.length){var d=Array.prototype.slice.call(arguments,2);return function(){var c=Array.prototype.slice.call(arguments);Array.prototype.unshift.apply(c,d);return a.apply(b,c)}}return function(){return a.apply(b,arguments)}},p=function(a,b,c){p=Function.prototype.bind&amp;&amp;-1!=Function.prototype.bind.toString().indexOf(&quot;native code&quot;)?m:n;return p.apply(null,arguments)},q=Date.now||function(){return+new Date};var r=document,s=window;var t=function(a,b){for(var c in a)Object.prototype.hasOwnProperty.call(a,c)&amp;&amp;b.call(null,a[c],c,a)},w=function(a,b){a.google_image_requests||(a.google_image_requests=[]);var c=a.document.createElement(&quot;img&quot;);c.src=b;a.google_image_requests.push(c)};var x=function(a){return{visible:1,hidden:2,prerender:3,preview:4}[a.webkitVisibilityState||a.mozVisibilityState||a.visibilityState||&quot;&quot;]||0},y=function(a){var b;a.mozVisibilityState?b=&quot;mozvisibilitychange&quot;:a.webkitVisibilityState?b=&quot;webkitvisibilitychange&quot;:a.visibilityState&amp;&amp;(b=&quot;visibilitychange&quot;);return b};var C=function(){this.g=r;this.k=s;this.j=!1;this.i=null;this.h=[];this.o={};if(z)this.i=q();else if(3==x(this.g)){this.i=q();var a=p(this.q,this);A&amp;&amp;(a=A(&quot;di::vch&quot;,a));this.p=a;var b=this.g,c=y(this.g);b.addEventListener?b.addEventListener(c,a,!1):b.attachEvent&amp;&amp;b.attachEvent(&quot;on&quot;+c,a)}else B(this)},A;C.m=function(){return C.n?C.n:C.n=new C};var D=/^([^:]+:\/\/[^/]+)/m,G=/^\d*,(.+)$/m,z=!1,B=function(a){if(!a.j){a.j=!0;for(var b=0;b&lt;a.h.length;++b)a.l.apply(a,a.h[b]);a.h=[]}};C.prototype.s=function(a,b){var c=b.target.u();(c=G.exec(c))&amp;&amp;(this.o[a]=c[1])};C.prototype.l=function(a,b){this.k.rvdt=this.i?q()-this.i:0;var c;if(c=this.t)t:{try{var d=D.exec(this.k.location.href),e=D.exec(a);if(d&amp;&amp;e&amp;&amp;d[1]==e[1]&amp;&amp;b){var f=p(this.s,this,b);this.t(a,f);c=!0;break t}}catch(u){}c=!1}c||w(this.k,a)};C.prototype.q=function(){if(3!=x(this.g)){B(this);var a=this.g,b=y(this.g),c=this.p;a.removeEventListener?a.removeEventListener(b,c,!1):a.detachEvent&amp;&amp;a.detachEvent(&quot;on&quot;+b,c)}};var H=/^true$/.test(&quot;&quot;)?!0:!1;var I={},J=function(a){var b=a.toString();a.name&amp;&amp;-1==b.indexOf(a.name)&amp;&amp;(b+=&quot;: &quot;+a.name);a.message&amp;&amp;-1==b.indexOf(a.message)&amp;&amp;(b+=&quot;: &quot;+a.message);if(a.stack){a=a.stack;var c=b;try{-1==a.indexOf(c)&amp;&amp;(a=c+&quot;\n&quot;+a);for(var d;a!=d;)d=a,a=a.replace(/((https?:\/..*\/)[^\/:]*:\d+(?:.|\n)*)\2/,&quot;$1&quot;);b=a.replace(/\n */g,&quot;\n&quot;)}catch(e){b=c}}return b},M=function(a,b,c,d){var e=K,f,u=!0;try{f=b()}catch(h){try{var N=J(h);b=&quot;&quot;;h.fileName&amp;&amp;(b=h.fileName);var E=-1;h.lineNumber&amp;&amp;(E=h.lineNumber);var v;t:{try{v=c?c():&quot;&quot;;break t}catch(S){}v=&quot;&quot;}u=e(a,N,b,E,v)}catch(k){try{var O=J(k);a=&quot;&quot;;k.fileName&amp;&amp;(a=k.fileName);c=-1;k.lineNumber&amp;&amp;(c=k.lineNumber);K(&quot;pAR&quot;,O,a,c,void 0,void 0)}catch(F){L({context:&quot;mRE&quot;,msg:F.toString()+&quot;\n&quot;+(F.stack||&quot;&quot;)},void 0)}}if(!u)throw h;}finally{if(d)try{d()}catch(T){}}return f},K=function(a,b,c,d,e,f){a={context:a,msg:b.substring(0,512),eid:e&amp;&amp;e.substring(0,40),file:c,line:d.toString(),url:r.URL.substring(0,512),ref:r.referrer.substring(0,512)};P(a);L(a,f);return!0},L=function(a,b){try{if(Math.random()&lt;(b||.01)){var c=&quot;/pagead/gen_204?id=jserror&quot;+Q(a),d=&quot;http&quot;+(&quot;https:&quot;==s.location.protocol?&quot;s&quot;:&quot;&quot;)+&quot;://pagead2.googlesyndication.com&quot;+c,d=d.substring(0,2E3);w(s,d)}}catch(e){}},P=function(a){var b=a||{};t(I,function(a,d){b[d]=s[a]})},R=function(a,b,c,d,e){return function(){var f=arguments;return M(a,function(){return b.apply(c,f)},d,e)}},Q=function(a){var b=&quot;&quot;;t(a,function(a,d){if(0===a||a)b+=&quot;&amp;&quot;+d+&quot;=&quot;+(&quot;function&quot;==typeof encodeURIComponent?encodeURIComponent(a):escape(a))});return b};A=function(a,b,c,d){return R(a,b,void 0,c,d)};z=H;l(&quot;vu&quot;,R(&quot;vu&quot;,function(a,b){var c=a.replace(&quot;&amp;amp;&quot;,&quot;&amp;&quot;),d=/(google|doubleclick).*\/pagead\/adview/.test(c),e=C.m();if(d){d=&quot;&amp;vis=&quot;+x(e.g);b&amp;&amp;(d+=&quot;&amp;ve=1&quot;);var f=c.indexOf(&quot;&amp;adurl&quot;),c=-1==f?c+d:c.substring(0,f)+d+c.substring(f)}e.j?e.l(c,b):e.h.push([c,b])}));l(&quot;vv&quot;,R(&quot;vv&quot;,function(){z&amp;&amp;B(C.m())}));})();&lt;/script&gt;&lt;/head&gt;&lt;body&gt;&lt;div id=&quot;root_template_div&quot;style=&quot;position:absolute;overflow:hidden;&quot;&gt;&lt;iframe id=&quot;google_ad_181732094631&quot;sandbox=&quot;allow-scripts&quot;src=&quot;about:blank&quot;width=&quot;300&quot;height=&quot;600&quot;scrolling=&quot;no&quot;frameborder=&quot;0&quot;style=&quot;border:0;overflow:hidden;&quot;&gt;&lt;/iframe&gt;&lt;/div&gt;&lt;script&gt;var adData = {google_width: 300,google_height: 600,google_click_url: 'https://www.googleadservices.com/pagead/aclk?sa\x3dL\x26ai\x3dCA3sChPINWZrUOYzDxgKht7CACb3z24BJxoHMzOMEwI23ARABIMXfpiJg_YKAgOQSoAHake7-A8gBCeACAKgDAcgDCKoEiAJP0Br03CQSeCf_-ZEgEogtzGI7dfKxsI0kh0SOrCMAPKbNokmY9B95JNwT552swnfZfWZQWSExu5CdhvoV-BV8AqiufPqQ5fiHTvohtPUVYt4wa0idmcUBkWDVrFfjQwL0oBAFFkLfkK3fsZQYfC3aw2w22b8Wqoxk8xjoBKz5yQ0ElrIvoEmVIrvcQbP_Eb4OxYjlAegBLVmKLB8j2LRe6J5w4WsHGoZfLc04uXiVVdggCSXP3Tn7Mb6-TItEyUwpY6YsMNV9nlNTrUFfOAGqGD5yQkiPh4kZKxxfI6Xd8ALm0D1XrOGkM4huoNSqtvxqaDB58g6phABRbbhedgxbPFH8R7k0pXngBAGgBi6AB47ukQGoB6a-G9gHANIIBQiAYRABsQmNwGkZMnjUT9gTAg\x26num\x3d1\x26cid\x3dCAASEuRoYyF6QypcpLAv3sWnkhnn6w\x26sig\x3dAOD64_2l3AkhRfqHV4punPvXRfnYaJ25iA\x26client\x3dca-pub-3558870564527416\x26adurl\x3d',google_ait_url: 'https://googleads.g.doubleclick.net/pagead/conversion/?ai\x3dCA3sChPINWZrUOYzDxgKht7CACb3z24BJxoHMzOMEwI23ARABIMXfpiJg_YKAgOQSoAHake7-A8gBCeACAKgDAcgDCKoEiAJP0Br03CQSeCf_-ZEgEogtzGI7dfKxsI0kh0SOrCMAPKbNokmY9B95JNwT552swnfZfWZQWSExu5CdhvoV-BV8AqiufPqQ5fiHTvohtPUVYt4wa0idmcUBkWDVrFfjQwL0oBAFFkLfkK3fsZQYfC3aw2w22b8Wqoxk8xjoBKz5yQ0ElrIvoEmVIrvcQbP_Eb4OxYjlAegBLVmKLB8j2LRe6J5w4WsHGoZfLc04uXiVVdggCSXP3Tn7Mb6-TItEyUwpY6YsMNV9nlNTrUFfOAGqGD5yQkiPh4kZKxxfI6Xd8ALm0D1XrOGkM4huoNSqtvxqaDB58g6phABRbbhedgxbPFH8R7k0pXngBAGgBi6AB47ukQGoB6a-G9gHANIIBQiAYRABsQmNwGkZMnjUT9gTAg\x26sigh\x3dbXLDSgmJDPE\x26label\x3d_AITNAME_\x26value\x3d_AITVALUE_',redirect_url: 'https://www.googleadservices.com/pagead/aclk?sa\x3dL\x26ai\x3dCA3sChPINWZrUOYzDxgKht7CACb3z24BJxoHMzOMEwI23ARABIMXfpiJg_YKAgOQSoAHake7-A8gBCeACAKgDAcgDCKoEiAJP0Br03CQSeCf_-ZEgEogtzGI7dfKxsI0kh0SOrCMAPKbNokmY9B95JNwT552swnfZfWZQWSExu5CdhvoV-BV8AqiufPqQ5fiHTvohtPUVYt4wa0idmcUBkWDVrFfjQwL0oBAFFkLfkK3fsZQYfC3aw2w22b8Wqoxk8xjoBKz5yQ0ElrIvoEmVIrvcQbP_Eb4OxYjlAegBLVmKLB8j2LRe6J5w4WsHGoZfLc04uXiVVdggCSXP3Tn7Mb6-TItEyUwpY6YsMNV9nlNTrUFfOAGqGD5yQkiPh4kZKxxfI6Xd8ALm0D1XrOGkM4huoNSqtvxqaDB58g6phABRbbhedgxbPFH8R7k0pXngBAGgBi6AB47ukQGoB6a-G9gHANIIBQiAYRABsQmNwGkZMnjUT9gTAg\x26num\x3d1\x26cid\x3dCAASEuRoYyF6QypcpLAv3sWnkhnn6w\x26sig\x3dAOD64_2l3AkhRfqHV4punPvXRfnYaJ25iA\x26client\x3dca-pub-3558870564527416\x26adurl\x3dhttp://www.keysight.com/main/campaign.jspx%3Fcc%3DUS%26lc%3Deng%26ckey%3D2378678%26cmpid%3D61863',visible_url: 'www.keysight.com',destination_url: 'http://www.keysight.com/main/campaign.jspx?cc\x3dUS\x26lc\x3deng\x26ckey\x3d2378678\x26cmpid\x3d61863',link_target: '_top',google_template_data: {rendering_settings: {'format': '300x600','screenDensity': '1'},'adData': [{'layout': 'Custom','creationContext': 'AUTHORING_TOOL:UNKNOWN','preU2Urls': 'true','displayUrl': 'www.keysight.com','destinationUrl': 'http://www.keysight.com/main/campaign.jspx?cc\x3dUS\x26lc\x3deng\x26ckey\x3d2378678\x26cmpid\x3d61863','directions_icon_label': 'DIRECTIONS','info_icon_label': 'STORE','store_info_icon_label': 'INFO','call_icon_label': 'CALL','website_icon_label': 'WEBSITE','useCustomClose': 'true','gpaLimitAnimationTime': 'first','siriusFlagMaximumCloseButtonDelay': '500','FLAG_client_side_flag_overrides': '[{\x22name\x22 : \x22uses_octagon_sdk\x22, \x22value\x22 : true}]','Custom_layout': 'https://tpc.googlesyndication.com/sadbundle/$csp%3Der3$/1212844857814860791/daq-trueir-hlfpg-300x600px.html','siriusFlagCloseButtonPosition': 'left,top','gpaPriceDropType': 'animation','versionInfo': '7.3.2'}]}};(function(){var l=this,m=function(a,b,c){a=a.split(&quot;.&quot;);c=c||l;a[0]in c||!c.execScript||c.execScript(&quot;var &quot;+a[0]);for(var d;a.length&amp;&amp;(d=a.shift());)a.length||void 0===b?c=c[d]&amp;&amp;Object.prototype.hasOwnProperty.call(c,d)?c[d]:c[d]={}:c[d]=b},aa=function(){},p=&quot;closure_uid_&quot;+(1E9*Math.random()&gt;&gt;&gt;0),ba=0,ca=function(a,b,c){return a.call.apply(a.bind,arguments)},da=function(a,b,c){if(!a)throw Error();if(2&lt;arguments.length){var d=Array.prototype.slice.call(arguments,2);return function(){var c=Array.prototype.slice.call(arguments);Array.prototype.unshift.apply(c,d);return a.apply(b,c)}}return function(){return a.apply(b,arguments)}},r=function(a,b,c){r=Function.prototype.bind&amp;&amp;-1!=Function.prototype.bind.toString().indexOf(&quot;native code&quot;)?ca:da;return r.apply(null,arguments)},ea=Date.now||function(){return+new Date},fa=function(){var a=t,b=u;function c(){}c.prototype=b.prototype;a.la=b.prototype;a.prototype=new c;a.ia=function(a,c,f){for(var d=Array(arguments.length-2),e=2;e&lt;arguments.length;e++)d[e-2]=arguments[e];return b.prototype[c].apply(a,d)}};var v=String.prototype.trim?function(a){return a.trim()}:function(a){return a.replace(/^[\s\xa0]+|[\s\xa0]+$/g,&quot;&quot;)},w=function(a,b){return a&lt;b?-1:a&gt;b?1:0};var u=function(a,b){this.M=a;this.C=b;this.L=(a=document.documentMode)&amp;&amp;10&gt;a;this.b={};this.f=!1},z=function(a,b){var c=b.n;switch(b.t){case 1:b=b.d;c=x(a,c);c.v(b);break;case 2:b=x(a,c),b.w=!0,y(a,c)}},x=function(a,b){a.b[b]||(a.b[b]={w:!1,j:[],v:null});return a.b[b]},y=function(a,b){var c=x(a,b);if(c.w){for(var d=c.j.length,e=0;e&lt;d;e++)a.sendMessage(b,c.j[e]);c.j=[]}},A=function(a,b){if(a.f){var c={t:2};c.s=a.C;c.n=b;a.send(c)}};u.prototype.registerApplicationHandler=function(a,b){var c=x(this,a);c.v=b;A(this,a)};u.prototype.sendMessage=function(a,b){var c=x(this,a);this.f&amp;&amp;c.w?(c={t:1},c.s=this.C,c.n=a,c.d=b,this.send(c)):c.j.push(b)};var ga=function(a){var b,c;m(b||&quot;secureChannel&quot;,a,c);a.registerApplicationHandler=a.registerApplicationHandler;a.sendMessage=a.sendMessage;a.isInitialized=a.Y};u.prototype.Y=function(){return this.f};var t=function(a,b){u.call(this,a,b);this.D=!!window.MessageChannel;this.A=this.a=null;window.addEventListener&amp;&amp;(this.R=r(this.X,this),window.addEventListener(&quot;message&quot;,this.R,!1))};fa();t.prototype.send=function(a){this.D?this.a&amp;&amp;this.a.postMessage(a):(a=this.L?JSON.stringify(a):a,this.A.source.parent.postMessage(a,&quot;*&quot;))};t.prototype.X=function(a){var b;b=a.data;b=this.L?JSON.parse(b):b;if(b.s===this.C&amp;&amp;(this.D?a.source===this.M:a.source.parent===this.M))if(0===b.t){if(ha(this,a)){this.f=!0;for(var c in this.b)this.b[c].v&amp;&amp;A(this,c),y(this,c)}}else this.A=a,z(this,b)};var ha=function(a,b){if(a.D){a.a=b.ports&amp;&amp;b.ports[0];if(!a.a)return!1;a.a.addEventListener(&quot;message&quot;,r(function(a){z(this,a.data)},a),!1);a.a.start()}else a.A=b;return!0};var B=window;var ja=Array.prototype.forEach?function(a,b,c){Array.prototype.forEach.call(a,b,c)}:function(a,b,c){for(var d=a.length,e=&quot;string&quot;==typeof a?a.split(&quot;&quot;):a,f=0;f&lt;d;f++)f in e&amp;&amp;b.call(c,e[f],f,a)};var C=function(a){C[&quot; &quot;](a);return a};C[&quot; &quot;]=aa;var la=function(a,b){var c,d=ka;c=c?c(a):a;Object.prototype.hasOwnProperty.call(d,c)||(d[c]=b(a))};var D=function(a,b){var c,d;for(d in a)Object.prototype.hasOwnProperty.call(a,d)&amp;&amp;b.call(c,a[d],d,a)};var E=null;var ma=function(){var a=!1;try{var b=Object.defineProperty({},&quot;passive&quot;,{get:function(){a=!0}});l.addEventListener(&quot;test&quot;,null,b)}catch(c){}return a},F=ma(),G=function(a,b,c){var d;a.addEventListener?a.addEventListener(b,c,F?d:d?d.capture||!1:!1):a.attachEvent&amp;&amp;a.attachEvent(&quot;on&quot;+b,c)},H=function(a,b,c){var d;a.removeEventListener?a.removeEventListener(b,c,F?d:d?d.capture||!1:!1):a.detachEvent&amp;&amp;a.detachEvent(&quot;on&quot;+b,c)};var I;a:{var J=l.navigator;if(J){var na=J.userAgent;if(na){I=na;break a}}I=&quot;&quot;}var K=function(a){var b=I;return-1!=b.indexOf(a)},oa=function(){var a=&quot;WebKit&quot;,b=I;return-1!=b.toLowerCase().indexOf(a.toLowerCase())};var pa=K(&quot;Opera&quot;),L=K(&quot;Trident&quot;)||K(&quot;MSIE&quot;),qa=K(&quot;Edge&quot;),M=K(&quot;Gecko&quot;)&amp;&amp;!(oa()&amp;&amp;!K(&quot;Edge&quot;))&amp;&amp;!(K(&quot;Trident&quot;)||K(&quot;MSIE&quot;))&amp;&amp;!K(&quot;Edge&quot;),ra=oa()&amp;&amp;!K(&quot;Edge&quot;),sa=function(){var a=I;if(M)return/rv\:([^\);]+)(\)|;)/.exec(a);if(qa)return/Edge\/([\d\.]+)/.exec(a);if(L)return/\b(?:MSIE|rv)[: ]([^\);]+)(\)|;)/.exec(a);if(ra)return/WebKit\/(\S+)/.exec(a);if(pa)return/(?:Version)[ \/]?(\S+)/.exec(a)},ta=function(){var a=l.document;return a?a.documentMode:void 0},N;a:{var O=&quot;&quot;,P=sa();P&amp;&amp;(O=P?P[1]:&quot;&quot;);if(L){var Q=ta();if(null!=Q&amp;&amp;Q&gt;parseFloat(O)){N=String(Q);break a}}N=O}var ua=N,ka={},va=function(a){la(a,function(){var b,c=a;b=ua;var d=0;b=v(String(b)).split(&quot;.&quot;);for(var c=v(String(c)).split(&quot;.&quot;),e=Math.max(b.length,c.length),f=0;0==d&amp;&amp;f&lt;e;f++){var g=b[f]||&quot;&quot;,h=c[f]||&quot;&quot;;do{g=/(\d*)(\D*)(.*)/.exec(g)||[&quot;&quot;,&quot;&quot;,&quot;&quot;,&quot;&quot;];h=/(\d*)(\D*)(.*)/.exec(h)||[&quot;&quot;,&quot;&quot;,&quot;&quot;,&quot;&quot;];if(0==g[0].length&amp;&amp;0==h[0].length)break;var d=0==g[1].length?0:parseInt(g[1],10),n=0==h[1].length?0:parseInt(h[1],10),d=w(d,n)||w(0==g[2].length,0==h[2].length)||w(g[2],h[2]),g=g[3],h=h[3]}while(0==d)}b=d;return 0&lt;=b})},wa;var xa=l.document,ya=ta();wa=xa&amp;&amp;L?ya||(&quot;CSS1Compat&quot;==xa.compatMode?parseInt(ua,10):5):void 0;var za=wa;var Aa=function(a,b,c){var d,e;e=(e=l.performance)&amp;&amp;e.now?e.now():ea();this.label=a;this.type=b;this.eventId=c;this.value=e;this.duration=d||0};var R=function(a,b){this.enabled=Math.random()&lt;a;this.u=[];this.F={};this.B={};this.I=b||l;b&amp;&amp;(b.google_js_reporting_queue=b.google_js_reporting_queue||[],this.u=b.google_js_reporting_queue)};R.prototype.disable=function(){ja(this.u,this.S,this);this.u.length=0;this.enabled=!1};R.prototype.S=function(a){a=&quot;goog_&quot;+a.label+&quot;_&quot;+a.type+&quot;_&quot;+a.eventId;var b=this.I.performance;b&amp;&amp;b.clearMarks&amp;&amp;(b.clearMarks(a+&quot;_start&quot;),b.clearMarks(a+&quot;_end&quot;))};R.prototype.start=function(a,b){if(!this.enabled)return null;var c;c=this.F[a]||0;c+=1;this.F[a]=c;c=new Aa(a,b,c);a=a+&quot;_&quot;+b;this.B[a]?this.B[a].push(c):this.B[a]=[c];a=&quot;goog_&quot;+c.label+&quot;_&quot;+c.type+&quot;_&quot;+c.eventId;b=this.I;b.performance&amp;&amp;b.performance.mark&amp;&amp;b.performance.mark(a+&quot;_start&quot;);return c};var Ba=function(a,b,c,d,e){this.J=c||4E3;this.g=a||&quot;&amp;&quot;;this.O=b||&quot;,$&quot;;this.l=void 0!==d?d:&quot;trn&quot;;this.ga=e||null;this.N=!1;this.o={};this.aa=0;this.h=[]},Ea=function(a,b,c,d){var e=&quot;&quot;;b=b+&quot;//&quot;+c+d;var f=Ca(a)-d.length-e.length;if(0&gt;f)return&quot;&quot;;a.h.sort(function(a,c){return a-c});d=null;c=&quot;&quot;;for(var g=0;g&lt;a.h.length;g++)for(var h=a.h[g],n=a.o[h],q=0;q&lt;n.length;q++){if(!f){d=null==d?h:d;break}var k=Da(n[q],a.g,a.O);if(k){k=c+k;if(f&gt;=k.length){f-=k.length;b+=k;c=a.g;break}else a.N&amp;&amp;(c=f,k[c-1]==a.g&amp;&amp;--c,b+=k.substr(0,c),c=a.g,f=0);d=null==d?h:d}}g=&quot;&quot;;a.l&amp;&amp;null!=d&amp;&amp;(d=a.ga||d,g=c+a.l+&quot;=&quot;+d);return b+g+e},Ca=function(a){if(!a.l)return a.J;var b=1,c;for(c in a.o)b=c.length&gt;b?c.length:b;return a.J-a.l.length-b-a.g.length-1},Da=function(a,b,c,d,e){var f=[];D(a,function(a,h){(a=Fa(a,b,c,d,e))&amp;&amp;f.push(h+&quot;=&quot;+a)});return f.join(b)},Fa=function(a,b,c,d,e){if(null==a)return&quot;&quot;;b=b||&quot;&amp;&quot;;c=c||&quot;,$&quot;;&quot;string&quot;==typeof c&amp;&amp;(c=c.split(&quot;&quot;));if(a instanceof Array){if(d=d||0,d&lt;c.length){for(var f=[],g=0;g&lt;a.length;g++)f.push(Fa(a[g],b,c,d+1,e));return f.join(c[d])}}else if(&quot;object&quot;==typeof a)return e=e||0,2&gt;e?encodeURIComponent(Da(a,b,c,d,e+1)):&quot;...&quot;;return encodeURIComponent(String(a))};var Ga=function(){var a;a=(a=&quot;http:&quot;===(a||B).location.protocol)?&quot;http:&quot;:&quot;https:&quot;;var b=&quot;pagead2.googlesyndication.com&quot;,c=&quot;/pagead/gen_204?id=&quot;,d=.01;this.ca=a;this.V=b;this.ba=c;this.U=d;this.ea=Math.random()},Ka=function(a,b,c,d,e){var f=Ha;if(Ia(f,!!c,d))try{var g;b instanceof Ba?g=b:(g=new Ba,D(b,function(a,c){var b=g,d=a;a=b.aa++;var e={};e[c]=d;c=[e];b.h.push(a);b.o[a]=c}));var h=Ea(g,f.ca,f.V,f.ba+a+&quot;&amp;&quot;);h&amp;&amp;(&quot;undefined&quot;===typeof e?Ja(h):Ja(h,e))}catch(n){}},Ia=function(a,b,c){c=c||a.U;a=b?a.ea:Math.random();return a&lt;c},Ja=function(a,b){var c=l;c.google_image_requests||(c.google_image_requests=[]);var d=c.document.createElement(&quot;img&quot;);if(b){var e=function(a){b(a);H(d,&quot;load&quot;,e);H(d,&quot;error&quot;,e)};G(d,&quot;load&quot;,e);G(d,&quot;error&quot;,e)}d.src=a;c.google_image_requests.push(d)};var La=function(a,b){var c=0;return Math.min(Math.max(a,c),b)};var S;if(!(S=!M&amp;&amp;!L)){var T;if(T=L){var Ma=9;T=Number(za)&gt;=Ma}S=T}S||M&amp;&amp;va(&quot;1.9.1&quot;);L&amp;&amp;va(&quot;9&quot;);var Ha,U;if(!E){for(var Na=l,Oa,V=Na,Pa=!0,Qa=0,Ra=V,Sa=0;V&amp;&amp;V!=V.parent;){V=V.parent;Sa++;var W;var X=V;try{var Y;if(Y=!!X&amp;&amp;null!=X.location.href)b:{var Ta=X,Ua=&quot;foo&quot;;try{C(Ta[Ua]);Y=!0;break b}catch(a){}Y=!1}W=Y}catch(a){W=!1}if(W)Ra=V,Qa=Sa;else if(Pa)break}Oa={ha:Ra,level:Qa};E=Oa.ha}U=E;var Va=new R(1,U),Wa=function(){U.google_measure_js_timing||Va.disable()};Ha=new Ga;&quot;complete&quot;==U.document.readyState?Wa():G(U,&quot;load&quot;,Wa);var Ya=function(a){var b,c=b||Xa;return function(){var b=this||l,b=b.closure_memoize_cache_||(b.closure_memoize_cache_={}),e=c(a[p]||(a[p]=++ba),arguments);return b.hasOwnProperty(e)?b[e]:b[e]=a.apply(this,arguments)}},Xa=function(a,b){a=[a];for(var c=b.length-1;0&lt;=c;--c)a.push(typeof b[c],b[c]);return a.join(&quot;\x0B&quot;)};var Za=function(a,b){if(navigator.getBattery){var c=navigator.getBattery();c.then(function(c){var d=c.level,f=c.charging;setTimeout(function(){b(100*d|0,100*c.level|0,f||c.charging)},a)})}else b()};var $a=function(a){var b=1E4,c=window.requestAnimationFrame||window.webkitRequestAnimationFrame||window.msRequestAnimationFrame||window.mozRequestAnimationFrame||window.oRequestAnimationFrame;if(c){var d,e=[],f,g,h,n,q,k=window.requestIdleCallback;k&amp;&amp;(g=[],q=function(a){h=a.timeRemaining();n=0});var ia=function(a){if(!d){var b=a-f;e.push(b);f=a;k&amp;&amp;(g.push(h||0),n||(h=0,n=k(q)));c(ia)}};c(function(a){f=a;k&amp;&amp;(n=k(q));c(ia)});setTimeout(function(){a(e,g);d=!0},b)}else a(void 0,void 0)};var bb=function(a){var b=ab;return{T:a.creativeId||-1,fa:a.templateId||-1,G:a.experimentId,ja:a.reportErrors||!1,ka:a.reportPerf||!1,da:b,W:a.frameTiming||!1,$:a.measureBattery||!1,P:a.batteryMeasurementDuration||0,Z:a.layoutPath,H:a.gqi,K:a.qqi}},Z=Ya(function(a,b,c,d){d=d||{};d.i=a.T;d.t=a.fa;d.c=b;d.m=c;d.lp=a.Z;a.G&amp;&amp;(d.e=a.G);a.H&amp;&amp;(d.gqi=a.H);a.K&amp;&amp;(d.qqi=a.K);a.da(d)}),cb=function(a){$a(function(b,c){if(b||c){var d={};b&amp;&amp;(d.fi=b.map(function(a){var b=La(a,4095);a=b&amp;63;b&gt;&gt;=6;return a=&quot;ABCDEFGHIJKLMNOPQRSTUVWXYZabcdefghijklmnopqrstuvwxyz0123456789-_.&quot;[b]+&quot;ABCDEFGHIJKLMNOPQRSTUVWXYZabcdefghijklmnopqrstuvwxyz0123456789-_.&quot;[a]}).join(&quot;&quot;));c&amp;&amp;(d.it=c.map(function(a){return&quot;ABCDEFGHIJKLMNOPQRSTUVWXYZabcdefghijklmnopqrstuvwxyz0123456789-_.&quot;[La(a,63)|0]}).join(&quot;&quot;));Z(a,&quot;ft&quot;,&quot;&quot;,d)}})},db=function(a,b){Za(b,function(c,d,e){if(void 0!==c&amp;&amp;void 0!==d&amp;&amp;void 0!==e){var f={};f.bd=b;f.biv=c;f.bfv=d;f.bc=e;Z(a,&quot;bl&quot;,&quot;&quot;,f)}})},ab=function(a){var b,c=&quot;html5-mon&quot;,d=1,e=&quot;jserror&quot;!=c;Ka(c,a,e,d,b)};var eb=function(a,b,c,d){if(c){var e=new t(c.contentWindow,a),f=b.monitoring;if(f){var g=bb(f);g.W&amp;&amp;cb(g);g.$&amp;&amp;db(g,g.P);window.setTimeout(function(){e.f||Z(g,&quot;sc&quot;,&quot;1&quot;)},2E4)}e.sendMessage(&quot;adData&quot;,b);ga(e);b=B.location.origin||B.location.protocol+&quot;//&quot;+B.location.host;c.src=d+&quot;#t=&quot;+encodeURIComponent(a)+&quot;&amp;p=&quot;+encodeURIComponent(b)}},fb=function(a,b,c,d){c=document.getElementById(c);eb(a,b,c,d)},gb;m(&quot;send&quot;,fb,gb);}).call(this);send('13864860735524435928', adData,'google_ad_181732094631', 'https://tpc.googlesyndication.com/sadbundle/$csp%3Der3$/1212844857814860791/daq-trueir-hlfpg-300x600px.html');(function(){var k,l=this,m=function(a,b){a=a.split(&quot;.&quot;);var c=l;a[0]in c||!c.execScript||c.execScript(&quot;var &quot;+a[0]);for(var d;a.length&amp;&amp;(d=a.shift());)a.length||void 0===b?c=c[d]&amp;&amp;c[d]!==Object.prototype[d]?c[d]:c[d]={}:c[d]=b},aa=function(){},n=function(a){var b=typeof a;if(&quot;object&quot;==b)if(a){if(a instanceof Array)return&quot;array&quot;;if(a instanceof Object)return b;var c=Object.prototype.toString.call(a);if(&quot;[object Window]&quot;==c)return&quot;object&quot;;if(&quot;[object Array]&quot;==c||&quot;number&quot;==typeof a.length&amp;&amp;&quot;undefined&quot;!=typeof a.splice&amp;&amp;&quot;undefined&quot;!=typeof a.propertyIsEnumerable&amp;&amp;!a.propertyIsEnumerable(&quot;splice&quot;))return&quot;array&quot;;if(&quot;[object Function]&quot;==c||&quot;undefined&quot;!=typeof a.call&amp;&amp;&quot;undefined&quot;!=typeof a.propertyIsEnumerable&amp;&amp;!a.propertyIsEnumerable(&quot;call&quot;))return&quot;function&quot;}else return&quot;null&quot;;else if(&quot;function&quot;==b&amp;&amp;&quot;undefined&quot;==typeof a.call)return&quot;object&quot;;return b},p=function(a){var b=n(a);return&quot;array&quot;==b||&quot;object&quot;==b&amp;&amp;&quot;number&quot;==typeof a.length},t=function(a){return&quot;string&quot;==typeof a},u=function(a){return&quot;number&quot;==typeof a},ba=&quot;closure_uid_&quot;+(1E9*Math.random()&gt;&gt;&gt;0),ca=0,da=function(a,b,c){return a.call.apply(a.bind,arguments)},ea=function(a,b,c){if(!a)throw Error();if(2&lt;arguments.length){var d=Array.prototype.slice.call(arguments,2);return function(){var c=Array.prototype.slice.call(arguments);Array.prototype.unshift.apply(c,d);return a.apply(b,c)}}return function(){return a.apply(b,arguments)}},v=function(a,b,c){v=Function.prototype.bind&amp;&amp;-1!=Function.prototype.bind.toString().indexOf(&quot;native code&quot;)?da:ea;return v.apply(null,arguments)},w=Date.now||function(){return+new Date},fa=function(a,b){function c(){}c.prototype=b.prototype;a.mb=b.prototype;a.prototype=new c;a.prototype.constructor=a;a.lb=function(a,c,e){for(var d=Array(arguments.length-2),f=2;f&lt;arguments.length;f++)d[f-2]=arguments[f];return b.prototype[c].apply(a,d)}};var ga=String.prototype.trim?function(a){return a.trim()}:function(a){return a.replace(/^[\s\xa0]+|[\s\xa0]+$/g,&quot;&quot;)},ha=function(a){return Array.prototype.join.call(arguments,&quot;&quot;)},x=function(a,b){return a&lt;b?-1:a&gt;b?1:0};var ia=/^(?:([^:/?#.]+):)?(?:\/\/(?:([^/?#]*)@)?([^/#?]*?)(?::([0-9]+))?(?=[/#?]|$))?([^?#]+)?(?:\?([^#]*))?(?:#([\s\S]*))?$/,ja=function(a,b){if(a){a=a.split(&quot;&amp;&quot;);for(var c=0;c&lt;a.length;c++){var d=a[c].indexOf(&quot;=&quot;),f=null;if(0&lt;=d){var e=a[c].substring(0,d);f=a[c].substring(d+1)}else e=a[c];b(e,f?decodeURIComponent(f.replace(/\+/g,&quot; &quot;)):&quot;&quot;)}}},ka=function(a){if(a[1]){var b=a[0],c=b.indexOf(&quot;#&quot;);0&lt;=c&amp;&amp;(a.push(b.substr(c)),a[0]=b=b.substr(0,c));c=b.indexOf(&quot;?&quot;);0&gt;c?a[1]=&quot;?&quot;:c==b.length-1&amp;&amp;(a[1]=void 0)}return a.join(&quot;&quot;)},la=function(a,b,c){if(&quot;array&quot;==n(b))for(var d=0;d&lt;b.length;d++)la(a,String(b[d]),c);else null!=b&amp;&amp;c.push(&quot;&amp;&quot;,a,&quot;&quot;===b?&quot;&quot;:&quot;=&quot;,encodeURIComponent(String(b)))},ma=function(a,b,c){for(c=c||0;c&lt;b.length;c+=2)la(b[c],b[c+1],a);return a},y=function(a,b){return ka(2==arguments.length?ma([a],arguments[1],0):ma([a],arguments,1))},z=function(a,b,c){a=[a,&quot;&amp;&quot;,b];null!=c&amp;&amp;a.push(&quot;=&quot;,encodeURIComponent(String(c)));return ka(a)},na=function(a,b,c,d){for(var f=c.length;0&lt;=(b=a.indexOf(c,b))&amp;&amp;b&lt;d;){var e=a.charCodeAt(b-1);if(38==e||63==e)if(e=a.charCodeAt(b+f),!e||61==e||38==e||35==e)return b;b+=f+1}return-1},oa=/#|$/,pa=/[?&amp;]($|#)/;var qa=document,A=window;var ra=function(a){a=parseInt(a,10);return isNaN(a)?0:a},B=function(a,b){return/^true$/.test(a)?!0:/^false$/.test(a)?!1:b};var sa=Array.prototype.forEach?function(a,b,c){Array.prototype.forEach.call(a,b,c)}:function(a,b,c){for(var d=a.length,f=t(a)?a.split(&quot;&quot;):a,e=0;e&lt;d;e++)e in f&amp;&amp;b.call(c,f[e],e,a)},ta=Array.prototype.filter?function(a,b,c){return Array.prototype.filter.call(a,b,c)}:function(a,b,c){for(var d=a.length,f=[],e=0,g=t(a)?a.split(&quot;&quot;):a,h=0;h&lt;d;h++)if(h in g){var r=g[h];b.call(c,r,h,a)&amp;&amp;(f[e++]=r)}return f},ua=Array.prototype.map?function(a,b,c){return Array.prototype.map.call(a,b,c)}:function(a,b,c){for(var d=a.length,f=Array(d),e=t(a)?a.split(&quot;&quot;):a,g=0;g&lt;d;g++)g in e&amp;&amp;(f[g]=b.call(c,e[g],g,a));return f},va=function(a){return Array.prototype.concat.apply([],arguments)},wa=function(a){var b=a.length;if(0&lt;b){for(var c=Array(b),d=0;d&lt;b;d++)c[d]=a[d];return c}return[]};var C;a:{var xa=l.navigator;if(xa){var ya=xa.userAgent;if(ya){C=ya;break a}}C=&quot;&quot;}var D=function(a){return-1!=C.indexOf(a)};var za=function(a){var b=[],c=0,d;for(d in a)b[c++]=a[d];return b},Aa=function(a){var b=[],c=0,d;for(d in a)b[c++]=d;return b};var Ba=function(a){Ba[&quot; &quot;](a);return a};Ba[&quot; &quot;]=aa;var Da=function(a,b){var c=Ca;return Object.prototype.hasOwnProperty.call(c,a)?c[a]:c[a]=b(a)};var Ea=D(&quot;Opera&quot;),E=D(&quot;Trident&quot;)||D(&quot;MSIE&quot;),Fa=D(&quot;Edge&quot;),F=D(&quot;Gecko&quot;)&amp;&amp;!(-1!=C.toLowerCase().indexOf(&quot;webkit&quot;)&amp;&amp;!D(&quot;Edge&quot;))&amp;&amp;!(D(&quot;Trident&quot;)||D(&quot;MSIE&quot;))&amp;&amp;!D(&quot;Edge&quot;),Ga=-1!=C.toLowerCase().indexOf(&quot;webkit&quot;)&amp;&amp;!D(&quot;Edge&quot;),Ha=function(){var a=l.document;return a?a.documentMode:void 0},Ia;a:{var Ja=&quot;&quot;,Ka=function(){var a=C;if(F)return/rv\:([^\);]+)(\)|;)/.exec(a);if(Fa)return/Edge\/([\d\.]+)/.exec(a);if(E)return/\b(?:MSIE|rv)[: ]([^\);]+)(\)|;)/.exec(a);if(Ga)return/WebKit\/(\S+)/.exec(a);if(Ea)return/(?:Version)[ \/]?(\S+)/.exec(a)}();Ka&amp;&amp;(Ja=Ka?Ka[1]:&quot;&quot;);if(E){var La=Ha();if(null!=La&amp;&amp;La&gt;parseFloat(Ja)){Ia=String(La);break a}}Ia=Ja}var Ma=Ia,Ca={},G=function(a){return Da(a,function(){for(var b=0,c=ga(String(Ma)).split(&quot;.&quot;),d=ga(String(a)).split(&quot;.&quot;),f=Math.max(c.length,d.length),e=0;0==b&amp;&amp;e&lt;f;e++){var g=c[e]||&quot;&quot;,h=d[e]||&quot;&quot;;do{g=/(\d*)(\D*)(.*)/.exec(g)||[&quot;&quot;,&quot;&quot;,&quot;&quot;,&quot;&quot;];h=/(\d*)(\D*)(.*)/.exec(h)||[&quot;&quot;,&quot;&quot;,&quot;&quot;,&quot;&quot;];if(0==g[0].length&amp;&amp;0==h[0].length)break;b=x(0==g[1].length?0:parseInt(g[1],10),0==h[1].length?0:parseInt(h[1],10))||x(0==g[2].length,0==h[2].length)||x(g[2],h[2]);g=g[3];h=h[3]}while(0==b)}return 0&lt;=b})},Na;var Oa=l.document;Na=Oa&amp;&amp;E?Ha()||(&quot;CSS1Compat&quot;==Oa.compatMode?parseInt(Ma,10):5):void 0;!F&amp;&amp;!E||E&amp;&amp;9&lt;=Number(Na)||F&amp;&amp;G(&quot;1.9.1&quot;);E&amp;&amp;G(&quot;9&quot;);var Pa=function(a,b){this.width=a;this.height=b};k=Pa.prototype;k.clone=function(){return new Pa(this.width,this.height)};k.ceil=function(){this.width=Math.ceil(this.width);this.height=Math.ceil(this.height);return this};k.floor=function(){this.width=Math.floor(this.width);this.height=Math.floor(this.height);return this};k.round=function(){this.width=Math.round(this.width);this.height=Math.round(this.height);return this};k.scale=function(a,b){b=u(b)?b:a;this.width*=a;this.height*=b;return this};var Qa=function(){var a=H;try{var b;if(b=!!a&amp;&amp;null!=a.location.href)a:{try{Ba(a.foo);b=!0;break a}catch(c){}b=!1}return b}catch(c){return!1}},Ra=function(a,b){for(var c in a)Object.prototype.hasOwnProperty.call(a,c)&amp;&amp;b.call(void 0,a[c],c,a)};var Sa=function(){var a=!1;try{var b=Object.defineProperty({},&quot;passive&quot;,{get:function(){a=!0}});l.addEventListener(&quot;test&quot;,null,b)}catch(c){}return a}();var Ta=function(a,b){a.google_image_requests||(a.google_image_requests=[]);var c=a.document.createElement(&quot;img&quot;);c.src=b;a.google_image_requests.push(c)};var Ua=!!window.google_async_iframe_id,H=Ua&amp;&amp;window.parent||window;var Va=function(a,b,c,d,f){this.Ia=c||4E3;this.X=a||&quot;&amp;&quot;;this.Qa=b||&quot;,$&quot;;this.da=void 0!==d?d:&quot;trn&quot;;this.kb=f||null;this.Oa=!1;this.ea={};this.cb=0;this.Z=[]},Xa=function(a,b,c,d,f){var e=[];Ra(a,function(a,h){(a=Wa(a,b,c,d,f))&amp;&amp;e.push(h+&quot;=&quot;+a)});return e.join(b)},Wa=function(a,b,c,d,f){if(null==a)return&quot;&quot;;b=b||&quot;&amp;&quot;;c=c||&quot;,$&quot;;&quot;string&quot;==typeof c&amp;&amp;(c=c.split(&quot;&quot;));if(a instanceof Array){if(d=d||0,d&lt;c.length){for(var e=[],g=0;g&lt;a.length;g++)e.push(Wa(a[g],b,c,d+1,f));return e.join(c[d])}}else if(&quot;object&quot;==typeof a)return f=f||0,2&gt;f?encodeURIComponent(Xa(a,b,c,d,f+1)):&quot;...&quot;;return encodeURIComponent(String(a))},Za=function(a,b,c,d){b=b+&quot;//&quot;+c+d;var f=Ya(a)-d.length-0;if(0&gt;f)return&quot;&quot;;a.Z.sort(function(a,b){return a-b});d=null;c=&quot;&quot;;for(var e=0;e&lt;a.Z.length;e++)for(var g=a.Z[e],h=a.ea[g],r=0;r&lt;h.length;r++){if(!f){d=null==d?g:d;break}var q=Xa(h[r],a.X,a.Qa);if(q){q=c+q;if(f&gt;=q.length){f-=q.length;b+=q;c=a.X;break}else a.Oa&amp;&amp;(c=f,q[c-1]==a.X&amp;&amp;--c,b+=q.substr(0,c),c=a.X,f=0);d=null==d?g:d}}e=&quot;&quot;;a.da&amp;&amp;null!=d&amp;&amp;(e=c+a.da+&quot;=&quot;+(a.kb||d));return b+e+&quot;&quot;},Ya=function(a){if(!a.da)return a.Ia;var b=1,c;for(c in a.ea)b=c.length&gt;b?c.length:b;return a.Ia-a.da.length-b-a.X.length-1};var ab=function(a,b){var c=$a;if(1&gt;c.ib)try{if(b instanceof Va)var d=b;else d=new Va,Ra(b,function(a,b){var c=d,e=c.cb++,f={};f[b]=a;a=[f];c.Z.push(e);c.ea[e]=a});var f=Za(d,c.fb,c.A,c.w+a+&quot;&amp;&quot;);f&amp;&amp;Ta(l,f)}catch(e){}};var cb=function(a,b){var c=bb();this.label=a;this.type=b;this.value=c;this.duration=0;this.uniqueId=this.label+&quot;_&quot;+this.type+&quot;_&quot;+Math.random()};var db=!(!l.chrome||l.setImmediate),I=function(a,b){this.ba=[];this.Ca=b||l;var c=null;b&amp;&amp;(b.google_js_reporting_queue=b.google_js_reporting_queue||[],this.ba=b.google_js_reporting_queue,c=b.google_measure_js_timing);this.U=null!=c?c:Math.random()&lt;a},eb=function(a,b){(a=db&amp;&amp;a.Ca.performance)&amp;&amp;a.mark&amp;&amp;a.mark(b)};I.prototype.disable=function(){db&amp;&amp;sa(this.ba,this.Ta,this);this.ba.length=0;this.U=!1};I.prototype.Ta=function(a){var b=db&amp;&amp;this.Ca.performance;a&amp;&amp;b&amp;&amp;b.clearMarks&amp;&amp;(b.clearMarks(&quot;goog_&quot;+a.uniqueId+&quot;_start&quot;),b.clearMarks(&quot;goog_&quot;+a.uniqueId+&quot;_end&quot;))};I.prototype.start=function(a,b){if(!this.U)return null;a=new cb(a,b);eb(this,&quot;goog_&quot;+a.uniqueId+&quot;_start&quot;);return a};I.prototype.end=function(a){this.U&amp;&amp;(a.duration=bb()-a.value,eb(this,&quot;goog_&quot;+a.uniqueId+&quot;_end&quot;),this.U&amp;&amp;this.ba.push(a))};var bb=function(){var a=l.performance;return a&amp;&amp;a.now?a.now():w()};var $a,J;if(Ua&amp;&amp;!Qa()){var K=&quot;.&quot;+qa.domain;try{for(;2&lt;K.split(&quot;.&quot;).length&amp;&amp;!Qa();)qa.domain=K=K.substr(K.indexOf(&quot;.&quot;)+1),H=window.parent}catch(a){}Qa()||(H=window)}J=H;var fb=new I(1,J);$a=new function(){this.fb=&quot;http:&quot;===A.location.protocol?&quot;http:&quot;:&quot;https:&quot;;this.A=&quot;pagead2.googlesyndication.com&quot;;this.w=&quot;/pagead/gen_204?id=&quot;;this.ib=Math.random()};if(&quot;complete&quot;==J.document.readyState)J.google_measure_js_timing||fb.disable();else if(fb.U){var gb=function(){J.google_measure_js_timing||fb.disable()};J.addEventListener?J.addEventListener(&quot;load&quot;,gb,Sa?void 0:!1):J.attachEvent&amp;&amp;J.attachEvent(&quot;onload&quot;,gb)};var ib=function(a){var b=hb;return function(){var c=this||l,c=c.closure_memoize_cache_||(c.closure_memoize_cache_={}),d=b(a[ba]||(a[ba]=++ca),arguments);return c.hasOwnProperty(d)?c[d]:c[d]=a.apply(this,arguments)}},hb=function(a,b){a=[a];for(var c=b.length-1;0&lt;=c;--c)a.push(typeof b[c],b[c]);return a.join(&quot;\x0B&quot;)};var kb=function(a,b,c){if(!c&amp;&amp;!b)return a;if(!c){c=z(a,&quot;bg&quot;,b);if(2E3&gt;=c.length)return c;c=&quot;9&quot;}&quot;8&quot;!=c&amp;&amp;&quot;9&quot;!=c||jb(b);return z(a,&quot;bg&quot;,c)},jb=ib(function(a){var b={};b.bg=a;ab(&quot;bg&quot;,b)});var lb={d:11,l:41,q:76,l_m:77,l_l:78,l_s:79,l_d:80,l_c:81,l_t:82,l_i:83},mb={d:34,l:17,q:17,l_m:33,l_l:8,l_s:35,l_d:34,l_c:14,l_t:0,l_i:9},nb={label:&quot;label&quot;,event_source:&quot;es&quot;,event_data:&quot;d&quot;};var L=ib(function(a,b,c,d){d=d||{};d.i=a.creativeId;d.t=a.templateId;d.c=b;d.m=c;d.lp=a.layoutPath;a.experimentId&amp;&amp;(d.e=a.experimentId);a.ya&amp;&amp;(d.gqi=a.ya);a.Ja&amp;&amp;(d.qqi=a.Ja);a.hb(d)}),ob=function(a){return function(b,c,d){var f={};d&amp;&amp;(f.jsl=d);c&amp;&amp;(f.jsf=c);L(a,&quot;j&quot;,b,f)}},pb=function(a){ab(&quot;html5-mon&quot;,a)};var M=function(){this.H=new XMLHttpRequest};M.prototype.get=function(a,b){if(this.H&amp;&amp;(0==this.H.readyState||4==this.H.readyState))try{this.H.onreadystatechange=v(this.Ra,this,b),this.H.open(&quot;GET&quot;,a,!0),this.H.send(null)}catch(c){b()}};M.prototype.Ra=function(a){4==this.H.readyState&amp;&amp;a()};var qb=function(a,b,c){var d=function(){window.top.location=b},f=new M;c?f.get(a,c):f.get(a,d)},N=function(a,b,c,d){this.qa=a;this.Va=b;this.ra=null;this.la=c;this.va=d;this.I=this.ha=this.P=this.L=this.O=!1;this.ia=void 0;this.C=this.T=this.W=null;this.sa=this.ka=this.Ga=this.Xa=this.La=this.ca=this.aa=this.na=this.xa=this.pa=this.Ma=0};N.prototype.Ua=function(){this.aa=w();this.O=!1;rb(this)};N.prototype.wa=function(){try{this.C&amp;&amp;4==this.C.readyState&amp;&amp;this.L&amp;&amp;(this.ca=w(),this.L=!1,this.C.responseText&amp;&amp;0&lt;this.C.responseText.length&amp;&amp;(this.W=&quot;tel:&quot;+this.C.responseText))}finally{rb(this)}};N.prototype.jb=function(){this.na=w();this.I=!1;rb(this)};var rb=function(a){a.P||(a.O||a.L?a.I||sb(a):(a.I&amp;&amp;(a.I=!1,window.clearTimeout(a.ia),a.ia=void 0),sb(a)))},sb=function(a){if(!a.P){a.P=!0;a.ha=!0;var b=0==a.aa?0:a.aa-a.pa,c=0==a.ca?0:a.ca-a.xa,d=0==a.na?0:a.na-a.Ma,f=a.T&amp;&amp;a.T.H?a.T.H.status:&quot;noreq&quot;,e=a.C?a.C.status:&quot;noreq&quot;,g=/&amp;ctype=\d+/.exec(a.qa),g=g?g[0]:&quot;&quot;;a.La++;var h=0;0!=a.Ga&amp;&amp;0!=a.ka&amp;&amp;(h=a.ka-a.Ga);a.ra=[&quot;//googleads.g.doubleclick.net/pagead/gen_204?id=ctc_metrics&quot;,g,&quot;&amp;dc=&quot;+a.sa,&quot;&amp;ec=&quot;+a.Xa,&quot;&amp;rc=&quot;+a.La,&quot;&amp;ct=&quot;+h,&quot;&amp;ctc_num=&quot;+a.la,&quot;&amp;ctc_gvn=&quot;+a.W,&quot;&amp;ctc_cs_time=&quot;+b,&quot;&amp;ctc_gv_time=&quot;+c,&quot;&amp;ctc_to_time=&quot;+d,&quot;&amp;ctc_cs_status=&quot;+f,&quot;&amp;ctc_gv_status=&quot;+e].join(&quot;&quot;);(new M).get(a.ra,v(a.Ka,a));window.setTimeout(v(a.Ka,a),2E3)}};N.prototype.Ka=function(){this.ha&amp;&amp;(this.I=this.L=this.O=this.ha=!1,null!=this.va?this.va(this.W||this.la):window.top.location=this.W||this.la)};var tb=function(a){var b=w();a.O||a.L||a.I?a.sa++:a.ka=b;var c=!1,d=!1,f=!1;a.O||(a.O=!0,a.P=!1,a.pa=b,a.aa=b,d=!0);a.L||null!=a.W||(a.L=!0,a.P=!1,a.xa=b,a.ca=b,f=!0);a.I||(a.I=!0,a.P=!1,a.Ma=b,c=!0);c&amp;&amp;(a.ia=window.setTimeout(v(a.jb,a),2E3));d&amp;&amp;(a.T=new M,a.T.get(a.qa,v(a.Ua,a)));if(f)try{a.C=new XMLHttpRequest,a.C.onreadystatechange=v(a.wa,a),a.C.open(&quot;GET&quot;,a.Va,!0),a.C.send(null)}catch(e){a.wa()}};m(&quot;ctc_bd&quot;,qb);m(&quot;init_gvc&quot;,function(a,b,c,d){return new N(a,b,c,d)});m(&quot;ctc_bd_gv&quot;,function(a){tb(a)});var ub=function(){this.ta=this.ta;this.eb=this.eb};ub.prototype.ta=!1;E&amp;&amp;G(&quot;9&quot;);!Ga||G(&quot;528&quot;);F&amp;&amp;G(&quot;1.9b&quot;)||E&amp;&amp;G(&quot;8&quot;)||Ea&amp;&amp;G(&quot;9.5&quot;)||Ga&amp;&amp;G(&quot;528&quot;);F&amp;&amp;!G(&quot;8&quot;)||E&amp;&amp;G(&quot;9&quot;);var O=function(a,b,c){ub.call(this);this.Ha=a;this.$a=b||0;this.Ya=c;this.Sa=v(this.ua,this)};fa(O,ub);O.prototype.R=0;O.prototype.start=function(a){this.stop();var b=this.Sa;a=void 0!==a?a:this.$a;if(&quot;function&quot;!=n(b))if(b&amp;&amp;&quot;function&quot;==typeof b.handleEvent)b=v(b.handleEvent,b);else throw Error(&quot;Invalid listener argument&quot;);this.R=2147483647&lt;Number(a)?-1:l.setTimeout(b,a||0)};O.prototype.stop=function(){0!=this.R&amp;&amp;l.clearTimeout(this.R);this.R=0};O.prototype.ua=function(){this.R=0;this.Ha&amp;&amp;this.Ha.call(this.Ya)};var vb=&quot;StopIteration&quot;in l?l.StopIteration:{message:&quot;StopIteration&quot;,stack:&quot;&quot;},wb=function(){};wb.prototype.next=function(){throw vb;};wb.prototype.Na=function(){return this};var P=function(a,b){this.D={};this.g=[];this.Y=this.b=0;var c=arguments.length;if(1&lt;c){if(c%2)throw Error(&quot;Uneven number of arguments&quot;);for(var d=0;d&lt;c;d+=2)this.set(arguments[d],arguments[d+1])}else a&amp;&amp;this.addAll(a)};k=P.prototype;k.B=function(){Q(this);for(var a=[],b=0;b&lt;this.g.length;b++)a.push(this.D[this.g[b]]);return a};k.J=function(){Q(this);return this.g.concat()};k.V=function(a){return R(this.D,a)};k.clear=function(){this.D={};this.Y=this.b=this.g.length=0};k.remove=function(a){return R(this.D,a)?(delete this.D[a],this.b--,this.Y++,this.g.length&gt;2*this.b&amp;&amp;Q(this),!0):!1};var Q=function(a){var b,c;if(a.b!=a.g.length){for(b=c=0;c&lt;a.g.length;){var d=a.g[c];R(a.D,d)&amp;&amp;(a.g[b++]=d);c++}a.g.length=b}if(a.b!=a.g.length){var f={};for(b=c=0;c&lt;a.g.length;)d=a.g[c],R(f,d)||(a.g[b++]=d,f[d]=1),c++;a.g.length=b}};k=P.prototype;k.get=function(a,b){return R(this.D,a)?this.D[a]:b};k.set=function(a,b){R(this.D,a)||(this.b++,this.g.push(a),this.Y++);this.D[a]=b};k.addAll=function(a){if(a instanceof P){var b=a.J();a=a.B()}else b=Aa(a),a=za(a);for(var c=0;c&lt;b.length;c++)this.set(b[c],a[c])};k.forEach=function(a,b){for(var c=this.J(),d=0;d&lt;c.length;d++){var f=c[d],e=this.get(f);a.call(b,e,f,this)}};k.clone=function(){return new P(this)};k.Na=function(a){Q(this);var b=0,c=this.Y,d=this,f=new wb;f.next=function(){if(c!=d.Y)throw Error(&quot;The map has changed since the iterator was created&quot;);if(b&gt;=d.g.length)throw vb;var e=d.g[b++];return a?e:d.D[e]};return f};var R=function(a,b){return Object.prototype.hasOwnProperty.call(a,b)};var xb=function(a){if(a.B&amp;&amp;&quot;function&quot;==typeof a.B)return a.B();if(t(a))return a.split(&quot;&quot;);if(p(a)){for(var b=[],c=a.length,d=0;d&lt;c;d++)b.push(a[d]);return b}return za(a)},yb=function(a,b,c){if(a.forEach&amp;&amp;&quot;function&quot;==typeof a.forEach)a.forEach(b,c);else if(p(a)||t(a))sa(a,b,c);else{if(a.J&amp;&amp;&quot;function&quot;==typeof a.J)var d=a.J();else if(a.B&amp;&amp;&quot;function&quot;==typeof a.B)d=void 0;else if(p(a)||t(a)){d=[];for(var f=a.length,e=0;e&lt;f;e++)d.push(e)}else d=Aa(a);for(var f=xb(a),e=f.length,g=0;g&lt;e;g++)b.call(c,f[g],d&amp;&amp;d[g],a)}};var S=function(a,b){this.A=this.N=this.K=&quot;&quot;;this.S=null;this.M=this.w=&quot;&quot;;this.s=this.ab=!1;if(a instanceof S){this.s=void 0!==b?b:a.s;zb(this,a.K);var c=a.N;T(this);this.N=c;c=a.A;T(this);this.A=c;Ab(this,a.S);c=a.w;T(this);this.w=c;Bb(this,a.h.clone());a=a.M;T(this);this.M=a}else a&amp;&amp;(c=String(a).match(ia))?(this.s=!!b,zb(this,c[1]||&quot;&quot;,!0),a=c[2]||&quot;&quot;,T(this),this.N=U(a),a=c[3]||&quot;&quot;,T(this),this.A=U(a,!0),Ab(this,c[4]),a=c[5]||&quot;&quot;,T(this),this.w=U(a,!0),Bb(this,c[6]||&quot;&quot;,!0),a=c[7]||&quot;&quot;,T(this),this.M=U(a)):(this.s=!!b,this.h=new V(null,0,this.s))};S.prototype.toString=function(){var a=[],b=this.K;b&amp;&amp;a.push(W(b,Cb,!0),&quot;:&quot;);var c=this.A;if(c||&quot;file&quot;==b)a.push(&quot;//&quot;),(b=this.N)&amp;&amp;a.push(W(b,Cb,!0),&quot;@&quot;),a.push(encodeURIComponent(String(c)).replace(/%25([0-9a-fA-F]{2})/g,&quot;%$1&quot;)),c=this.S,null!=c&amp;&amp;a.push(&quot;:&quot;,String(c));if(c=this.w)this.A&amp;&amp;&quot;/&quot;!=c.charAt(0)&amp;&amp;a.push(&quot;/&quot;),a.push(W(c,&quot;/&quot;==c.charAt(0)?Db:Eb,!0));(c=this.h.toString())&amp;&amp;a.push(&quot;?&quot;,c);(c=this.M)&amp;&amp;a.push(&quot;#&quot;,W(c,Fb));return a.join(&quot;&quot;)};S.prototype.resolve=function(a){var b=this.clone(),c=!!a.K;c?zb(b,a.K):c=!!a.N;if(c){var d=a.N;T(b);b.N=d}else c=!!a.A;c?(d=a.A,T(b),b.A=d):c=null!=a.S;d=a.w;if(c)Ab(b,a.S);else if(c=!!a.w){if(&quot;/&quot;!=d.charAt(0))if(this.A&amp;&amp;!this.w)d=&quot;/&quot;+d;else{var f=b.w.lastIndexOf(&quot;/&quot;);-1!=f&amp;&amp;(d=b.w.substr(0,f+1)+d)}f=d;if(&quot;..&quot;==f||&quot;.&quot;==f)d=&quot;&quot;;else if(-1!=f.indexOf(&quot;./&quot;)||-1!=f.indexOf(&quot;/.&quot;)){for(var d=0==f.lastIndexOf(&quot;/&quot;,0),f=f.split(&quot;/&quot;),e=[],g=0;g&lt;f.length;){var h=f[g++];&quot;.&quot;==h?d&amp;&amp;g==f.length&amp;&amp;e.push(&quot;&quot;):&quot;..&quot;==h?((1&lt;e.length||1==e.length&amp;&amp;&quot;&quot;!=e[0])&amp;&amp;e.pop(),d&amp;&amp;g==f.length&amp;&amp;e.push(&quot;&quot;)):(e.push(h),d=!0)}d=e.join(&quot;/&quot;)}else d=f}c?(T(b),b.w=d):c=&quot;&quot;!==a.h.toString();c?Bb(b,a.h.clone()):c=!!a.M;c&amp;&amp;(a=a.M,T(b),b.M=a);return b};S.prototype.clone=function(){return new S(this)};var zb=function(a,b,c){T(a);a.K=c?U(b,!0):b;a.K&amp;&amp;(a.K=a.K.replace(/:$/,&quot;&quot;))},Ab=function(a,b){T(a);if(b){b=Number(b);if(isNaN(b)||0&gt;b)throw Error(&quot;Bad port number &quot;+b);a.S=b}else a.S=null},Bb=function(a,b,c){T(a);b instanceof V?(a.h=b,a.h.ma(a.s)):(c||(b=W(b,Gb)),a.h=new V(b,0,a.s))};S.prototype.removeParameter=function(a){T(this);this.h.remove(a);return this};var T=function(a){if(a.ab)throw Error(&quot;Tried to modify a read-only Uri&quot;);};S.prototype.ma=function(a){this.s=a;this.h&amp;&amp;this.h.ma(a);return this};var U=function(a,b){return a?b?decodeURI(a.replace(/%25/g,&quot;%2525&quot;)):decodeURIComponent(a):&quot;&quot;},W=function(a,b,c){return t(a)?(a=encodeURI(a).replace(b,Hb),c&amp;&amp;(a=a.replace(/%25([0-9a-fA-F]{2})/g,&quot;%$1&quot;)),a):null},Hb=function(a){a=a.charCodeAt(0);return&quot;%&quot;+(a&gt;&gt;4&amp;15).toString(16)+(a&amp;15).toString(16)},Cb=/[#\/\?@]/g,Eb=/[\#\?:]/g,Db=/[\#\?]/g,Gb=/[\#\?@]/g,Fb=/#/g,V=function(a,b,c){this.b=this.a=null;this.j=a||null;this.s=!!c},X=function(a){a.a||(a.a=new P,a.b=0,a.j&amp;&amp;ja(a.j,function(b,c){a.add(decodeURIComponent(b.replace(/\+/g,&quot; &quot;)),c)}))};k=V.prototype;k.add=function(a,b){X(this);this.j=null;a=Y(this,a);var c=this.a.get(a);c||this.a.set(a,c=[]);c.push(b);this.b+=1;return this};k.remove=function(a){X(this);a=Y(this,a);return this.a.V(a)?(this.j=null,this.b-=this.a.get(a).length,this.a.remove(a)):!1};k.clear=function(){this.a=this.j=null;this.b=0};k.V=function(a){X(this);a=Y(this,a);return this.a.V(a)};k.J=function(){X(this);for(var a=this.a.B(),b=this.a.J(),c=[],d=0;d&lt;b.length;d++)for(var f=a[d],e=0;e&lt;f.length;e++)c.push(b[d]);return c};k.B=function(a){X(this);var b=[];if(t(a))this.V(a)&amp;&amp;(b=va(b,this.a.get(Y(this,a))));else{a=this.a.B();for(var c=0;c&lt;a.length;c++)b=va(b,a[c])}return b};k.set=function(a,b){X(this);this.j=null;a=Y(this,a);this.V(a)&amp;&amp;(this.b-=this.a.get(a).length);this.a.set(a,[b]);this.b+=1;return this};k.get=function(a,b){a=a?this.B(a):[];return 0&lt;a.length?String(a[0]):b};k.toString=function(){if(this.j)return this.j;if(!this.a)return&quot;&quot;;for(var a=[],b=this.a.J(),c=0;c&lt;b.length;c++)for(var d=b[c],f=encodeURIComponent(String(d)),d=this.B(d),e=0;e&lt;d.length;e++){var g=f;&quot;&quot;!==d[e]&amp;&amp;(g+=&quot;=&quot;+encodeURIComponent(String(d[e])));a.push(g)}return this.j=a.join(&quot;&amp;&quot;)};k.clone=function(){var a=new V;a.j=this.j;this.a&amp;&amp;(a.a=this.a.clone(),a.b=this.b);return a};var Y=function(a,b){b=String(b);a.s&amp;&amp;(b=b.toLowerCase());return b};V.prototype.ma=function(a){a&amp;&amp;!this.s&amp;&amp;(X(this),this.j=null,this.a.forEach(function(a,c){var b=c.toLowerCase();c!=b&amp;&amp;(this.remove(c),this.remove(b),0&lt;a.length&amp;&amp;(this.j=null,this.a.set(Y(this,b),wa(a)),this.b+=a.length))},this));this.s=a};V.prototype.extend=function(a){for(var b=0;b&lt;arguments.length;b++)yb(arguments[b],function(a,b){this.add(b,a)},this)};var Ib=B(&quot;true&quot;,!0),Jb=B(&quot;false&quot;,!1),Kb=B(&quot;false&quot;,!1),Lb=B(&quot;false&quot;,!1),Mb=parseFloat(&quot;&quot;),Nb=isNaN(Mb)?1:Mb,Ob=[&quot;Custom_layout&quot;,&quot;destinationUrl&quot;,&quot;displayUrl&quot;],Z=function(a,b,c,d,f,e,g){this.$=a;this.F=b;(a=this.F.monitoring)&amp;&amp;c&amp;&amp;(this.v={creativeId:a.creativeId||-1,templateId:a.templateId||-1,experimentId:a.experimentId,reportErrors:a.reportErrors||!1,reportPerf:a.reportPerf||!1,hb:c,frameTiming:a.frameTiming||!1,measureBattery:a.measureBattery||!1,batteryMeasurementDuration:a.batteryMeasurementDuration||0,layoutPath:a.layoutPath,ya:a.gqi,Ja:a.qqi});this.Da=u(d)?d:0;this.Ea=u(f)?f:0;this.Za=u(e)?e:0;this.ja=t(g)?document.getElementById(g):null;this.oa=new O(this.gb,1E4,this);this.G=[];this.ga=&quot;&quot;;this.fa=null;this.$.registerApplicationHandler(&quot;exit&quot;,v(this.za,this));Ib&amp;&amp;Pb(this);Jb&amp;&amp;this.$.registerApplicationHandler(&quot;interactions&quot;,v(this.Aa,this));Kb&amp;&amp;this.$.registerApplicationHandler(&quot;url_update&quot;,v(this.Ba,this))};Z.prototype.za=function(a,b){var c=a.d;&quot;array&quot;==n(c)&amp;&amp;(this.G.push(c[c.length-1]),Qb(this,c)?(c=this.oa,c.stop(),c.ua()):0!=this.oa.R||this.oa.start());if(a.o)this.bb(a.f,a.c,a.r);else if(Qb(this,a.d)){this.ga=a.br||&quot;&quot;;this.fa=a.be||null;a=v(this.Wa,this,a.f,a.c,a.r,b);if(b=window.window_focus_for_click)c=document.createEvent(&quot;MouseEvents&quot;),c.initMouseEvent(&quot;click&quot;,!0,!1,window,1,0,0,0,0,!1,!1,!1,!1,0,null),b.handleClick(c);if(this.v){b=this.v;try{a()}catch(e){a=ob(b);b=e.toString();e.name&amp;&amp;-1==b.indexOf(e.name)&amp;&amp;(b+=&quot;: &quot;+e.name);e.message&amp;&amp;-1==b.indexOf(e.message)&amp;&amp;(b+=&quot;: &quot;+e.message);if(e.stack){var c=e.stack,d=b;try{-1==c.indexOf(d)&amp;&amp;(c=d+&quot;\n&quot;+c);for(var f;c!=f;)f=c,c=c.replace(/((https?:\/..*\/)[^\/:]*:\d+(?:.|\n)*)\2/,&quot;$1&quot;);b=c.replace(/\n */g,&quot;\n&quot;)}catch(g){b=d}}a(b,e.lineNumber,e.fileName)}}else a()}};var Pb=function(a){A.addEventListener(&quot;message&quot;,v(function(a){var b=a.data,d=typeof b;(&quot;object&quot;==d&amp;&amp;null!=b||&quot;function&quot;==d)&amp;&amp;&quot;572251060&quot;==a.data.n&amp;&amp;a.data.er&amp;&amp;(b=a.data.er,b.hasOwnProperty(&quot;f&quot;)?this.za(a.data.er,(D(&quot;Chrome&quot;)||D(&quot;CriOS&quot;))&amp;&amp;!D(&quot;Edge&quot;)):b.hasOwnProperty(&quot;i&quot;)&amp;&amp;Jb?this.Aa(b.i):b.hasOwnProperty(&quot;u&quot;)&amp;&amp;Kb&amp;&amp;this.Ba(b.u))},a),!1);a.$.sendMessage(&quot;exit-pmcfg&quot;,&quot;572251060&quot;)};Z.prototype.bb=aa;var Ub=function(a,b,c,d){if(b&amp;&amp;-1!=Ob.indexOf(b))throw a.v&amp;&amp;L(a.v,&quot;be&quot;,&quot;5&quot;),Error();var f;d&amp;&amp;(f=mb[d]);c=b&amp;&amp;Rb(a,b)||Sb(a,c,f);Lb&amp;&amp;a.G&amp;&amp;0!=a.G.length&amp;&amp;(d=a.G,d=d[d.length-1],c=y(c,&quot;nx&quot;,Math.round(d.x*Nb),&quot;ny&quot;,Math.floor(d.y*Nb)));c=kb(c,a.ga,a.fa);Tb(a,c,b);return c},Wb=function(a,b){return&quot;d&quot;==b||&quot;l_d&quot;==b?Vb(a,&quot;exit_url_directions&quot;):Vb(a,&quot;exit_url_place&quot;)},Tb=function(a,b,c){var d;if(d=a.v)b=(new S(b)).h.get(&quot;adurl&quot;),d=void 0==b||&quot;&quot;==b||&quot;undefined&quot;==b;d&amp;&amp;L(a.v,&quot;be&quot;,&quot;1:&quot;+(c||&quot;&quot;))},Sb=function(a,b,c){var d=a.F.redirect_url;if(!d)return a.v&amp;&amp;L(a.v,&quot;be&quot;,&quot;3&quot;),&quot;&quot;;b&amp;&amp;(d=y(d,&quot;ctype&quot;,b));void 0!=c&amp;&amp;(d=y(d,&quot;nb&quot;,c));return d},Rb=function(a,b){return(a=Xb(a,&quot;adData&quot;))&amp;&amp;a[0]&amp;&amp;a[0][b]},Vb=function(a,b){return(a=Xb(a,&quot;locationData&quot;))&amp;&amp;a[0]&amp;&amp;a[0][b]},Xb=function(a,b){return(a=a.F.google_template_data)&amp;&amp;a[b]},Qb=function(a,b){var c;if(!(c=&quot;array&quot;!=n(b))){c=b[b.length-1];var d=Yb(a);c=!(a.Fa(c)&amp;&amp;c.x&lt;d.width&amp;&amp;c.y&lt;d.height&amp;&amp;0&lt;=c.x&amp;&amp;0&lt;=c.y)}if(!c){var f=b[b.length-1],d=Yb(a);b=f.t;c=f.x;var f=f.y,e=a.Da,g=a.Ea,h=d.width-a.Da-1,d=d.height-a.Ea-1;c=(0&gt;b||b&gt;=a.Za)&amp;&amp;c&gt;=e&amp;&amp;c&lt;=h&amp;&amp;f&gt;=g&amp;&amp;f&lt;=d}return c},Yb=function(a){var b=a.F.google_width,c=a.F.google_height;a.ja&amp;&amp;(b=a.ja.clientWidth,c=a.ja.clientHeight);return new Pa(b,c)};Z.prototype.Fa=function(a){return null!=a&amp;&amp;u(a.x)&amp;&amp;u(a.y)&amp;&amp;u(a.t)&amp;&amp;u(a.e)};Z.prototype.gb=function(){if(&quot;array&quot;==n(this.G)&amp;&amp;this.v){var a=ua(ta(this.G,this.Fa),function(a){return[a.x.toFixed(),a.y.toFixed(),a.t,a.e].join(&quot;_&quot;)}),a=ha(Qb(this,this.G)?&quot;1!&quot;:&quot;0!&quot;,a.length,&quot;!&quot;,this.G.length-a.length,&quot;!&quot;,a.join(&quot;~&quot;));L(this.v,&quot;cd&quot;,a);this.G=[]}};Z.prototype.Aa=function(a){a=a.i;var b=this.F.google_ait_url,c;for(c in nb)if(c in a){for(var d=nb[c],f=a[c],e=b,g=d,h=e.search(oa),r=0,q=[];0&lt;=(b=na(e,r,g,h));)q.push(e.substring(r,b)),r=Math.min(e.indexOf(&quot;&amp;&quot;,b)+1||h,h);q.push(e.substr(r));b=q.join(&quot;&quot;).replace(pa,&quot;$1&quot;);b=z(b,d,f)}Ta(A,b)};Z.prototype.Ba=function(a){var b=Xb(this,&quot;adData&quot;);a=a.f;for(var c in a)b[0][c]=a[c]};var Zb=function(a,b,c,d,f,e,g){Z.call(this,a,b,pb,c,d,f,e);this.Pa=!!g};fa(Zb,Z);Zb.prototype.Wa=function(a,b,c,d){if(&quot;l_c&quot;==c||&quot;t&quot;==c)a:{d=c&amp;&amp;lb[c];c=c&amp;&amp;mb[c];if(&quot;callUrl&quot;==a&amp;&amp;(a=Rb(this,a))&amp;&amp;0==a.indexOf(&quot;tel:&quot;)){c=Sb(this,d);&quot;http:&quot;===A.location.protocol||0!=c.indexOf(&quot;http:&quot;)||(c=&quot;https&quot;+c.slice(4));qb(c,a,null);break a}a=this.F.ctc_formatted_phone_number;b=this.F.ctc_click_tracking_url;d&amp;&amp;(b=y(b,&quot;ctype&quot;,d));c&amp;&amp;(b=y(b,&quot;nb&quot;,c));(c=this.F.ctc_google_voice_url)?tb(new N(b,c,a,null)):qb(b,a,null)}else if(&quot;c&quot;!=c){b=b||c&amp;&amp;lb[c];if(&quot;l_m&quot;==c||&quot;l_s&quot;==c||&quot;l_d&quot;==c||&quot;l&quot;==c||&quot;d&quot;==c){a=Wb(this,c);b=lb[c];var f=mb[c];var e=this.F.google_click_url;e=e instanceof S?e.clone():new S(e,void 0);b&amp;&amp;(T(e),e.h.set(&quot;ctype&quot;,b));void 0!=f&amp;&amp;(T(e),e.h.set(&quot;nb&quot;,f));a?(e.removeParameter(&quot;adurl&quot;),&quot;&quot;!==e.h.toString()?a=ha(e.toString(),&quot;&amp;&quot;,&quot;adurl&quot;,&quot;=&quot;,encodeURIComponent(String(a))):(T(e),e.h.set(&quot;adurl&quot;,a),a=e.toString())):a=e.toString();a=kb(a,this.ga,this.fa);Tb(this,a);Ta(A,a);c=Wb(this,c)}else c=&quot;l_t&quot;==c||&quot;l_i&quot;==c||&quot;l_l&quot;==c?Ub(this,a,b,c):Ub(this,a,b);if(d||this.Pa){if(A.open(c,&quot;_blank&quot;))return;this.v&amp;&amp;L(this.v,&quot;be&quot;,&quot;4&quot;)}A.top.location.href=c}};new Zb(window.secureChannel,window.adData,ra(&quot;0&quot;),ra(&quot;0&quot;),ra(&quot;0&quot;),&quot;google_ad_181732094631&quot;,!1);}).call(this);&lt;/script&gt;&lt;script&gt;vu(&quot;https://adx.g.doubleclick.net/pagead/adview?ai\x3dCE8i9hPINWZrUOYzDxgKht7CACb3z24BJxoHMzOMEwI23ARABIMXfpiJg_YKAgOQSoAHake7-A8gBCeACAKgDAcgDCKoEiAJP0Br03CQSeCf_-ZEgEogtzGI7dfKxsI0kh0SOrCMAPKbNokmY9B95JNwT552swnfZfWZQWSExu5CdhvoV-BV8AqiufPqQ5fiHTvohtPUVYt4wa0idmcUBkWDVrFfjQwL0oBAFFkLfkK3fsZQYfC3aw2w22b8Wqoxk8xjoBKz5yQ0ElrIvoEmVIrvcQbP_Eb4OxYjlAegBLVmKLB8j2LRe6J5w4WsHGoZfLc04uXiVVdggCSXP3Tn7Mb6-TItEyUwpY6YsMNV9nlNTrUFfOAGqGD5yQkiPh4kZKxxfI6Xd8ALm0D1XrOGkM4huoNSqtvxqaDB58g6phABRbbhedgxbPFH8R7k0pXnABLOdmb2YAeAEAZIFBAgEGAGSBQQIBRgEoAYugAeO7pEBqAemvhvYBwDSCAUIgGEQAdgTAg\x26sigh\x3dMm9B40qwMlY\x26template_id\x3d419&quot;)&lt;/script&gt;&lt;style&gt;div,ul,li{margin:0;padding:0;}.abgc{display:block;height:15px;overflow:hidden;position:absolute;right:16px;top:0px;text-rendering:geometricPrecision;width:15px;z-index:9020;}.abgb{display:block;height:15px;width:15px;}.abgc{cursor:pointer;}.cbb{background-image: url('https://tpc.googlesyndication.com/pagead/images/x_button_blue2.svg');background-repeat: no-repeat;background-position: top right;cursor:pointer;height:15px;width:15px;z-index:9020;}.cbb:hover{background-image: url('https://tpc.googlesyndication.com/pagead/images/x_button_dark.svg');cursor:pointer;}.abgb{position:absolute;right:0px;top:0px;}.cbb{position:absolute;right:0;top:0;}.abgc img{display:block;}.abgc svg{display:block;}.abgs{display:none;height:100%;}.abgl{text-decoration:none;}.abgi{fill-opacity:1.0;fill:#00aecd;stroke:none;}.abgbg{fill-opacity:1.0;fill:#cdcccc;stroke:none;}.abgtxt{fill:black;font-family:'Arial';font-size:100px;overflow:visible;stroke:none;}&lt;/style&gt;&lt;div id=abgc class=abgc dir='ltr'&gt;&lt;div id=abgb class=&quot;abgb&quot;&gt;&lt;/div&gt;&lt;div id=abgs class=abgs&gt;&lt;a id=abgl class=abgl href=&quot;https://www.google.com/url?ct=abg&amp;amp;q=https://www.google.com/adsense/support/bin/request.py%3Fcontact%3Dabg_afc%26url%3Dhttps://computers.tutsplus.com/tutorials/how-to-add-an-sd-card-data-logger-to-an-arduino-project--cms-21713%26gl%3DIT%26hl%3Den%26client%3Dca-pub-3558870564527416%26ai0%3DCA3sChPINWZrUOYzDxgKht7CACb3z24BJxoHMzOMEwI23ARABIMXfpiJg_YKAgOQSoAHake7-A8gBCeACAKgDAcgDCKoEiAJP0Br03CQSeCf_-ZEgEogtzGI7dfKxsI0kh0SOrCMAPKbNokmY9B95JNwT552swnfZfWZQWSExu5CdhvoV-BV8AqiufPqQ5fiHTvohtPUVYt4wa0idmcUBkWDVrFfjQwL0oBAFFkLfkK3fsZQYfC3aw2w22b8Wqoxk8xjoBKz5yQ0ElrIvoEmVIrvcQbP_Eb4OxYjlAegBLVmKLB8j2LRe6J5w4WsHGoZfLc04uXiVVdggCSXP3Tn7Mb6-TItEyUwpY6YsMNV9nlNTrUFfOAGqGD5yQkiPh4kZKxxfI6Xd8ALm0D1XrOGkM4huoNSqtvxqaDB58g6phABRbbhedgxbPFH8R7k0pXngBAGgBi6AB47ukQGoB6a-G9gHANIIBQiAYRABsQmNwGkZMnjUT9gTAg&amp;amp;usg=AFQjCNE_pXYoWCIHAK0w7wXTQSEctwk9Cw&quot; target=_blank&gt;&lt;/a&gt;&lt;/div&gt;&lt;/div&gt;&lt;div id=&quot;cbb&quot; class=&quot;cbb&quot; aria-hidden=&quot;true&quot;&gt;&lt;/div&gt;&lt;div id=&quot;mute_panel&quot; aria-hidden=&quot;true&quot;&gt;&lt;/div&gt;&lt;script&gt;var abgp={elp:document.getElementById('abgcp'),el:document.getElementById('abgc'),ael:document.getElementById('abgs'),iel:document.getElementById('abgb'),hw:15,sw:75,hh:15,sh:15,himg:'https://tpc.googlesyndication.com'+'/pagead/images/adchoices/icon.png',simg:'https://tpc.googlesyndication.com/pagead/images/adchoices/en.png',alt:'AdChoices',t:'AdChoices',tw:53,t2:'',t2w:0,tbo:0,att:'adchoices',ff:'',halign:'right',fe:false,iba:false,lttp:false,uic:true,uit:true,ict:document.getElementById('cbb'),ci:'',icd:{&quot;creatives&quot;:[],&quot;height&quot;:600,&quot;width&quot;:300,&quot;attribution&quot;:{&quot;user_feedback_data&quot;:{&quot;mute_icon_url&quot;:&quot;https://googleads.g.doubleclick.net/pagead/images/mtad/x_blue.png&quot;,&quot;pub_feedback_icon_url&quot;:&quot;https://googleads.g.doubleclick.net/pagead/images/mtad/x_blue.png&quot;,&quot;conversion_url&quot;:&quot;https://googleads.g.doubleclick.net/pagead/conversion/?ai=CA3sChPINWZrUOYzDxgKht7CACb3z24BJxoHMzOMEwI23ARABIMXfpiJg_YKAgOQSoAHake7-A8gBCeACAKgDAcgDCKoEiAJP0Br03CQSeCf_-ZEgEogtzGI7dfKxsI0kh0SOrCMAPKbNokmY9B95JNwT552swnfZfWZQWSExu5CdhvoV-BV8AqiufPqQ5fiHTvohtPUVYt4wa0idmcUBkWDVrFfjQwL0oBAFFkLfkK3fsZQYfC3aw2w22b8Wqoxk8xjoBKz5yQ0ElrIvoEmVIrvcQbP_Eb4OxYjlAegBLVmKLB8j2LRe6J5w4WsHGoZfLc04uXiVVdggCSXP3Tn7Mb6-TItEyUwpY6YsMNV9nlNTrUFfOAGqGD5yQkiPh4kZKxxfI6Xd8ALm0D1XrOGkM4huoNSqtvxqaDB58g6phABRbbhedgxbPFH8R7k0pXngBAGgBi6AB47ukQGoB6a-G9gHANIIBQiAYRABsQmNwGkZMnjUT9gTAg\u0026sigh=bXLDSgmJDPE&quot;,&quot;close_button_token&quot;:&quot;0moyvoL8VAQIxoHMzOMEELqYq9sCGJqqUyIQd3d3LmtleXNpZ2h0LmNvbTIICAUTGNO4GxRCF2NhLXB1Yi0zNTU4ODcwNTY0NTI3NDE2SABYLmCjA3AB&quot;,&quot;interaction_conversion&quot;:{&quot;label&quot;:&quot;user_feedback_menu_interaction&quot;,&quot;label_instance&quot;:&quot;&quot;,&quot;include_close_button_token&quot;:false},&quot;survey_header&quot;:&quot;What was wrong with this ad?&quot;,&quot;back_icon_url&quot;:&quot;https://googleads.g.doubleclick.net/pagead/images/mtad/back_blue.png&quot;,&quot;mute_confirmation_header&quot;:&quot;Thanks for the feedback!&quot;,&quot;mute_confirmation_text&quot;:&quot;We’ll review this ad to improve your experience in the future.&quot;,&quot;pub_feedback_confirmation_header&quot;:&quot;Thanks for the feedback!&quot;,&quot;pub_feedback_confirmation_text&quot;:&quot;We’ll use your feedback to review ads on this site.&quot;,&quot;encoded_cookie&quot;:&quot;CAASEuRoYyF6QypcpLAv3sWnkhnn6w&quot;,&quot;undo_text&quot;:&quot;Undo&quot;,&quot;closing_countdown_text&quot;:&quot;Closing ad: %1$d&quot;,&quot;attribution_text&quot;:&quot;AdChoices&quot;,&quot;attribution_icon_url&quot;:&quot;https://googleads.g.doubleclick.net/pagead/images/mtad/ad_choices_blue.png&quot;,&quot;attribution_destination_url&quot;:&quot;https://www.google.com/url?ct=abg\u0026q=https://www.google.com/adsense/support/bin/request.py%3Fcontact%3Dabg_afc%26url%3Dhttps://computers.tutsplus.com/tutorials/how-to-add-an-sd-card-data-logger-to-an-arduino-project--cms-21713%26gl%3DIT%26hl%3Den%26client%3Dca-pub-3558870564527416%26ai0%3DCA3sChPINWZrUOYzDxgKht7CACb3z24BJxoHMzOMEwI23ARABIMXfpiJg_YKAgOQSoAHake7-A8gBCeACAKgDAcgDCKoEiAJP0Br03CQSeCf_-ZEgEogtzGI7dfKxsI0kh0SOrCMAPKbNokmY9B95JNwT552swnfZfWZQWSExu5CdhvoV-BV8AqiufPqQ5fiHTvohtPUVYt4wa0idmcUBkWDVrFfjQwL0oBAFFkLfkK3fsZQYfC3aw2w22b8Wqoxk8xjoBKz5yQ0ElrIvoEmVIrvcQbP_Eb4OxYjlAegBLVmKLB8j2LRe6J5w4WsHGoZfLc04uXiVVdggCSXP3Tn7Mb6-TItEyUwpY6YsMNV9nlNTrUFfOAGqGD5yQkiPh4kZKxxfI6Xd8ALm0D1XrOGkM4huoNSqtvxqaDB58g6phABRbbhedgxbPFH8R7k0pXngBAGgBi6AB47ukQGoB6a-G9gHANIIBQiAYRABsQmNwGkZMnjUT9gTAg\u0026usg=AFQjCNE_pXYoWCIHAK0w7wXTQSEctwk9Cw&quot;,&quot;ad_feedback_icon_url&quot;:&quot;https://googleads.g.doubleclick.net/pagead/images/mtad/x_blue.png&quot;,&quot;is_rtl_language&quot;:false,&quot;feedback_options&quot;:[{&quot;text&quot;:&quot;Stop seeing this ad&quot;,&quot;conversion&quot;:{&quot;label&quot;:&quot;user_feedback_menu_option&quot;,&quot;label_instance&quot;:&quot;1&quot;,&quot;include_close_button_token&quot;:true},&quot;survey&quot;:{&quot;header&quot;:&quot;What was wrong with this ad?&quot;,&quot;options&quot;:[{&quot;text&quot;:&quot;Seen this ad multiple times&quot;,&quot;conversion&quot;:{&quot;label&quot;:&quot;mute_survey_option&quot;,&quot;label_instance&quot;:&quot;2&quot;,&quot;include_close_button_token&quot;:true}},{&quot;text&quot;:&quot;Ad was inappropriate&quot;,&quot;conversion&quot;:{&quot;label&quot;:&quot;mute_survey_option&quot;,&quot;label_instance&quot;:&quot;8&quot;,&quot;include_close_button_token&quot;:true}},{&quot;text&quot;:&quot;Ad covered content&quot;,&quot;conversion&quot;:{&quot;label&quot;:&quot;mute_survey_option&quot;,&quot;label_instance&quot;:&quot;3&quot;,&quot;include_close_button_token&quot;:true}},{&quot;text&quot;:&quot;Not interested in this ad&quot;,&quot;conversion&quot;:{&quot;label&quot;:&quot;mute_survey_option&quot;,&quot;label_instance&quot;:&quot;7&quot;,&quot;include_close_button_token&quot;:true}}]},&quot;undo_conversion&quot;:{&quot;label&quot;:&quot;user_feedback_undo&quot;,&quot;label_instance&quot;:&quot;1&quot;,&quot;include_close_button_token&quot;:true}}],&quot;mute_panel_data&quot;:{&quot;adchoices_icon_url&quot;:&quot;https://googleads.g.doubleclick.net/pagead/images/adchoices/iconx2-000000.png&quot;,&quot;adchoices_button_text&quot;:&quot;AdChoices&quot;,&quot;closed_message_text&quot;:&quot;Ad closed by %1$s&quot;,&quot;enable_lightbox&quot;:false,&quot;google_logo_url&quot;:&quot;https://www.gstatic.com/images/branding/googlelogo/2x/googlelogo_dark_color_84x28dp.png&quot;,&quot;report_ad_button_text&quot;:&quot;Stop seeing this ad&quot;,&quot;confirmation_text&quot;:&quot;We'll try not to show that ad again&quot;,&quot;settings_button_first&quot;:false,&quot;protocol_gstatic_host&quot;:&quot;https://www.gstatic.com&quot;,&quot;jake_mta_context&quot;:&quot;&quot;}}},&quot;flags&quot;:[{&quot;name&quot;:&quot;jake_dimension_selection_strategy&quot;,&quot;value&quot;:&quot;adslotconfig&quot;},{&quot;name&quot;:&quot;jake_transition_timeout&quot;,&quot;value&quot;:&quot;-1&quot;}]},uaal:true,opi: false,ti: false};&lt;/script&gt;&lt;script src=&quot;https://tpc.googlesyndication.com/pagead/js/r20170501/r20110914/abg.js&quot;&gt;&lt;/script&gt;&lt;iframe frameborder=0 height=0 width=0 src=&quot;https://googleads.g.doubleclick.net/pagead/drt/s?v=r20120211&quot; style=&quot;position:absolute&quot;&gt;&lt;/iframe&gt;&lt;script&gt;(function(){var e=this,g=function(a,b,c){return a.call.apply(a.bind,arguments)},h=function(a,b,c){if(!a)throw Error();if(2&lt;arguments.length){var d=Array.prototype.slice.call(arguments,2);return function(){var c=Array.prototype.slice.call(arguments);Array.prototype.unshift.apply(c,d);return a.apply(b,c)}}return function(){return a.apply(b,arguments)}},k=function(a,b,c){Function.prototype.bind&amp;&amp;-1!=Function.prototype.bind.toString().indexOf(&quot;native code&quot;)?k=g:k=h;return k.apply(null,arguments)},l=Date.now||function(){return+new Date};var m=Array.prototype.forEach?function(a,b,c){Array.prototype.forEach.call(a,b,c)}:function(a,b,c){for(var d=a.length,n=&quot;string&quot;==typeof a?a.split(&quot;&quot;):a,f=0;f&lt;d;f++)f in n&amp;&amp;b.call(c,n[f],f,a)};var p=function(a){p[&quot; &quot;](a);return a};p[&quot; &quot;]=function(){};var q=document,r=window;var u=function(){var a=t;try{var b;if(b=!!a&amp;&amp;null!=a.location.href)a:{try{p(a.foo);b=!0;break a}catch(c){}b=!1}return b}catch(c){return!1}};var v=function(){var a=!1;try{var b=Object.defineProperty({},&quot;passive&quot;,{get:function(){a=!0}});e.addEventListener(&quot;test&quot;,null,b)}catch(c){}return a}(),w=function(a,b,c){a.addEventListener?a.addEventListener(b,c,v?void 0:!1):a.attachEvent&amp;&amp;a.attachEvent(&quot;on&quot;+b,c)};var x=!!window.google_async_iframe_id,t=x&amp;&amp;window.parent||window;var y=/^(?:([^:/?#.]+):)?(?:\/\/(?:([^/?#]*)@)?([^/#?]*?)(?::([0-9]+))?(?=[/#?]|$))?([^?#]+)?(?:\?([^#]*))?(?:#([\s\S]*))?$/,z=function(a){return a?decodeURI(a):a};var A=function(a,b){var c=(c=e.performance)&amp;&amp;c.now?c.now():l();this.label=a;this.type=b;this.value=c;this.duration=0;this.uniqueId=this.label+&quot;_&quot;+this.type+&quot;_&quot;+Math.random()};var B=!(!e.chrome||e.setImmediate),C=function(a,b){this.h=[];this.i=b||e;var c=null;b&amp;&amp;(b.google_js_reporting_queue=b.google_js_reporting_queue||[],this.h=b.google_js_reporting_queue,c=b.google_measure_js_timing);this.g=null!=c?c:Math.random()&lt;a};C.prototype.j=function(a){var b=B&amp;&amp;this.i.performance;a&amp;&amp;b&amp;&amp;b.clearMarks&amp;&amp;(b.clearMarks(&quot;goog_&quot;+a.uniqueId+&quot;_start&quot;),b.clearMarks(&quot;goog_&quot;+a.uniqueId+&quot;_end&quot;))};C.prototype.start=function(a,b){if(!this.g)return null;a=new A(a,b);(b=B&amp;&amp;this.i.performance)&amp;&amp;b.mark&amp;&amp;b.mark(&quot;goog_&quot;+a.uniqueId+&quot;_start&quot;);return a};var D;if(x&amp;&amp;!u()){var G=&quot;.&quot;+q.domain;try{for(;2&lt;G.split(&quot;.&quot;).length&amp;&amp;!u();)q.domain=G=G.substr(G.indexOf(&quot;.&quot;)+1),t=window.parent}catch(a){}u()||(t=window)}D=t;var H=new C(1,D),I=function(){D.google_measure_js_timing||(B&amp;&amp;m(H.h,H.j,H),H.h.length=0,H.g=!1)};&quot;complete&quot;==D.document.readyState?I():H.g&amp;&amp;w(D,&quot;load&quot;,function(){I()});var M=function(a,b,c,d,n,f,E,F,T){J(q.hidden)?(this.h=&quot;hidden&quot;,this.j=&quot;visibilitychange&quot;):J(q.mozHidden)?(this.h=&quot;mozHidden&quot;,this.j=&quot;mozvisibilitychange&quot;):J(q.msHidden)?(this.h=&quot;msHidden&quot;,this.j=&quot;msvisibilitychange&quot;):J(q.webkitHidden)&amp;&amp;(this.h=&quot;webkitHidden&quot;,this.j=&quot;webkitvisibilitychange&quot;);this.o=!1;this.g=a;this.i=-1;this.s=b;this.u=c;this.I=d;this.F=f;this.A=E?&quot;mousedown&quot;:&quot;click&quot;;n&amp;&amp;q[this.h]&amp;&amp;K(this,2);this.G=F;this.D=T||0;this.v=this.B=this.l=this.w=null;a=k(this.H,this);w(q,this.j,a);L(this)};M.prototype.H=function(){if(q[this.h])this.o&amp;&amp;(this.C(),this.i=l(),K(this,0));else{if(-1!=this.i){var a=l()-this.i;a&gt;this.D&amp;&amp;(this.i=-1,K(this,1,a),null!==this.g&amp;&amp;(this.g.registerFinalizeCallback(k(this.g.fireOnObject,this.g,&quot;attempt_survey_trigger&quot;,[&quot;wfocus&quot;,this.u,this.s,this.l,this.B,this.v,a])),5E3&lt;a&amp;&amp;this.g.fireOnObject(&quot;should_show_thank_you&quot;,{})))}this.F&amp;&amp;K(this,3)}};var L=function(a){if(null!==a.g){var b=k(function(a,b,c){a=b.J();this.l=a.N().O();this.l||(b=a.M(),this.l=&quot;&quot;+z(b.match(y)[3]||null)+z(b.match(y)[5]||null));this.B=a.L();this.v=a.K();this.m(c)},a),c=a.A;a.g.forEachAd(function(a){a.forEachNavigationAdPiece(function(d){a.listen(d,c,b)})})}else{var d=k(a.m,a);w(r,a.A,d)}};M.prototype.m=function(a){this.w=a.button;this.o=!0;a=k(this.C,this);r.setTimeout(a,5E3)};M.prototype.handleClick=M.prototype.m;M.prototype.C=function(){this.o=!1};var K=function(a,b,c){var d=[&quot;//&quot;,a.I?&quot;googleads.g.doubleclick.net&quot;:&quot;pagead2.googlesyndication.com&quot;,&quot;/pagead/gen_204?id=wfocus&quot;,&quot;&amp;gqid=&quot;+a.s,&quot;&amp;qqid=&quot;+a.u].join(&quot;&quot;);0==b&amp;&amp;(d+=&quot;&amp;return=0&quot;);1==b&amp;&amp;(d+=&quot;&amp;return=1&amp;timeDelta=&quot;+c,a.G&amp;&amp;(d+=&quot;&amp;cbtn=&quot;+a.w));2==b&amp;&amp;(d+=&quot;&amp;bgload=1&quot;);3==b&amp;&amp;(d+=&quot;&amp;fg=1&quot;);r.google_image_requests||(r.google_image_requests=[]);a=r.document.createElement(&quot;img&quot;);a.src=d;r.google_image_requests.push(a)},J=function(a){return&quot;undefined&quot;!==typeof a};var N=function(a,b,c,d,n,f,E,F){return new M(null,a,b,c,d,n,f,E,F)},O=[&quot;wfocusnhinit&quot;],P=e;O[0]in P||!P.execScript||P.execScript(&quot;var &quot;+O[0]);for(var Q;O.length&amp;&amp;(Q=O.shift());){var R;if(R=!O.length)R=void 0!==N;R?P[Q]=N:P[Q]&amp;&amp;P[Q]!==Object.prototype[Q]?P=P[Q]:P=P[Q]={}}var S=r.google_wf_async,U;if(U=S&amp;&amp;S.call)U=&quot;function&quot;===typeof S;U&amp;&amp;r.google_wf_async();}).call(this);&lt;/script&gt;&lt;script&gt;function initWindowFocus() {window['window_focus_for_click'] =wfocusnhinit(&quot;hPINWa76OMbDxgKmzIm4Bg&quot;,&quot;CJqmtI7R29MCFYyhUQodoRsMkA&quot;,true,true,true,false,false,0);}if (window.wfocusnhinit) {initWindowFocus();} else {window['google_wf_async'] = initWindowFocus;}&lt;/script&gt;&lt;iframe scrolling=&quot;no&quot; frameborder=0 height=0 width=0 src=&quot;https://cm.g.doubleclick.net/push?client=ca-pub-3558870564527416&amp;amp;aid=40543671,88631162&quot; style=&quot;position:absolute&quot;&gt;&lt;/iframe&gt;&lt;script src=&quot;https://tpc.googlesyndication.com/pagead/js/r20170501/r20110914/activeview/osd_listener.js&quot;&gt;&lt;/script&gt;&lt;script type=&quot;text/javascript&quot;&gt;osdlfm(-1,'','BqacuhPINWZrUOYzDxgKht7CACQDGgczM4wQAABABOAHIAQngAgDIAwjgBAGgBi7SCAUIgGEQAcITGQoRELOdmb2YASIICAIQARgBIAAY2pHu_gM','',53764242,true,'pvul\x3d1\x26ud\x3d1\x26la\x3d0\x26alp\x3dai\x26alh\x3d2333030244\x26',3,'CAASFeRoYyF6QypcpLAv3sWnkhnn6_jTNw','//pagead2.googlesyndication.com/activeview?avi\x3dBqacuhPINWZrUOYzDxgKht7CACQDGgczM4wQAABABOAHIAQngAgDIAwjgBAGgBi7SCAUIgGEQAcITGQoRELOdmb2YASIICAIQARgBIAAY2pHu_gM\x26cid\x3dCAASFeRoYyF6QypcpLAv3sWnkhnn6_jTNw');&lt;/script&gt;&lt;script&gt;if (window.top &amp;&amp; window.top.postMessage) {window.top.postMessage('{&quot;googMsgType&quot;:&quot;adpnt&quot;}','*');}&lt;/script&gt;&lt;div style=&quot;position:absolute;top:0;left:0;width:300px;height:600px;pointer-events:none;image-rendering:-moz-crisp-edges;z-index:2147483646;background-image:url('data:image/png;base64,iVBORw0KGgoAAAANSUhEUgAAACsAAAAWBAMAAACrl3iAAAAABlBMVEUAAAD+AciWmZzWAAAAAnRSTlMAApidrBQAAACDSURBVBjTbZALDgQxCELxBtz/tBMRP92skzQ1ReYJ8L+iKm9PR73qJKeLVEBfYLp8YalY6urmXfKrtnfK1tv/bv8m6ZL15Yb1BQNr5QlyBvJoBuyeQ2IONjtst7si3szomeIZ7vJXMHfLwWCRnATDKf4kiA78qE2EN0H2xrpugt5S0x9UtAW+T9dEsgAAAABJRU5ErkJggg==');&quot;&gt;&lt;/div&gt;&lt;script&gt;window.rumTick&amp;&amp;rumTick('lb');&lt;/script&gt;&lt;/body&gt;&lt;/html&gt;{&quot;uid&quot;:2,&quot;hostPeerName&quot;:&quot;https://computers.tutsplus.com&quot;,&quot;initialGeometry&quot;:&quot;{\&quot;windowCoords_t\&quot;:106,\&quot;windowCoords_r\&quot;:-1278,\&quot;windowCoords_b\&quot;:768,\&quot;windowCoords_l\&quot;:2513,\&quot;frameCoords_t\&quot;:1085.39990234375,\&quot;frameCoords_r\&quot;:1083,\&quot;frameCoords_b\&quot;:1685.39990234375,\&quot;frameCoords_l\&quot;:783,\&quot;styleZIndex\&quot;:\&quot;auto\&quot;,\&quot;allowedExpansion_t\&quot;:0,\&quot;allowedExpansion_r\&quot;:0,\&quot;allowedExpansion_b\&quot;:0,\&quot;allowedExpansion_l\&quot;:0,\&quot;xInView\&quot;:0,\&quot;yInView\&quot;:0}&quot;,&quot;permissions&quot;:&quot;{\&quot;expandByOverlay\&quot;:false,\&quot;expandByPush\&quot;:false,\&quot;readCookie\&quot;:false,\&quot;writeCookie\&quot;:false}&quot;,&quot;metadata&quot;:&quot;{\&quot;shared\&quot;:{\&quot;sf_ver\&quot;:\&quot;1-0-8\&quot;,\&quot;ck_on\&quot;:1,\&quot;flash_ver\&quot;:\&quot;23.0.0\&quot;}}&quot;,&quot;reportCreativeGeometry&quot;:false,&quot;isDifferentSourceWindow&quot;:false}"/></draw:frame></text:p>
        </text:section>
      </text:section>
      <text:section text:style-name="Sect1" text:name="ctr-1379650643551-0">
        <text:p text:style-name="Text_20_body"/>
      </text:section>
      <text:p text:style-name="P17">Advertisement</text:p>
      <text:p text:style-name="Text_20_body">Translations</text:p>
      <text:p text:style-name="Text_20_body">Envato Tuts+ tutorials are translated into other languages by our community members—you can be involved too!</text:p>
      <text:p text:style-name="P17"><text:a xlink:type="simple" xlink:href="https://getnative.me/?ref=tutsplus&amp;lang=en&amp;url=https://computers.tutsplus.com/tutorials/how-to-add-an-sd-card-data-logger-to-an-arduino-project--cms-21713&amp;title=How%20to%20Add%20an%20SD%20Card%20Data%20Logger%20to%20an%20Arduino%20Project&amp;splitMode=1" text:style-name="Internet_20_link" text:visited-style-name="Visited_20_Internet_20_Link">Translate this post</text:a></text:p>
      <text:p text:style-name="P17">Powered by<draw:frame draw:style-name="fr2" draw:name="immagini5" text:anchor-type="as-char" svg:width="10.583cm" svg:height="3.44cm" draw:z-index="10"><draw:image xlink:href="https://static.tutsplus.com/assets/translations/native-logo-658bb251c3d4aa0b1f50e8cdc1e3a003.png" xlink:type="simple" xlink:show="embed" xlink:actuate="onLoad"/><svg:title>Native logo</svg:title></draw:frame></text:p>
      <text:p text:style-name="P17">Apps</text:p>
      <text:p text:style-name="P17"><text:soft-page-break/><draw:frame draw:style-name="fr5" draw:name="Oggetto5" text:anchor-type="as-char" svg:width="7.938cm" svg:height="6.35cm" draw:z-index="11"><draw:floating-frame xlink:href="https://dx82u1pulx6jk.cloudfront.net/pub/d5ce22305a1b28a42e9157c7493fd88a" xlink:type="simple" xlink:show="embed" xlink:actuate="onLoad"/></draw:frame></text:p>
      <text:section text:style-name="Sect1" text:name="post_comments">
        <text:p text:style-name="P17"/>
        <text:section text:style-name="Sect1" text:name="disqus_thread">
          <text:p text:style-name="P17"><draw:frame draw:style-name="fr6" draw:name="Oggetto6" text:anchor-type="as-char" svg:width="0.041cm" svg:height="0.041cm" draw:z-index="12"><draw:floating-frame xlink:href="https://disqus.com/embed/comments/?base=default&amp;f=tutshub&amp;t_i=21713&amp;t_u=https%3A%2F%2Fcomputers.tutsplus.com%2Ftutorials%2Fhow-to-add-an-sd-card-data-logger-to-an-arduino-project--cms-21713&amp;t_e=How%20to%20Add%20an%20SD%20Card%20Data%20Logger%20to%20an%20Arduino%20Project&amp;t_d=How%20to%20Add%20an%20SD%20Card%20Data%20Logger%20to%20an%20Arduino%20Project&amp;t_t=How%20to%20Add%20an%20SD%20Card%20Data%20Logger%20to%20an%20Arduino%20Project&amp;t_c=3496024&amp;s_o=default&amp;l=en#version=dacd681457c2a9a7c048fe799648f1f7" xlink:type="simple" xlink:show="embed" xlink:actuate="onLoad" draw:frame-name="dsq-app1"/></draw:frame></text:p>
        </text:section>
      </text:section>
      <text:section text:style-name="Sect1" text:name="div-gpt-1379650669907-0">
        <text:p text:style-name="P17"/>
        <text:section text:style-name="Sect1" text:name="google_ads_iframe_/11757429/hub_computer_skills_post_comments_0__container__">
          <text:p text:style-name="P30"><draw:frame draw:style-name="fr3" draw:name="Oggetto7" text:anchor-type="as-char" svg:width="7.938cm" svg:height="6.615cm" draw:z-index="13"><draw:floating-frame draw:frame-name="google_ads_iframe_/11757429/hub_computer_skills_post_comments_0"/></draw:frame></text:p>
        </text:section>
      </text:section>
      <text:section text:style-name="Sect1" text:name="ctr-1379650669907-0">
        <text:p text:style-name="P17"/>
      </text:section>
      <text:p text:style-name="P17">Advertisement</text:p>
      <text:p text:style-name="P17">Looking for something to help kick start your next project?</text:p>
      <text:p text:style-name="P17">Envato Market has a range of items for sale to help get you started.</text:p>
      <text:p text:style-name="P17"><draw:a xlink:type="simple" xlink:href="https://graphicriver.net/category/print-templates/flyers?ec_unit=market_highlight"><draw:frame draw:style-name="fr1" draw:name="immagini6" text:anchor-type="as-char" svg:width="2.067cm" svg:height="1.069cm" draw:z-index="14"><draw:image xlink:href="https://static.tutsplus.com/assets/market/computers/printtemplate-6769b2358633099eb996696d453e582a.png" xlink:type="simple" xlink:show="embed" xlink:actuate="onLoad"/><svg:title>Printtemplate</svg:title></draw:frame></draw:a></text:p>
      <text:p text:style-name="P17"><text:a xlink:type="simple" xlink:href="https://graphicriver.net/category/print-templates/flyers?ec_unit=market_highlight" text:style-name="Internet_20_link" text:visited-style-name="Visited_20_Internet_20_Link">Print Templates</text:a></text:p>
      <text:p text:style-name="P17"><text:a xlink:type="simple" xlink:href="https://graphicriver.net/category/print-templates/flyers?ec_unit=market_highlight" text:style-name="Internet_20_link" text:visited-style-name="Visited_20_Internet_20_Link">From $2</text:a></text:p>
      <text:p text:style-name="P17"><draw:a xlink:type="simple" xlink:href="https://graphicriver.net/category/print-templates/brochures?ec_unit=market_highlight"><draw:frame draw:style-name="fr1" draw:name="immagini7" text:anchor-type="as-char" svg:width="2.067cm" svg:height="1.069cm" draw:z-index="15"><draw:image xlink:href="https://static.tutsplus.com/assets/market/computers/brochuretemplate-d26409f0c25e36e8fa4a3e9829cc3b02.png" xlink:type="simple" xlink:show="embed" xlink:actuate="onLoad"/><svg:title>Brochuretemplate</svg:title></draw:frame></draw:a></text:p>
      <text:p text:style-name="P17"><text:a xlink:type="simple" xlink:href="https://graphicriver.net/category/print-templates/brochures?ec_unit=market_highlight" text:style-name="Internet_20_link" text:visited-style-name="Visited_20_Internet_20_Link">Brochure Templates</text:a></text:p>
      <text:p text:style-name="P17"><text:a xlink:type="simple" xlink:href="https://graphicriver.net/category/print-templates/brochures?ec_unit=market_highlight" text:style-name="Internet_20_link" text:visited-style-name="Visited_20_Internet_20_Link">From $2</text:a></text:p>
      <text:p text:style-name="P17"><draw:a xlink:type="simple" xlink:href="https://graphicriver.net/category/infographics?ec_unit=market_highlight"><draw:frame draw:style-name="fr1" draw:name="immagini8" text:anchor-type="as-char" svg:width="2.067cm" svg:height="1.069cm" draw:z-index="16"><draw:image xlink:href="https://static.tutsplus.com/assets/market/computers/infographic_templates-dea128c53e1309057ca11b42236a5bfa.png" xlink:type="simple" xlink:show="embed" xlink:actuate="onLoad"/><svg:title>Infographic templates</svg:title></draw:frame></draw:a></text:p>
      <text:p text:style-name="P17"><text:a xlink:type="simple" xlink:href="https://graphicriver.net/category/infographics?ec_unit=market_highlight" text:style-name="Internet_20_link" text:visited-style-name="Visited_20_Internet_20_Link">Infographic Templates</text:a></text:p>
      <text:p text:style-name="P17"><text:a xlink:type="simple" xlink:href="https://graphicriver.net/category/infographics?ec_unit=market_highlight" text:style-name="Internet_20_link" text:visited-style-name="Visited_20_Internet_20_Link">From $3</text:a></text:p>
      <text:p text:style-name="P17"><draw:frame draw:style-name="fr1" draw:name="immagini9" text:anchor-type="as-char" svg:width="2.067cm" svg:height="1.069cm" draw:z-index="17"><draw:image xlink:href="https://static.tutsplus.com/assets/ecosystem/Elements-10eb4f0232e552d2ce35296c98383041.png" xlink:type="simple" xlink:show="embed" xlink:actuate="onLoad"/><svg:title>Elements</svg:title></draw:frame></text:p>
      <text:p text:style-name="P17">Unlimited Downloads<text:line-break/>Only $29/month</text:p>
      <text:p text:style-name="P17">Get access to over 18,000 creative assets on Envato Elements.</text:p>
      <text:p text:style-name="P17"><draw:frame draw:style-name="fr1" draw:name="immagini10" text:anchor-type="as-char" svg:width="2.067cm" svg:height="1.069cm" draw:z-index="18"><draw:image xlink:href="https://static.tutsplus.com/assets/ecosystem/Market-0b23eea96d030f4652741fdc593f5112.png" xlink:type="simple" xlink:show="embed" xlink:actuate="onLoad"/><svg:title>Market</svg:title></draw:frame></text:p>
      <text:p text:style-name="P17"><text:soft-page-break/>Over 9 Million Digital Assets</text:p>
      <text:p text:style-name="P17">Everything you need for your next creative project.</text:p>
      <text:p text:style-name="P17"><draw:frame draw:style-name="fr1" draw:name="immagini11" text:anchor-type="as-char" svg:width="2.067cm" svg:height="1.069cm" draw:z-index="19"><draw:image xlink:href="https://static.tutsplus.com/assets/ecosystem/Studio-3a36fd239aeed2592efc44b9cb5a65c1.png" xlink:type="simple" xlink:show="embed" xlink:actuate="onLoad"/><svg:title>Studio</svg:title></draw:frame></text:p>
      <text:p text:style-name="P17">Hire a Freelancer</text:p>
      <text:p text:style-name="P17">Choose from 2,000 professionals ready to do the work for you.</text:p>
      <text:p text:style-name="P17">Envato Tuts+</text:p>
      <text:p text:style-name="P17"><text:a xlink:type="simple" xlink:href="https://tutsplus.com/about" text:style-name="Internet_20_link" text:visited-style-name="Visited_20_Internet_20_Link">About Envato Tuts+</text:a></text:p>
      <text:p text:style-name="P17"><text:a xlink:type="simple" xlink:href="https://tutsplus.com/terms-of-use" text:style-name="Internet_20_link" text:visited-style-name="Visited_20_Internet_20_Link">Terms of Use</text:a></text:p>
      <text:p text:style-name="P17"><text:a xlink:type="simple" xlink:href="https://tutsplus.com/advertise" text:style-name="Internet_20_link" text:visited-style-name="Visited_20_Internet_20_Link">Advertise</text:a></text:p>
      <text:p text:style-name="P17">Join our Community</text:p>
      <text:p text:style-name="P17"><text:a xlink:type="simple" xlink:href="https://tutsplus.com/teach" text:style-name="Internet_20_link" text:visited-style-name="Visited_20_Internet_20_Link">Teach at Envato Tuts+</text:a></text:p>
      <text:p text:style-name="P17"><text:a xlink:type="simple" xlink:href="https://tutsplus.com/translate-for-us" text:style-name="Internet_20_link" text:visited-style-name="Visited_20_Internet_20_Link">Translate for Envato Tuts+</text:a></text:p>
      <text:p text:style-name="P17"><text:a xlink:type="simple" xlink:href="https://forums.envato.com/c/project-making/envato-courses-and-tutorials" text:style-name="Internet_20_link" text:visited-style-name="Visited_20_Internet_20_Link">Forums</text:a></text:p>
      <text:p text:style-name="P17"><text:a xlink:type="simple" xlink:href="http://community.envato.com/#/events/" text:style-name="Internet_20_link" text:visited-style-name="Visited_20_Internet_20_Link">Community Meetups</text:a></text:p>
      <text:p text:style-name="P17">Help</text:p>
      <text:p text:style-name="P17"><text:a xlink:type="simple" xlink:href="https://tutsplus.com/faq" text:style-name="Internet_20_link" text:visited-style-name="Visited_20_Internet_20_Link">FAQ</text:a></text:p>
      <text:p text:style-name="P17"><text:a xlink:type="simple" xlink:href="https://tutsplus.com/support" text:style-name="Internet_20_link" text:visited-style-name="Visited_20_Internet_20_Link">Help Center</text:a></text:p>
      <text:p text:style-name="P17"><draw:frame draw:style-name="fr2" draw:name="immagini12" text:anchor-type="as-char" svg:width="1.997cm" svg:height="0.998cm" draw:z-index="20"><draw:image xlink:href="https://static.tutsplus.com/assets/tuts_logo-b4f5f5fad9a5f4b3f91e3b770689a808.svg" xlink:type="simple" xlink:show="embed" xlink:actuate="onLoad"/><svg:title>envato-tuts+</svg:title></draw:frame></text:p>
      <text:p text:style-name="P17">23,800</text:p>
      <text:p text:style-name="P17">Tutorials</text:p>
      <text:p text:style-name="P17">1,009</text:p>
      <text:p text:style-name="P17">Courses</text:p>
      <text:p text:style-name="P17">9,889</text:p>
      <text:p text:style-name="Text_20_body">Translations</text:p>
      <text:list xml:id="list2526269973325587830" text:style-name="L15">
        <text:list-item>
          <text:p text:style-name="P28"><text:a xlink:type="simple" xlink:href="https://envato.com/" text:style-name="Internet_20_link" text:visited-style-name="Visited_20_Internet_20_Link">Envato.com</text:a></text:p>
        </text:list-item>
        <text:list-item>
          <text:p text:style-name="P28"><text:a xlink:type="simple" xlink:href="https://envato.com/#products" text:style-name="Internet_20_link" text:visited-style-name="Visited_20_Internet_20_Link">Our products</text:a></text:p>
        </text:list-item>
        <text:list-item>
          <text:p text:style-name="P15"><text:a xlink:type="simple" xlink:href="https://envato.com/careers" text:style-name="Internet_20_link" text:visited-style-name="Visited_20_Internet_20_Link">Careers</text:a></text:p>
        </text:list-item>
      </text:list>
      <text:p text:style-name="Text_20_body">© 2017 Envato Pty Ltd. Trademarks and brands are the property of their respective owners.</text:p>
      <text:list xml:id="list9058816716154295582" text:style-name="L16">
        <text:list-item>
          <text:p text:style-name="P29">Follow Envato Tuts+</text:p>
        </text:list-item>
        <text:list-item>
          <text:p text:style-name="P16"/>
        </text:list-item>
      </text:list>
      <text:p text:style-name="P17"><draw:frame draw:style-name="fr3" draw:name="Oggetto8" text:anchor-type="as-char" svg:width="7.938cm" svg:height="0.344cm" draw:z-index="21"><draw:floating-frame xlink:href="https://googleads.g.doubleclick.net/pagead/viewthroughconversion/943617023/?random=1494086276667&amp;cv=8&amp;fst=1494086276667&amp;num=1&amp;fmt=1&amp;guid=ON&amp;eid=376635471&amp;u_h=1080&amp;u_w=1920&amp;u_ah=1050&amp;u_aw=1920&amp;u_cd=24&amp;u_his=4&amp;u_tz=120&amp;u_java=false&amp;u_nplug=1&amp;u_nmime=2&amp;frm=0&amp;url=https%3A%2F%2Fcomputers.tutsplus.com%2Ftutorials%2Fhow-to-add-an-sd-card-data-logger-to-an-arduino-project--cms-21713&amp;ref=https%3A%2F%2Fwww.google.it%2F&amp;tiba=How%20to%20Add%20an%20SD%20Card%20Data%20Logger%20to%20an%20Arduino%20Project" xlink:type="simple" xlink:show="embed" xlink:actuate="onLoad" draw:frame-name="google_conversion_frame"/></draw:frame> </text:p>
      <text:section text:style-name="Sect1" text:name="div-gpt-1382315075460-0">
        <text:p text:style-name="P17"/>
        <text:section text:style-name="Sect1" text:name="google_ads_iframe_/11757429/hub_computer_skills_post_mid_0__container__">
          <text:p text:style-name="P30"><text:soft-page-break/><draw:frame draw:style-name="fr3" draw:name="Oggetto9" text:anchor-type="as-char" svg:width="7.938cm" svg:height="15.875cm" draw:z-index="22"><draw:floating-frame xlink:href="https://tpc.googlesyndication.com/safeframe/1-0-8/html/container.html" xlink:type="simple" xlink:show="embed" xlink:actuate="onLoad" draw:frame-name="1-0-8;54676;&lt;!DOCTYPE html&gt;&lt;html&gt;&lt;head&gt;&lt;script&gt;(function(){window.rumTick=function(c){var b=window,a=b.performance;c&amp;&amp;a&amp;&amp;a.now&amp;&amp;(a=a.now(),b.google_js_reporting_queue=b.google_js_reporting_queue||[],b.google_js_reporting_queue.push({label:c,type:4,value:a,uniqueId:&quot;rum.&quot;+Math.random()}))};}).call(this);rumTick('fb');&lt;/script&gt;&lt;script&gt;var google_casm=[&quot;&quot;,0,null,0,0];&lt;/script&gt;&lt;style type=&quot;text/css&quot;&gt;body{margin:0;padding:0;overflow:hidden;line-height:0;}&lt;/style&gt;&lt;/head&gt;&lt;body&gt;&lt;div id=&quot;root_template_div&quot;style=&quot;position:absolute;overflow:hidden;&quot;&gt;&lt;iframe id=&quot;google_ad_192856617089&quot;sandbox=&quot;allow-scripts&quot;src=&quot;about:blank&quot;width=&quot;300&quot;height=&quot;600&quot;scrolling=&quot;no&quot;frameborder=&quot;0&quot;style=&quot;border:0;overflow:hidden;&quot;&gt;&lt;/iframe&gt;&lt;/div&gt;&lt;script&gt;var adData = {google_width: 300,google_height: 600,google_click_url: 'https://www.googleadservices.com/pagead/aclk?sa\x3dL\x26ai\x3dCR61OhPINWYK1OYSnbNXhvZgKp8LEmkmM1OeXiAX0kMj7mgIQASDF36YiYP2CgIDkEqAB0vnv_gPIAQmpAvdEQlIx56g-4AIAqAMByAMIqgSWAk_QgjKQ42uiDHXoYu17ebNHbfX5PCDssFQUdHs42LDlf3H0HHPMkY3o1ImyIfrIo2E_2w95WcBr35hlvr-ekz-inUcMjlZjl8TzARGM1hQmxiQu9_0LuhPMKkJof_0DafirSXmYbsug6IWSOMI043Dcg5gSxbjwT-t4n6g5JFnqwJJS71TGItzu6GzJX3YUWN2lv08frXwpZRqH7Bx2gP_udBvntBnnIqBkxTu4TPNpRlirHo45zva2XpHPJN5UTWQQkXTwZlz73bzMbG7XklRghUM652Wn9wB_NmRaxCU3TZD9HpeNKhMEdrx3rrE2aDfVJN7XP7BCzFip8ILzOAxsajG4CXIftzvUm01GG6RJ4f3QJ1op4AQBoAYugAeWhpABqAemvhvYBwDSCAUIgGEQAbEJIjBkxNW-uMLYEww\x26num\x3d1\x26cid\x3dCAASEuRoV2Cn-sUFqnB_uOJtLJ5VeA\x26sig\x3dAOD64_1G4zLsm2d3yVFhYwMtheKWxhvI1A\x26client\x3dca-pub-3558870564527416\x26adurl\x3d',google_ait_url: 'https://googleads.g.doubleclick.net/pagead/conversion/?ai\x3dCR61OhPINWYK1OYSnbNXhvZgKp8LEmkmM1OeXiAX0kMj7mgIQASDF36YiYP2CgIDkEqAB0vnv_gPIAQmpAvdEQlIx56g-4AIAqAMByAMIqgSWAk_QgjKQ42uiDHXoYu17ebNHbfX5PCDssFQUdHs42LDlf3H0HHPMkY3o1ImyIfrIo2E_2w95WcBr35hlvr-ekz-inUcMjlZjl8TzARGM1hQmxiQu9_0LuhPMKkJof_0DafirSXmYbsug6IWSOMI043Dcg5gSxbjwT-t4n6g5JFnqwJJS71TGItzu6GzJX3YUWN2lv08frXwpZRqH7Bx2gP_udBvntBnnIqBkxTu4TPNpRlirHo45zva2XpHPJN5UTWQQkXTwZlz73bzMbG7XklRghUM652Wn9wB_NmRaxCU3TZD9HpeNKhMEdrx3rrE2aDfVJN7XP7BCzFip8ILzOAxsajG4CXIftzvUm01GG6RJ4f3QJ1op4AQBoAYugAeWhpABqAemvhvYBwDSCAUIgGEQAbEJIjBkxNW-uMLYEww\x26sigh\x3dvU1ZE-v70IM\x26label\x3d_AITNAME_\x26value\x3d_AITVALUE_',redirect_url: 'https://www.googleadservices.com/pagead/aclk?sa\x3dL\x26ai\x3dCR61OhPINWYK1OYSnbNXhvZgKp8LEmkmM1OeXiAX0kMj7mgIQASDF36YiYP2CgIDkEqAB0vnv_gPIAQmpAvdEQlIx56g-4AIAqAMByAMIqgSWAk_QgjKQ42uiDHXoYu17ebNHbfX5PCDssFQUdHs42LDlf3H0HHPMkY3o1ImyIfrIo2E_2w95WcBr35hlvr-ekz-inUcMjlZjl8TzARGM1hQmxiQu9_0LuhPMKkJof_0DafirSXmYbsug6IWSOMI043Dcg5gSxbjwT-t4n6g5JFnqwJJS71TGItzu6GzJX3YUWN2lv08frXwpZRqH7Bx2gP_udBvntBnnIqBkxTu4TPNpRlirHo45zva2XpHPJN5UTWQQkXTwZlz73bzMbG7XklRghUM652Wn9wB_NmRaxCU3TZD9HpeNKhMEdrx3rrE2aDfVJN7XP7BCzFip8ILzOAxsajG4CXIftzvUm01GG6RJ4f3QJ1op4AQBoAYugAeWhpABqAemvhvYBwDSCAUIgGEQAbEJIjBkxNW-uMLYEww\x26num\x3d1\x26cid\x3dCAASEuRoV2Cn-sUFqnB_uOJtLJ5VeA\x26sig\x3dAOD64_1G4zLsm2d3yVFhYwMtheKWxhvI1A\x26client\x3dca-pub-3558870564527416\x26adurl\x3dhttps://www.humancondition.com',visible_url: 'www.humancondition.com',destination_url: 'https://www.humancondition.com',link_target: '_top',google_template_data: {rendering_settings: {'format': '300x600','screenDensity': '1'},'adData': [{'layout': 'Custom','creationContext': 'AUTHORING_TOOL:UNKNOWN','preU2Urls': 'true','displayUrl': 'www.humancondition.com','destinationUrl': 'https://www.humancondition.com','directions_icon_label': 'DIRECTIONS','info_icon_label': 'STORE','store_info_icon_label': 'INFO','call_icon_label': 'CALL','website_icon_label': 'WEBSITE','useCustomClose': 'true','gpaLimitAnimationTime': 'first','siriusFlagMaximumCloseButtonDelay': '500','FLAG_client_side_flag_overrides': '[{\x22name\x22 : \x22uses_octagon_sdk\x22, \x22value\x22 : true}]','Custom_layout': 'https://tpc.googlesyndication.com/sadbundle/$csp%3Der3$/1398394029902095636/publish_WTM_300x600_30s_no_video/index.html','siriusFlagCloseButtonPosition': 'left,top','gpaPriceDropType': 'animation','versionInfo': '7.3.2'}]}};(function(){var l=this,m=function(a,b,c){a=a.split(&quot;.&quot;);c=c||l;a[0]in c||!c.execScript||c.execScript(&quot;var &quot;+a[0]);for(var d;a.length&amp;&amp;(d=a.shift());)a.length||void 0===b?c=c[d]&amp;&amp;Object.prototype.hasOwnProperty.call(c,d)?c[d]:c[d]={}:c[d]=b},aa=function(){},p=&quot;closure_uid_&quot;+(1E9*Math.random()&gt;&gt;&gt;0),ba=0,ca=function(a,b,c){return a.call.apply(a.bind,arguments)},da=function(a,b,c){if(!a)throw Error();if(2&lt;arguments.length){var d=Array.prototype.slice.call(arguments,2);return function(){var c=Array.prototype.slice.call(arguments);Array.prototype.unshift.apply(c,d);return a.apply(b,c)}}return function(){return a.apply(b,arguments)}},r=function(a,b,c){r=Function.prototype.bind&amp;&amp;-1!=Function.prototype.bind.toString().indexOf(&quot;native code&quot;)?ca:da;return r.apply(null,arguments)},ea=Date.now||function(){return+new Date},fa=function(){var a=t,b=u;function c(){}c.prototype=b.prototype;a.la=b.prototype;a.prototype=new c;a.ia=function(a,c,f){for(var d=Array(arguments.length-2),e=2;e&lt;arguments.length;e++)d[e-2]=arguments[e];return b.prototype[c].apply(a,d)}};var v=String.prototype.trim?function(a){return a.trim()}:function(a){return a.replace(/^[\s\xa0]+|[\s\xa0]+$/g,&quot;&quot;)},w=function(a,b){return a&lt;b?-1:a&gt;b?1:0};var u=function(a,b){this.M=a;this.C=b;this.L=(a=document.documentMode)&amp;&amp;10&gt;a;this.b={};this.f=!1},z=function(a,b){var c=b.n;switch(b.t){case 1:b=b.d;c=x(a,c);c.v(b);break;case 2:b=x(a,c),b.w=!0,y(a,c)}},x=function(a,b){a.b[b]||(a.b[b]={w:!1,j:[],v:null});return a.b[b]},y=function(a,b){var c=x(a,b);if(c.w){for(var d=c.j.length,e=0;e&lt;d;e++)a.sendMessage(b,c.j[e]);c.j=[]}},A=function(a,b){if(a.f){var c={t:2};c.s=a.C;c.n=b;a.send(c)}};u.prototype.registerApplicationHandler=function(a,b){var c=x(this,a);c.v=b;A(this,a)};u.prototype.sendMessage=function(a,b){var c=x(this,a);this.f&amp;&amp;c.w?(c={t:1},c.s=this.C,c.n=a,c.d=b,this.send(c)):c.j.push(b)};var ga=function(a){var b,c;m(b||&quot;secureChannel&quot;,a,c);a.registerApplicationHandler=a.registerApplicationHandler;a.sendMessage=a.sendMessage;a.isInitialized=a.Y};u.prototype.Y=function(){return this.f};var t=function(a,b){u.call(this,a,b);this.D=!!window.MessageChannel;this.A=this.a=null;window.addEventListener&amp;&amp;(this.R=r(this.X,this),window.addEventListener(&quot;message&quot;,this.R,!1))};fa();t.prototype.send=function(a){this.D?this.a&amp;&amp;this.a.postMessage(a):(a=this.L?JSON.stringify(a):a,this.A.source.parent.postMessage(a,&quot;*&quot;))};t.prototype.X=function(a){var b;b=a.data;b=this.L?JSON.parse(b):b;if(b.s===this.C&amp;&amp;(this.D?a.source===this.M:a.source.parent===this.M))if(0===b.t){if(ha(this,a)){this.f=!0;for(var c in this.b)this.b[c].v&amp;&amp;A(this,c),y(this,c)}}else this.A=a,z(this,b)};var ha=function(a,b){if(a.D){a.a=b.ports&amp;&amp;b.ports[0];if(!a.a)return!1;a.a.addEventListener(&quot;message&quot;,r(function(a){z(this,a.data)},a),!1);a.a.start()}else a.A=b;return!0};var B=window;var ja=Array.prototype.forEach?function(a,b,c){Array.prototype.forEach.call(a,b,c)}:function(a,b,c){for(var d=a.length,e=&quot;string&quot;==typeof a?a.split(&quot;&quot;):a,f=0;f&lt;d;f++)f in e&amp;&amp;b.call(c,e[f],f,a)};var C=function(a){C[&quot; &quot;](a);return a};C[&quot; &quot;]=aa;var la=function(a,b){var c,d=ka;c=c?c(a):a;Object.prototype.hasOwnProperty.call(d,c)||(d[c]=b(a))};var D=function(a,b){var c,d;for(d in a)Object.prototype.hasOwnProperty.call(a,d)&amp;&amp;b.call(c,a[d],d,a)};var E=null;var ma=function(){var a=!1;try{var b=Object.defineProperty({},&quot;passive&quot;,{get:function(){a=!0}});l.addEventListener(&quot;test&quot;,null,b)}catch(c){}return a},F=ma(),G=function(a,b,c){var d;a.addEventListener?a.addEventListener(b,c,F?d:d?d.capture||!1:!1):a.attachEvent&amp;&amp;a.attachEvent(&quot;on&quot;+b,c)},H=function(a,b,c){var d;a.removeEventListener?a.removeEventListener(b,c,F?d:d?d.capture||!1:!1):a.detachEvent&amp;&amp;a.detachEvent(&quot;on&quot;+b,c)};var I;a:{var J=l.navigator;if(J){var na=J.userAgent;if(na){I=na;break a}}I=&quot;&quot;}var K=function(a){var b=I;return-1!=b.indexOf(a)},oa=function(){var a=&quot;WebKit&quot;,b=I;return-1!=b.toLowerCase().indexOf(a.toLowerCase())};var pa=K(&quot;Opera&quot;),L=K(&quot;Trident&quot;)||K(&quot;MSIE&quot;),qa=K(&quot;Edge&quot;),M=K(&quot;Gecko&quot;)&amp;&amp;!(oa()&amp;&amp;!K(&quot;Edge&quot;))&amp;&amp;!(K(&quot;Trident&quot;)||K(&quot;MSIE&quot;))&amp;&amp;!K(&quot;Edge&quot;),ra=oa()&amp;&amp;!K(&quot;Edge&quot;),sa=function(){var a=I;if(M)return/rv\:([^\);]+)(\)|;)/.exec(a);if(qa)return/Edge\/([\d\.]+)/.exec(a);if(L)return/\b(?:MSIE|rv)[: ]([^\);]+)(\)|;)/.exec(a);if(ra)return/WebKit\/(\S+)/.exec(a);if(pa)return/(?:Version)[ \/]?(\S+)/.exec(a)},ta=function(){var a=l.document;return a?a.documentMode:void 0},N;a:{var O=&quot;&quot;,P=sa();P&amp;&amp;(O=P?P[1]:&quot;&quot;);if(L){var Q=ta();if(null!=Q&amp;&amp;Q&gt;parseFloat(O)){N=String(Q);break a}}N=O}var ua=N,ka={},va=function(a){la(a,function(){var b,c=a;b=ua;var d=0;b=v(String(b)).split(&quot;.&quot;);for(var c=v(String(c)).split(&quot;.&quot;),e=Math.max(b.length,c.length),f=0;0==d&amp;&amp;f&lt;e;f++){var g=b[f]||&quot;&quot;,h=c[f]||&quot;&quot;;do{g=/(\d*)(\D*)(.*)/.exec(g)||[&quot;&quot;,&quot;&quot;,&quot;&quot;,&quot;&quot;];h=/(\d*)(\D*)(.*)/.exec(h)||[&quot;&quot;,&quot;&quot;,&quot;&quot;,&quot;&quot;];if(0==g[0].length&amp;&amp;0==h[0].length)break;var d=0==g[1].length?0:parseInt(g[1],10),n=0==h[1].length?0:parseInt(h[1],10),d=w(d,n)||w(0==g[2].length,0==h[2].length)||w(g[2],h[2]),g=g[3],h=h[3]}while(0==d)}b=d;return 0&lt;=b})},wa;var xa=l.document,ya=ta();wa=xa&amp;&amp;L?ya||(&quot;CSS1Compat&quot;==xa.compatMode?parseInt(ua,10):5):void 0;var za=wa;var Aa=function(a,b,c){var d,e;e=(e=l.performance)&amp;&amp;e.now?e.now():ea();this.label=a;this.type=b;this.eventId=c;this.value=e;this.duration=d||0};var R=function(a,b){this.enabled=Math.random()&lt;a;this.u=[];this.F={};this.B={};this.I=b||l;b&amp;&amp;(b.google_js_reporting_queue=b.google_js_reporting_queue||[],this.u=b.google_js_reporting_queue)};R.prototype.disable=function(){ja(this.u,this.S,this);this.u.length=0;this.enabled=!1};R.prototype.S=function(a){a=&quot;goog_&quot;+a.label+&quot;_&quot;+a.type+&quot;_&quot;+a.eventId;var b=this.I.performance;b&amp;&amp;b.clearMarks&amp;&amp;(b.clearMarks(a+&quot;_start&quot;),b.clearMarks(a+&quot;_end&quot;))};R.prototype.start=function(a,b){if(!this.enabled)return null;var c;c=this.F[a]||0;c+=1;this.F[a]=c;c=new Aa(a,b,c);a=a+&quot;_&quot;+b;this.B[a]?this.B[a].push(c):this.B[a]=[c];a=&quot;goog_&quot;+c.label+&quot;_&quot;+c.type+&quot;_&quot;+c.eventId;b=this.I;b.performance&amp;&amp;b.performance.mark&amp;&amp;b.performance.mark(a+&quot;_start&quot;);return c};var Ba=function(a,b,c,d,e){this.J=c||4E3;this.g=a||&quot;&amp;&quot;;this.O=b||&quot;,$&quot;;this.l=void 0!==d?d:&quot;trn&quot;;this.ga=e||null;this.N=!1;this.o={};this.aa=0;this.h=[]},Ea=function(a,b,c,d){var e=&quot;&quot;;b=b+&quot;//&quot;+c+d;var f=Ca(a)-d.length-e.length;if(0&gt;f)return&quot;&quot;;a.h.sort(function(a,c){return a-c});d=null;c=&quot;&quot;;for(var g=0;g&lt;a.h.length;g++)for(var h=a.h[g],n=a.o[h],q=0;q&lt;n.length;q++){if(!f){d=null==d?h:d;break}var k=Da(n[q],a.g,a.O);if(k){k=c+k;if(f&gt;=k.length){f-=k.length;b+=k;c=a.g;break}else a.N&amp;&amp;(c=f,k[c-1]==a.g&amp;&amp;--c,b+=k.substr(0,c),c=a.g,f=0);d=null==d?h:d}}g=&quot;&quot;;a.l&amp;&amp;null!=d&amp;&amp;(d=a.ga||d,g=c+a.l+&quot;=&quot;+d);return b+g+e},Ca=function(a){if(!a.l)return a.J;var b=1,c;for(c in a.o)b=c.length&gt;b?c.length:b;return a.J-a.l.length-b-a.g.length-1},Da=function(a,b,c,d,e){var f=[];D(a,function(a,h){(a=Fa(a,b,c,d,e))&amp;&amp;f.push(h+&quot;=&quot;+a)});return f.join(b)},Fa=function(a,b,c,d,e){if(null==a)return&quot;&quot;;b=b||&quot;&amp;&quot;;c=c||&quot;,$&quot;;&quot;string&quot;==typeof c&amp;&amp;(c=c.split(&quot;&quot;));if(a instanceof Array){if(d=d||0,d&lt;c.length){for(var f=[],g=0;g&lt;a.length;g++)f.push(Fa(a[g],b,c,d+1,e));return f.join(c[d])}}else if(&quot;object&quot;==typeof a)return e=e||0,2&gt;e?encodeURIComponent(Da(a,b,c,d,e+1)):&quot;...&quot;;return encodeURIComponent(String(a))};var Ga=function(){var a;a=(a=&quot;http:&quot;===(a||B).location.protocol)?&quot;http:&quot;:&quot;https:&quot;;var b=&quot;pagead2.googlesyndication.com&quot;,c=&quot;/pagead/gen_204?id=&quot;,d=.01;this.ca=a;this.V=b;this.ba=c;this.U=d;this.ea=Math.random()},Ka=function(a,b,c,d,e){var f=Ha;if(Ia(f,!!c,d))try{var g;b instanceof Ba?g=b:(g=new Ba,D(b,function(a,c){var b=g,d=a;a=b.aa++;var e={};e[c]=d;c=[e];b.h.push(a);b.o[a]=c}));var h=Ea(g,f.ca,f.V,f.ba+a+&quot;&amp;&quot;);h&amp;&amp;(&quot;undefined&quot;===typeof e?Ja(h):Ja(h,e))}catch(n){}},Ia=function(a,b,c){c=c||a.U;a=b?a.ea:Math.random();return a&lt;c},Ja=function(a,b){var c=l;c.google_image_requests||(c.google_image_requests=[]);var d=c.document.createElement(&quot;img&quot;);if(b){var e=function(a){b(a);H(d,&quot;load&quot;,e);H(d,&quot;error&quot;,e)};G(d,&quot;load&quot;,e);G(d,&quot;error&quot;,e)}d.src=a;c.google_image_requests.push(d)};var La=function(a,b){var c=0;return Math.min(Math.max(a,c),b)};var S;if(!(S=!M&amp;&amp;!L)){var T;if(T=L){var Ma=9;T=Number(za)&gt;=Ma}S=T}S||M&amp;&amp;va(&quot;1.9.1&quot;);L&amp;&amp;va(&quot;9&quot;);var Ha,U;if(!E){for(var Na=l,Oa,V=Na,Pa=!0,Qa=0,Ra=V,Sa=0;V&amp;&amp;V!=V.parent;){V=V.parent;Sa++;var W;var X=V;try{var Y;if(Y=!!X&amp;&amp;null!=X.location.href)b:{var Ta=X,Ua=&quot;foo&quot;;try{C(Ta[Ua]);Y=!0;break b}catch(a){}Y=!1}W=Y}catch(a){W=!1}if(W)Ra=V,Qa=Sa;else if(Pa)break}Oa={ha:Ra,level:Qa};E=Oa.ha}U=E;var Va=new R(1,U),Wa=function(){U.google_measure_js_timing||Va.disable()};Ha=new Ga;&quot;complete&quot;==U.document.readyState?Wa():G(U,&quot;load&quot;,Wa);var Ya=function(a){var b,c=b||Xa;return function(){var b=this||l,b=b.closure_memoize_cache_||(b.closure_memoize_cache_={}),e=c(a[p]||(a[p]=++ba),arguments);return b.hasOwnProperty(e)?b[e]:b[e]=a.apply(this,arguments)}},Xa=function(a,b){a=[a];for(var c=b.length-1;0&lt;=c;--c)a.push(typeof b[c],b[c]);return a.join(&quot;\x0B&quot;)};var Za=function(a,b){if(navigator.getBattery){var c=navigator.getBattery();c.then(function(c){var d=c.level,f=c.charging;setTimeout(function(){b(100*d|0,100*c.level|0,f||c.charging)},a)})}else b()};var $a=function(a){var b=1E4,c=window.requestAnimationFrame||window.webkitRequestAnimationFrame||window.msRequestAnimationFrame||window.mozRequestAnimationFrame||window.oRequestAnimationFrame;if(c){var d,e=[],f,g,h,n,q,k=window.requestIdleCallback;k&amp;&amp;(g=[],q=function(a){h=a.timeRemaining();n=0});var ia=function(a){if(!d){var b=a-f;e.push(b);f=a;k&amp;&amp;(g.push(h||0),n||(h=0,n=k(q)));c(ia)}};c(function(a){f=a;k&amp;&amp;(n=k(q));c(ia)});setTimeout(function(){a(e,g);d=!0},b)}else a(void 0,void 0)};var bb=function(a){var b=ab;return{T:a.creativeId||-1,fa:a.templateId||-1,G:a.experimentId,ja:a.reportErrors||!1,ka:a.reportPerf||!1,da:b,W:a.frameTiming||!1,$:a.measureBattery||!1,P:a.batteryMeasurementDuration||0,Z:a.layoutPath,H:a.gqi,K:a.qqi}},Z=Ya(function(a,b,c,d){d=d||{};d.i=a.T;d.t=a.fa;d.c=b;d.m=c;d.lp=a.Z;a.G&amp;&amp;(d.e=a.G);a.H&amp;&amp;(d.gqi=a.H);a.K&amp;&amp;(d.qqi=a.K);a.da(d)}),cb=function(a){$a(function(b,c){if(b||c){var d={};b&amp;&amp;(d.fi=b.map(function(a){var b=La(a,4095);a=b&amp;63;b&gt;&gt;=6;return a=&quot;ABCDEFGHIJKLMNOPQRSTUVWXYZabcdefghijklmnopqrstuvwxyz0123456789-_.&quot;[b]+&quot;ABCDEFGHIJKLMNOPQRSTUVWXYZabcdefghijklmnopqrstuvwxyz0123456789-_.&quot;[a]}).join(&quot;&quot;));c&amp;&amp;(d.it=c.map(function(a){return&quot;ABCDEFGHIJKLMNOPQRSTUVWXYZabcdefghijklmnopqrstuvwxyz0123456789-_.&quot;[La(a,63)|0]}).join(&quot;&quot;));Z(a,&quot;ft&quot;,&quot;&quot;,d)}})},db=function(a,b){Za(b,function(c,d,e){if(void 0!==c&amp;&amp;void 0!==d&amp;&amp;void 0!==e){var f={};f.bd=b;f.biv=c;f.bfv=d;f.bc=e;Z(a,&quot;bl&quot;,&quot;&quot;,f)}})},ab=function(a){var b,c=&quot;html5-mon&quot;,d=1,e=&quot;jserror&quot;!=c;Ka(c,a,e,d,b)};var eb=function(a,b,c,d){if(c){var e=new t(c.contentWindow,a),f=b.monitoring;if(f){var g=bb(f);g.W&amp;&amp;cb(g);g.$&amp;&amp;db(g,g.P);window.setTimeout(function(){e.f||Z(g,&quot;sc&quot;,&quot;1&quot;)},2E4)}e.sendMessage(&quot;adData&quot;,b);ga(e);b=B.location.origin||B.location.protocol+&quot;//&quot;+B.location.host;c.src=d+&quot;#t=&quot;+encodeURIComponent(a)+&quot;&amp;p=&quot;+encodeURIComponent(b)}},fb=function(a,b,c,d){c=document.getElementById(c);eb(a,b,c,d)},gb;m(&quot;send&quot;,fb,gb);}).call(this);send('4324429452158298405', adData,'google_ad_192856617089', 'https://tpc.googlesyndication.com/sadbundle/$csp%3Der3$/1398394029902095636/publish_WTM_300x600_30s_no_video/index.html');(function(){var k,l=this,m=function(a,b){a=a.split(&quot;.&quot;);var c=l;a[0]in c||!c.execScript||c.execScript(&quot;var &quot;+a[0]);for(var d;a.length&amp;&amp;(d=a.shift());)a.length||void 0===b?c=c[d]&amp;&amp;c[d]!==Object.prototype[d]?c[d]:c[d]={}:c[d]=b},aa=function(){},n=function(a){var b=typeof a;if(&quot;object&quot;==b)if(a){if(a instanceof Array)return&quot;array&quot;;if(a instanceof Object)return b;var c=Object.prototype.toString.call(a);if(&quot;[object Window]&quot;==c)return&quot;object&quot;;if(&quot;[object Array]&quot;==c||&quot;number&quot;==typeof a.length&amp;&amp;&quot;undefined&quot;!=typeof a.splice&amp;&amp;&quot;undefined&quot;!=typeof a.propertyIsEnumerable&amp;&amp;!a.propertyIsEnumerable(&quot;splice&quot;))return&quot;array&quot;;if(&quot;[object Function]&quot;==c||&quot;undefined&quot;!=typeof a.call&amp;&amp;&quot;undefined&quot;!=typeof a.propertyIsEnumerable&amp;&amp;!a.propertyIsEnumerable(&quot;call&quot;))return&quot;function&quot;}else return&quot;null&quot;;else if(&quot;function&quot;==b&amp;&amp;&quot;undefined&quot;==typeof a.call)return&quot;object&quot;;return b},p=function(a){var b=n(a);return&quot;array&quot;==b||&quot;object&quot;==b&amp;&amp;&quot;number&quot;==typeof a.length},t=function(a){return&quot;string&quot;==typeof a},u=function(a){return&quot;number&quot;==typeof a},ba=&quot;closure_uid_&quot;+(1E9*Math.random()&gt;&gt;&gt;0),ca=0,da=function(a,b,c){return a.call.apply(a.bind,arguments)},ea=function(a,b,c){if(!a)throw Error();if(2&lt;arguments.length){var d=Array.prototype.slice.call(arguments,2);return function(){var c=Array.prototype.slice.call(arguments);Array.prototype.unshift.apply(c,d);return a.apply(b,c)}}return function(){return a.apply(b,arguments)}},v=function(a,b,c){v=Function.prototype.bind&amp;&amp;-1!=Function.prototype.bind.toString().indexOf(&quot;native code&quot;)?da:ea;return v.apply(null,arguments)},w=Date.now||function(){return+new Date},fa=function(a,b){function c(){}c.prototype=b.prototype;a.mb=b.prototype;a.prototype=new c;a.prototype.constructor=a;a.lb=function(a,c,e){for(var d=Array(arguments.length-2),f=2;f&lt;arguments.length;f++)d[f-2]=arguments[f];return b.prototype[c].apply(a,d)}};var ga=String.prototype.trim?function(a){return a.trim()}:function(a){return a.replace(/^[\s\xa0]+|[\s\xa0]+$/g,&quot;&quot;)},ha=function(a){return Array.prototype.join.call(arguments,&quot;&quot;)},x=function(a,b){return a&lt;b?-1:a&gt;b?1:0};var ia=/^(?:([^:/?#.]+):)?(?:\/\/(?:([^/?#]*)@)?([^/#?]*?)(?::([0-9]+))?(?=[/#?]|$))?([^?#]+)?(?:\?([^#]*))?(?:#([\s\S]*))?$/,ja=function(a,b){if(a){a=a.split(&quot;&amp;&quot;);for(var c=0;c&lt;a.length;c++){var d=a[c].indexOf(&quot;=&quot;),f=null;if(0&lt;=d){var e=a[c].substring(0,d);f=a[c].substring(d+1)}else e=a[c];b(e,f?decodeURIComponent(f.replace(/\+/g,&quot; &quot;)):&quot;&quot;)}}},ka=function(a){if(a[1]){var b=a[0],c=b.indexOf(&quot;#&quot;);0&lt;=c&amp;&amp;(a.push(b.substr(c)),a[0]=b=b.substr(0,c));c=b.indexOf(&quot;?&quot;);0&gt;c?a[1]=&quot;?&quot;:c==b.length-1&amp;&amp;(a[1]=void 0)}return a.join(&quot;&quot;)},la=function(a,b,c){if(&quot;array&quot;==n(b))for(var d=0;d&lt;b.length;d++)la(a,String(b[d]),c);else null!=b&amp;&amp;c.push(&quot;&amp;&quot;,a,&quot;&quot;===b?&quot;&quot;:&quot;=&quot;,encodeURIComponent(String(b)))},ma=function(a,b,c){for(c=c||0;c&lt;b.length;c+=2)la(b[c],b[c+1],a);return a},y=function(a,b){return ka(2==arguments.length?ma([a],arguments[1],0):ma([a],arguments,1))},z=function(a,b,c){a=[a,&quot;&amp;&quot;,b];null!=c&amp;&amp;a.push(&quot;=&quot;,encodeURIComponent(String(c)));return ka(a)},na=function(a,b,c,d){for(var f=c.length;0&lt;=(b=a.indexOf(c,b))&amp;&amp;b&lt;d;){var e=a.charCodeAt(b-1);if(38==e||63==e)if(e=a.charCodeAt(b+f),!e||61==e||38==e||35==e)return b;b+=f+1}return-1},oa=/#|$/,pa=/[?&amp;]($|#)/;var qa=document,A=window;var ra=function(a){a=parseInt(a,10);return isNaN(a)?0:a},B=function(a,b){return/^true$/.test(a)?!0:/^false$/.test(a)?!1:b};var sa=Array.prototype.forEach?function(a,b,c){Array.prototype.forEach.call(a,b,c)}:function(a,b,c){for(var d=a.length,f=t(a)?a.split(&quot;&quot;):a,e=0;e&lt;d;e++)e in f&amp;&amp;b.call(c,f[e],e,a)},ta=Array.prototype.filter?function(a,b,c){return Array.prototype.filter.call(a,b,c)}:function(a,b,c){for(var d=a.length,f=[],e=0,g=t(a)?a.split(&quot;&quot;):a,h=0;h&lt;d;h++)if(h in g){var r=g[h];b.call(c,r,h,a)&amp;&amp;(f[e++]=r)}return f},ua=Array.prototype.map?function(a,b,c){return Array.prototype.map.call(a,b,c)}:function(a,b,c){for(var d=a.length,f=Array(d),e=t(a)?a.split(&quot;&quot;):a,g=0;g&lt;d;g++)g in e&amp;&amp;(f[g]=b.call(c,e[g],g,a));return f},va=function(a){return Array.prototype.concat.apply([],arguments)},wa=function(a){var b=a.length;if(0&lt;b){for(var c=Array(b),d=0;d&lt;b;d++)c[d]=a[d];return c}return[]};var C;a:{var xa=l.navigator;if(xa){var ya=xa.userAgent;if(ya){C=ya;break a}}C=&quot;&quot;}var D=function(a){return-1!=C.indexOf(a)};var za=function(a){var b=[],c=0,d;for(d in a)b[c++]=a[d];return b},Aa=function(a){var b=[],c=0,d;for(d in a)b[c++]=d;return b};var Ba=function(a){Ba[&quot; &quot;](a);return a};Ba[&quot; &quot;]=aa;var Da=function(a,b){var c=Ca;return Object.prototype.hasOwnProperty.call(c,a)?c[a]:c[a]=b(a)};var Ea=D(&quot;Opera&quot;),E=D(&quot;Trident&quot;)||D(&quot;MSIE&quot;),Fa=D(&quot;Edge&quot;),F=D(&quot;Gecko&quot;)&amp;&amp;!(-1!=C.toLowerCase().indexOf(&quot;webkit&quot;)&amp;&amp;!D(&quot;Edge&quot;))&amp;&amp;!(D(&quot;Trident&quot;)||D(&quot;MSIE&quot;))&amp;&amp;!D(&quot;Edge&quot;),Ga=-1!=C.toLowerCase().indexOf(&quot;webkit&quot;)&amp;&amp;!D(&quot;Edge&quot;),Ha=function(){var a=l.document;return a?a.documentMode:void 0},Ia;a:{var Ja=&quot;&quot;,Ka=function(){var a=C;if(F)return/rv\:([^\);]+)(\)|;)/.exec(a);if(Fa)return/Edge\/([\d\.]+)/.exec(a);if(E)return/\b(?:MSIE|rv)[: ]([^\);]+)(\)|;)/.exec(a);if(Ga)return/WebKit\/(\S+)/.exec(a);if(Ea)return/(?:Version)[ \/]?(\S+)/.exec(a)}();Ka&amp;&amp;(Ja=Ka?Ka[1]:&quot;&quot;);if(E){var La=Ha();if(null!=La&amp;&amp;La&gt;parseFloat(Ja)){Ia=String(La);break a}}Ia=Ja}var Ma=Ia,Ca={},G=function(a){return Da(a,function(){for(var b=0,c=ga(String(Ma)).split(&quot;.&quot;),d=ga(String(a)).split(&quot;.&quot;),f=Math.max(c.length,d.length),e=0;0==b&amp;&amp;e&lt;f;e++){var g=c[e]||&quot;&quot;,h=d[e]||&quot;&quot;;do{g=/(\d*)(\D*)(.*)/.exec(g)||[&quot;&quot;,&quot;&quot;,&quot;&quot;,&quot;&quot;];h=/(\d*)(\D*)(.*)/.exec(h)||[&quot;&quot;,&quot;&quot;,&quot;&quot;,&quot;&quot;];if(0==g[0].length&amp;&amp;0==h[0].length)break;b=x(0==g[1].length?0:parseInt(g[1],10),0==h[1].length?0:parseInt(h[1],10))||x(0==g[2].length,0==h[2].length)||x(g[2],h[2]);g=g[3];h=h[3]}while(0==b)}return 0&lt;=b})},Na;var Oa=l.document;Na=Oa&amp;&amp;E?Ha()||(&quot;CSS1Compat&quot;==Oa.compatMode?parseInt(Ma,10):5):void 0;!F&amp;&amp;!E||E&amp;&amp;9&lt;=Number(Na)||F&amp;&amp;G(&quot;1.9.1&quot;);E&amp;&amp;G(&quot;9&quot;);var Pa=function(a,b){this.width=a;this.height=b};k=Pa.prototype;k.clone=function(){return new Pa(this.width,this.height)};k.ceil=function(){this.width=Math.ceil(this.width);this.height=Math.ceil(this.height);return this};k.floor=function(){this.width=Math.floor(this.width);this.height=Math.floor(this.height);return this};k.round=function(){this.width=Math.round(this.width);this.height=Math.round(this.height);return this};k.scale=function(a,b){b=u(b)?b:a;this.width*=a;this.height*=b;return this};var Qa=function(){var a=H;try{var b;if(b=!!a&amp;&amp;null!=a.location.href)a:{try{Ba(a.foo);b=!0;break a}catch(c){}b=!1}return b}catch(c){return!1}},Ra=function(a,b){for(var c in a)Object.prototype.hasOwnProperty.call(a,c)&amp;&amp;b.call(void 0,a[c],c,a)};var Sa=function(){var a=!1;try{var b=Object.defineProperty({},&quot;passive&quot;,{get:function(){a=!0}});l.addEventListener(&quot;test&quot;,null,b)}catch(c){}return a}();var Ta=function(a,b){a.google_image_requests||(a.google_image_requests=[]);var c=a.document.createElement(&quot;img&quot;);c.src=b;a.google_image_requests.push(c)};var Ua=!!window.google_async_iframe_id,H=Ua&amp;&amp;window.parent||window;var Va=function(a,b,c,d,f){this.Ia=c||4E3;this.X=a||&quot;&amp;&quot;;this.Qa=b||&quot;,$&quot;;this.da=void 0!==d?d:&quot;trn&quot;;this.kb=f||null;this.Oa=!1;this.ea={};this.cb=0;this.Z=[]},Xa=function(a,b,c,d,f){var e=[];Ra(a,function(a,h){(a=Wa(a,b,c,d,f))&amp;&amp;e.push(h+&quot;=&quot;+a)});return e.join(b)},Wa=function(a,b,c,d,f){if(null==a)return&quot;&quot;;b=b||&quot;&amp;&quot;;c=c||&quot;,$&quot;;&quot;string&quot;==typeof c&amp;&amp;(c=c.split(&quot;&quot;));if(a instanceof Array){if(d=d||0,d&lt;c.length){for(var e=[],g=0;g&lt;a.length;g++)e.push(Wa(a[g],b,c,d+1,f));return e.join(c[d])}}else if(&quot;object&quot;==typeof a)return f=f||0,2&gt;f?encodeURIComponent(Xa(a,b,c,d,f+1)):&quot;...&quot;;return encodeURIComponent(String(a))},Za=function(a,b,c,d){b=b+&quot;//&quot;+c+d;var f=Ya(a)-d.length-0;if(0&gt;f)return&quot;&quot;;a.Z.sort(function(a,b){return a-b});d=null;c=&quot;&quot;;for(var e=0;e&lt;a.Z.length;e++)for(var g=a.Z[e],h=a.ea[g],r=0;r&lt;h.length;r++){if(!f){d=null==d?g:d;break}var q=Xa(h[r],a.X,a.Qa);if(q){q=c+q;if(f&gt;=q.length){f-=q.length;b+=q;c=a.X;break}else a.Oa&amp;&amp;(c=f,q[c-1]==a.X&amp;&amp;--c,b+=q.substr(0,c),c=a.X,f=0);d=null==d?g:d}}e=&quot;&quot;;a.da&amp;&amp;null!=d&amp;&amp;(e=c+a.da+&quot;=&quot;+(a.kb||d));return b+e+&quot;&quot;},Ya=function(a){if(!a.da)return a.Ia;var b=1,c;for(c in a.ea)b=c.length&gt;b?c.length:b;return a.Ia-a.da.length-b-a.X.length-1};var ab=function(a,b){var c=$a;if(1&gt;c.ib)try{if(b instanceof Va)var d=b;else d=new Va,Ra(b,function(a,b){var c=d,e=c.cb++,f={};f[b]=a;a=[f];c.Z.push(e);c.ea[e]=a});var f=Za(d,c.fb,c.A,c.w+a+&quot;&amp;&quot;);f&amp;&amp;Ta(l,f)}catch(e){}};var cb=function(a,b){var c=bb();this.label=a;this.type=b;this.value=c;this.duration=0;this.uniqueId=this.label+&quot;_&quot;+this.type+&quot;_&quot;+Math.random()};var db=!(!l.chrome||l.setImmediate),I=function(a,b){this.ba=[];this.Ca=b||l;var c=null;b&amp;&amp;(b.google_js_reporting_queue=b.google_js_reporting_queue||[],this.ba=b.google_js_reporting_queue,c=b.google_measure_js_timing);this.U=null!=c?c:Math.random()&lt;a},eb=function(a,b){(a=db&amp;&amp;a.Ca.performance)&amp;&amp;a.mark&amp;&amp;a.mark(b)};I.prototype.disable=function(){db&amp;&amp;sa(this.ba,this.Ta,this);this.ba.length=0;this.U=!1};I.prototype.Ta=function(a){var b=db&amp;&amp;this.Ca.performance;a&amp;&amp;b&amp;&amp;b.clearMarks&amp;&amp;(b.clearMarks(&quot;goog_&quot;+a.uniqueId+&quot;_start&quot;),b.clearMarks(&quot;goog_&quot;+a.uniqueId+&quot;_end&quot;))};I.prototype.start=function(a,b){if(!this.U)return null;a=new cb(a,b);eb(this,&quot;goog_&quot;+a.uniqueId+&quot;_start&quot;);return a};I.prototype.end=function(a){this.U&amp;&amp;(a.duration=bb()-a.value,eb(this,&quot;goog_&quot;+a.uniqueId+&quot;_end&quot;),this.U&amp;&amp;this.ba.push(a))};var bb=function(){var a=l.performance;return a&amp;&amp;a.now?a.now():w()};var $a,J;if(Ua&amp;&amp;!Qa()){var K=&quot;.&quot;+qa.domain;try{for(;2&lt;K.split(&quot;.&quot;).length&amp;&amp;!Qa();)qa.domain=K=K.substr(K.indexOf(&quot;.&quot;)+1),H=window.parent}catch(a){}Qa()||(H=window)}J=H;var fb=new I(1,J);$a=new function(){this.fb=&quot;http:&quot;===A.location.protocol?&quot;http:&quot;:&quot;https:&quot;;this.A=&quot;pagead2.googlesyndication.com&quot;;this.w=&quot;/pagead/gen_204?id=&quot;;this.ib=Math.random()};if(&quot;complete&quot;==J.document.readyState)J.google_measure_js_timing||fb.disable();else if(fb.U){var gb=function(){J.google_measure_js_timing||fb.disable()};J.addEventListener?J.addEventListener(&quot;load&quot;,gb,Sa?void 0:!1):J.attachEvent&amp;&amp;J.attachEvent(&quot;onload&quot;,gb)};var ib=function(a){var b=hb;return function(){var c=this||l,c=c.closure_memoize_cache_||(c.closure_memoize_cache_={}),d=b(a[ba]||(a[ba]=++ca),arguments);return c.hasOwnProperty(d)?c[d]:c[d]=a.apply(this,arguments)}},hb=function(a,b){a=[a];for(var c=b.length-1;0&lt;=c;--c)a.push(typeof b[c],b[c]);return a.join(&quot;\x0B&quot;)};var kb=function(a,b,c){if(!c&amp;&amp;!b)return a;if(!c){c=z(a,&quot;bg&quot;,b);if(2E3&gt;=c.length)return c;c=&quot;9&quot;}&quot;8&quot;!=c&amp;&amp;&quot;9&quot;!=c||jb(b);return z(a,&quot;bg&quot;,c)},jb=ib(function(a){var b={};b.bg=a;ab(&quot;bg&quot;,b)});var lb={d:11,l:41,q:76,l_m:77,l_l:78,l_s:79,l_d:80,l_c:81,l_t:82,l_i:83},mb={d:34,l:17,q:17,l_m:33,l_l:8,l_s:35,l_d:34,l_c:14,l_t:0,l_i:9},nb={label:&quot;label&quot;,event_source:&quot;es&quot;,event_data:&quot;d&quot;};var L=ib(function(a,b,c,d){d=d||{};d.i=a.creativeId;d.t=a.templateId;d.c=b;d.m=c;d.lp=a.layoutPath;a.experimentId&amp;&amp;(d.e=a.experimentId);a.ya&amp;&amp;(d.gqi=a.ya);a.Ja&amp;&amp;(d.qqi=a.Ja);a.hb(d)}),ob=function(a){return function(b,c,d){var f={};d&amp;&amp;(f.jsl=d);c&amp;&amp;(f.jsf=c);L(a,&quot;j&quot;,b,f)}},pb=function(a){ab(&quot;html5-mon&quot;,a)};var M=function(){this.H=new XMLHttpRequest};M.prototype.get=function(a,b){if(this.H&amp;&amp;(0==this.H.readyState||4==this.H.readyState))try{this.H.onreadystatechange=v(this.Ra,this,b),this.H.open(&quot;GET&quot;,a,!0),this.H.send(null)}catch(c){b()}};M.prototype.Ra=function(a){4==this.H.readyState&amp;&amp;a()};var qb=function(a,b,c){var d=function(){window.top.location=b},f=new M;c?f.get(a,c):f.get(a,d)},N=function(a,b,c,d){this.qa=a;this.Va=b;this.ra=null;this.la=c;this.va=d;this.I=this.ha=this.P=this.L=this.O=!1;this.ia=void 0;this.C=this.T=this.W=null;this.sa=this.ka=this.Ga=this.Xa=this.La=this.ca=this.aa=this.na=this.xa=this.pa=this.Ma=0};N.prototype.Ua=function(){this.aa=w();this.O=!1;rb(this)};N.prototype.wa=function(){try{this.C&amp;&amp;4==this.C.readyState&amp;&amp;this.L&amp;&amp;(this.ca=w(),this.L=!1,this.C.responseText&amp;&amp;0&lt;this.C.responseText.length&amp;&amp;(this.W=&quot;tel:&quot;+this.C.responseText))}finally{rb(this)}};N.prototype.jb=function(){this.na=w();this.I=!1;rb(this)};var rb=function(a){a.P||(a.O||a.L?a.I||sb(a):(a.I&amp;&amp;(a.I=!1,window.clearTimeout(a.ia),a.ia=void 0),sb(a)))},sb=function(a){if(!a.P){a.P=!0;a.ha=!0;var b=0==a.aa?0:a.aa-a.pa,c=0==a.ca?0:a.ca-a.xa,d=0==a.na?0:a.na-a.Ma,f=a.T&amp;&amp;a.T.H?a.T.H.status:&quot;noreq&quot;,e=a.C?a.C.status:&quot;noreq&quot;,g=/&amp;ctype=\d+/.exec(a.qa),g=g?g[0]:&quot;&quot;;a.La++;var h=0;0!=a.Ga&amp;&amp;0!=a.ka&amp;&amp;(h=a.ka-a.Ga);a.ra=[&quot;//googleads.g.doubleclick.net/pagead/gen_204?id=ctc_metrics&quot;,g,&quot;&amp;dc=&quot;+a.sa,&quot;&amp;ec=&quot;+a.Xa,&quot;&amp;rc=&quot;+a.La,&quot;&amp;ct=&quot;+h,&quot;&amp;ctc_num=&quot;+a.la,&quot;&amp;ctc_gvn=&quot;+a.W,&quot;&amp;ctc_cs_time=&quot;+b,&quot;&amp;ctc_gv_time=&quot;+c,&quot;&amp;ctc_to_time=&quot;+d,&quot;&amp;ctc_cs_status=&quot;+f,&quot;&amp;ctc_gv_status=&quot;+e].join(&quot;&quot;);(new M).get(a.ra,v(a.Ka,a));window.setTimeout(v(a.Ka,a),2E3)}};N.prototype.Ka=function(){this.ha&amp;&amp;(this.I=this.L=this.O=this.ha=!1,null!=this.va?this.va(this.W||this.la):window.top.location=this.W||this.la)};var tb=function(a){var b=w();a.O||a.L||a.I?a.sa++:a.ka=b;var c=!1,d=!1,f=!1;a.O||(a.O=!0,a.P=!1,a.pa=b,a.aa=b,d=!0);a.L||null!=a.W||(a.L=!0,a.P=!1,a.xa=b,a.ca=b,f=!0);a.I||(a.I=!0,a.P=!1,a.Ma=b,c=!0);c&amp;&amp;(a.ia=window.setTimeout(v(a.jb,a),2E3));d&amp;&amp;(a.T=new M,a.T.get(a.qa,v(a.Ua,a)));if(f)try{a.C=new XMLHttpRequest,a.C.onreadystatechange=v(a.wa,a),a.C.open(&quot;GET&quot;,a.Va,!0),a.C.send(null)}catch(e){a.wa()}};m(&quot;ctc_bd&quot;,qb);m(&quot;init_gvc&quot;,function(a,b,c,d){return new N(a,b,c,d)});m(&quot;ctc_bd_gv&quot;,function(a){tb(a)});var ub=function(){this.ta=this.ta;this.eb=this.eb};ub.prototype.ta=!1;E&amp;&amp;G(&quot;9&quot;);!Ga||G(&quot;528&quot;);F&amp;&amp;G(&quot;1.9b&quot;)||E&amp;&amp;G(&quot;8&quot;)||Ea&amp;&amp;G(&quot;9.5&quot;)||Ga&amp;&amp;G(&quot;528&quot;);F&amp;&amp;!G(&quot;8&quot;)||E&amp;&amp;G(&quot;9&quot;);var O=function(a,b,c){ub.call(this);this.Ha=a;this.$a=b||0;this.Ya=c;this.Sa=v(this.ua,this)};fa(O,ub);O.prototype.R=0;O.prototype.start=function(a){this.stop();var b=this.Sa;a=void 0!==a?a:this.$a;if(&quot;function&quot;!=n(b))if(b&amp;&amp;&quot;function&quot;==typeof b.handleEvent)b=v(b.handleEvent,b);else throw Error(&quot;Invalid listener argument&quot;);this.R=2147483647&lt;Number(a)?-1:l.setTimeout(b,a||0)};O.prototype.stop=function(){0!=this.R&amp;&amp;l.clearTimeout(this.R);this.R=0};O.prototype.ua=function(){this.R=0;this.Ha&amp;&amp;this.Ha.call(this.Ya)};var vb=&quot;StopIteration&quot;in l?l.StopIteration:{message:&quot;StopIteration&quot;,stack:&quot;&quot;},wb=function(){};wb.prototype.next=function(){throw vb;};wb.prototype.Na=function(){return this};var P=function(a,b){this.D={};this.g=[];this.Y=this.b=0;var c=arguments.length;if(1&lt;c){if(c%2)throw Error(&quot;Uneven number of arguments&quot;);for(var d=0;d&lt;c;d+=2)this.set(arguments[d],arguments[d+1])}else a&amp;&amp;this.addAll(a)};k=P.prototype;k.B=function(){Q(this);for(var a=[],b=0;b&lt;this.g.length;b++)a.push(this.D[this.g[b]]);return a};k.J=function(){Q(this);return this.g.concat()};k.V=function(a){return R(this.D,a)};k.clear=function(){this.D={};this.Y=this.b=this.g.length=0};k.remove=function(a){return R(this.D,a)?(delete this.D[a],this.b--,this.Y++,this.g.length&gt;2*this.b&amp;&amp;Q(this),!0):!1};var Q=function(a){var b,c;if(a.b!=a.g.length){for(b=c=0;c&lt;a.g.length;){var d=a.g[c];R(a.D,d)&amp;&amp;(a.g[b++]=d);c++}a.g.length=b}if(a.b!=a.g.length){var f={};for(b=c=0;c&lt;a.g.length;)d=a.g[c],R(f,d)||(a.g[b++]=d,f[d]=1),c++;a.g.length=b}};k=P.prototype;k.get=function(a,b){return R(this.D,a)?this.D[a]:b};k.set=function(a,b){R(this.D,a)||(this.b++,this.g.push(a),this.Y++);this.D[a]=b};k.addAll=function(a){if(a instanceof P){var b=a.J();a=a.B()}else b=Aa(a),a=za(a);for(var c=0;c&lt;b.length;c++)this.set(b[c],a[c])};k.forEach=function(a,b){for(var c=this.J(),d=0;d&lt;c.length;d++){var f=c[d],e=this.get(f);a.call(b,e,f,this)}};k.clone=function(){return new P(this)};k.Na=function(a){Q(this);var b=0,c=this.Y,d=this,f=new wb;f.next=function(){if(c!=d.Y)throw Error(&quot;The map has changed since the iterator was created&quot;);if(b&gt;=d.g.length)throw vb;var e=d.g[b++];return a?e:d.D[e]};return f};var R=function(a,b){return Object.prototype.hasOwnProperty.call(a,b)};var xb=function(a){if(a.B&amp;&amp;&quot;function&quot;==typeof a.B)return a.B();if(t(a))return a.split(&quot;&quot;);if(p(a)){for(var b=[],c=a.length,d=0;d&lt;c;d++)b.push(a[d]);return b}return za(a)},yb=function(a,b,c){if(a.forEach&amp;&amp;&quot;function&quot;==typeof a.forEach)a.forEach(b,c);else if(p(a)||t(a))sa(a,b,c);else{if(a.J&amp;&amp;&quot;function&quot;==typeof a.J)var d=a.J();else if(a.B&amp;&amp;&quot;function&quot;==typeof a.B)d=void 0;else if(p(a)||t(a)){d=[];for(var f=a.length,e=0;e&lt;f;e++)d.push(e)}else d=Aa(a);for(var f=xb(a),e=f.length,g=0;g&lt;e;g++)b.call(c,f[g],d&amp;&amp;d[g],a)}};var S=function(a,b){this.A=this.N=this.K=&quot;&quot;;this.S=null;this.M=this.w=&quot;&quot;;this.s=this.ab=!1;if(a instanceof S){this.s=void 0!==b?b:a.s;zb(this,a.K);var c=a.N;T(this);this.N=c;c=a.A;T(this);this.A=c;Ab(this,a.S);c=a.w;T(this);this.w=c;Bb(this,a.h.clone());a=a.M;T(this);this.M=a}else a&amp;&amp;(c=String(a).match(ia))?(this.s=!!b,zb(this,c[1]||&quot;&quot;,!0),a=c[2]||&quot;&quot;,T(this),this.N=U(a),a=c[3]||&quot;&quot;,T(this),this.A=U(a,!0),Ab(this,c[4]),a=c[5]||&quot;&quot;,T(this),this.w=U(a,!0),Bb(this,c[6]||&quot;&quot;,!0),a=c[7]||&quot;&quot;,T(this),this.M=U(a)):(this.s=!!b,this.h=new V(null,0,this.s))};S.prototype.toString=function(){var a=[],b=this.K;b&amp;&amp;a.push(W(b,Cb,!0),&quot;:&quot;);var c=this.A;if(c||&quot;file&quot;==b)a.push(&quot;//&quot;),(b=this.N)&amp;&amp;a.push(W(b,Cb,!0),&quot;@&quot;),a.push(encodeURIComponent(String(c)).replace(/%25([0-9a-fA-F]{2})/g,&quot;%$1&quot;)),c=this.S,null!=c&amp;&amp;a.push(&quot;:&quot;,String(c));if(c=this.w)this.A&amp;&amp;&quot;/&quot;!=c.charAt(0)&amp;&amp;a.push(&quot;/&quot;),a.push(W(c,&quot;/&quot;==c.charAt(0)?Db:Eb,!0));(c=this.h.toString())&amp;&amp;a.push(&quot;?&quot;,c);(c=this.M)&amp;&amp;a.push(&quot;#&quot;,W(c,Fb));return a.join(&quot;&quot;)};S.prototype.resolve=function(a){var b=this.clone(),c=!!a.K;c?zb(b,a.K):c=!!a.N;if(c){var d=a.N;T(b);b.N=d}else c=!!a.A;c?(d=a.A,T(b),b.A=d):c=null!=a.S;d=a.w;if(c)Ab(b,a.S);else if(c=!!a.w){if(&quot;/&quot;!=d.charAt(0))if(this.A&amp;&amp;!this.w)d=&quot;/&quot;+d;else{var f=b.w.lastIndexOf(&quot;/&quot;);-1!=f&amp;&amp;(d=b.w.substr(0,f+1)+d)}f=d;if(&quot;..&quot;==f||&quot;.&quot;==f)d=&quot;&quot;;else if(-1!=f.indexOf(&quot;./&quot;)||-1!=f.indexOf(&quot;/.&quot;)){for(var d=0==f.lastIndexOf(&quot;/&quot;,0),f=f.split(&quot;/&quot;),e=[],g=0;g&lt;f.length;){var h=f[g++];&quot;.&quot;==h?d&amp;&amp;g==f.length&amp;&amp;e.push(&quot;&quot;):&quot;..&quot;==h?((1&lt;e.length||1==e.length&amp;&amp;&quot;&quot;!=e[0])&amp;&amp;e.pop(),d&amp;&amp;g==f.length&amp;&amp;e.push(&quot;&quot;)):(e.push(h),d=!0)}d=e.join(&quot;/&quot;)}else d=f}c?(T(b),b.w=d):c=&quot;&quot;!==a.h.toString();c?Bb(b,a.h.clone()):c=!!a.M;c&amp;&amp;(a=a.M,T(b),b.M=a);return b};S.prototype.clone=function(){return new S(this)};var zb=function(a,b,c){T(a);a.K=c?U(b,!0):b;a.K&amp;&amp;(a.K=a.K.replace(/:$/,&quot;&quot;))},Ab=function(a,b){T(a);if(b){b=Number(b);if(isNaN(b)||0&gt;b)throw Error(&quot;Bad port number &quot;+b);a.S=b}else a.S=null},Bb=function(a,b,c){T(a);b instanceof V?(a.h=b,a.h.ma(a.s)):(c||(b=W(b,Gb)),a.h=new V(b,0,a.s))};S.prototype.removeParameter=function(a){T(this);this.h.remove(a);return this};var T=function(a){if(a.ab)throw Error(&quot;Tried to modify a read-only Uri&quot;);};S.prototype.ma=function(a){this.s=a;this.h&amp;&amp;this.h.ma(a);return this};var U=function(a,b){return a?b?decodeURI(a.replace(/%25/g,&quot;%2525&quot;)):decodeURIComponent(a):&quot;&quot;},W=function(a,b,c){return t(a)?(a=encodeURI(a).replace(b,Hb),c&amp;&amp;(a=a.replace(/%25([0-9a-fA-F]{2})/g,&quot;%$1&quot;)),a):null},Hb=function(a){a=a.charCodeAt(0);return&quot;%&quot;+(a&gt;&gt;4&amp;15).toString(16)+(a&amp;15).toString(16)},Cb=/[#\/\?@]/g,Eb=/[\#\?:]/g,Db=/[\#\?]/g,Gb=/[\#\?@]/g,Fb=/#/g,V=function(a,b,c){this.b=this.a=null;this.j=a||null;this.s=!!c},X=function(a){a.a||(a.a=new P,a.b=0,a.j&amp;&amp;ja(a.j,function(b,c){a.add(decodeURIComponent(b.replace(/\+/g,&quot; &quot;)),c)}))};k=V.prototype;k.add=function(a,b){X(this);this.j=null;a=Y(this,a);var c=this.a.get(a);c||this.a.set(a,c=[]);c.push(b);this.b+=1;return this};k.remove=function(a){X(this);a=Y(this,a);return this.a.V(a)?(this.j=null,this.b-=this.a.get(a).length,this.a.remove(a)):!1};k.clear=function(){this.a=this.j=null;this.b=0};k.V=function(a){X(this);a=Y(this,a);return this.a.V(a)};k.J=function(){X(this);for(var a=this.a.B(),b=this.a.J(),c=[],d=0;d&lt;b.length;d++)for(var f=a[d],e=0;e&lt;f.length;e++)c.push(b[d]);return c};k.B=function(a){X(this);var b=[];if(t(a))this.V(a)&amp;&amp;(b=va(b,this.a.get(Y(this,a))));else{a=this.a.B();for(var c=0;c&lt;a.length;c++)b=va(b,a[c])}return b};k.set=function(a,b){X(this);this.j=null;a=Y(this,a);this.V(a)&amp;&amp;(this.b-=this.a.get(a).length);this.a.set(a,[b]);this.b+=1;return this};k.get=function(a,b){a=a?this.B(a):[];return 0&lt;a.length?String(a[0]):b};k.toString=function(){if(this.j)return this.j;if(!this.a)return&quot;&quot;;for(var a=[],b=this.a.J(),c=0;c&lt;b.length;c++)for(var d=b[c],f=encodeURIComponent(String(d)),d=this.B(d),e=0;e&lt;d.length;e++){var g=f;&quot;&quot;!==d[e]&amp;&amp;(g+=&quot;=&quot;+encodeURIComponent(String(d[e])));a.push(g)}return this.j=a.join(&quot;&amp;&quot;)};k.clone=function(){var a=new V;a.j=this.j;this.a&amp;&amp;(a.a=this.a.clone(),a.b=this.b);return a};var Y=function(a,b){b=String(b);a.s&amp;&amp;(b=b.toLowerCase());return b};V.prototype.ma=function(a){a&amp;&amp;!this.s&amp;&amp;(X(this),this.j=null,this.a.forEach(function(a,c){var b=c.toLowerCase();c!=b&amp;&amp;(this.remove(c),this.remove(b),0&lt;a.length&amp;&amp;(this.j=null,this.a.set(Y(this,b),wa(a)),this.b+=a.length))},this));this.s=a};V.prototype.extend=function(a){for(var b=0;b&lt;arguments.length;b++)yb(arguments[b],function(a,b){this.add(b,a)},this)};var Ib=B(&quot;true&quot;,!0),Jb=B(&quot;false&quot;,!1),Kb=B(&quot;false&quot;,!1),Lb=B(&quot;false&quot;,!1),Mb=parseFloat(&quot;&quot;),Nb=isNaN(Mb)?1:Mb,Ob=[&quot;Custom_layout&quot;,&quot;destinationUrl&quot;,&quot;displayUrl&quot;],Z=function(a,b,c,d,f,e,g){this.$=a;this.F=b;(a=this.F.monitoring)&amp;&amp;c&amp;&amp;(this.v={creativeId:a.creativeId||-1,templateId:a.templateId||-1,experimentId:a.experimentId,reportErrors:a.reportErrors||!1,reportPerf:a.reportPerf||!1,hb:c,frameTiming:a.frameTiming||!1,measureBattery:a.measureBattery||!1,batteryMeasurementDuration:a.batteryMeasurementDuration||0,layoutPath:a.layoutPath,ya:a.gqi,Ja:a.qqi});this.Da=u(d)?d:0;this.Ea=u(f)?f:0;this.Za=u(e)?e:0;this.ja=t(g)?document.getElementById(g):null;this.oa=new O(this.gb,1E4,this);this.G=[];this.ga=&quot;&quot;;this.fa=null;this.$.registerApplicationHandler(&quot;exit&quot;,v(this.za,this));Ib&amp;&amp;Pb(this);Jb&amp;&amp;this.$.registerApplicationHandler(&quot;interactions&quot;,v(this.Aa,this));Kb&amp;&amp;this.$.registerApplicationHandler(&quot;url_update&quot;,v(this.Ba,this))};Z.prototype.za=function(a,b){var c=a.d;&quot;array&quot;==n(c)&amp;&amp;(this.G.push(c[c.length-1]),Qb(this,c)?(c=this.oa,c.stop(),c.ua()):0!=this.oa.R||this.oa.start());if(a.o)this.bb(a.f,a.c,a.r);else if(Qb(this,a.d)){this.ga=a.br||&quot;&quot;;this.fa=a.be||null;a=v(this.Wa,this,a.f,a.c,a.r,b);if(b=window.window_focus_for_click)c=document.createEvent(&quot;MouseEvents&quot;),c.initMouseEvent(&quot;click&quot;,!0,!1,window,1,0,0,0,0,!1,!1,!1,!1,0,null),b.handleClick(c);if(this.v){b=this.v;try{a()}catch(e){a=ob(b);b=e.toString();e.name&amp;&amp;-1==b.indexOf(e.name)&amp;&amp;(b+=&quot;: &quot;+e.name);e.message&amp;&amp;-1==b.indexOf(e.message)&amp;&amp;(b+=&quot;: &quot;+e.message);if(e.stack){var c=e.stack,d=b;try{-1==c.indexOf(d)&amp;&amp;(c=d+&quot;\n&quot;+c);for(var f;c!=f;)f=c,c=c.replace(/((https?:\/..*\/)[^\/:]*:\d+(?:.|\n)*)\2/,&quot;$1&quot;);b=c.replace(/\n */g,&quot;\n&quot;)}catch(g){b=d}}a(b,e.lineNumber,e.fileName)}}else a()}};var Pb=function(a){A.addEventListener(&quot;message&quot;,v(function(a){var b=a.data,d=typeof b;(&quot;object&quot;==d&amp;&amp;null!=b||&quot;function&quot;==d)&amp;&amp;&quot;-6779201&quot;==a.data.n&amp;&amp;a.data.er&amp;&amp;(b=a.data.er,b.hasOwnProperty(&quot;f&quot;)?this.za(a.data.er,(D(&quot;Chrome&quot;)||D(&quot;CriOS&quot;))&amp;&amp;!D(&quot;Edge&quot;)):b.hasOwnProperty(&quot;i&quot;)&amp;&amp;Jb?this.Aa(b.i):b.hasOwnProperty(&quot;u&quot;)&amp;&amp;Kb&amp;&amp;this.Ba(b.u))},a),!1);a.$.sendMessage(&quot;exit-pmcfg&quot;,&quot;-6779201&quot;)};Z.prototype.bb=aa;var Ub=function(a,b,c,d){if(b&amp;&amp;-1!=Ob.indexOf(b))throw a.v&amp;&amp;L(a.v,&quot;be&quot;,&quot;5&quot;),Error();var f;d&amp;&amp;(f=mb[d]);c=b&amp;&amp;Rb(a,b)||Sb(a,c,f);Lb&amp;&amp;a.G&amp;&amp;0!=a.G.length&amp;&amp;(d=a.G,d=d[d.length-1],c=y(c,&quot;nx&quot;,Math.round(d.x*Nb),&quot;ny&quot;,Math.floor(d.y*Nb)));c=kb(c,a.ga,a.fa);Tb(a,c,b);return c},Wb=function(a,b){return&quot;d&quot;==b||&quot;l_d&quot;==b?Vb(a,&quot;exit_url_directions&quot;):Vb(a,&quot;exit_url_place&quot;)},Tb=function(a,b,c){var d;if(d=a.v)b=(new S(b)).h.get(&quot;adurl&quot;),d=void 0==b||&quot;&quot;==b||&quot;undefined&quot;==b;d&amp;&amp;L(a.v,&quot;be&quot;,&quot;1:&quot;+(c||&quot;&quot;))},Sb=function(a,b,c){var d=a.F.redirect_url;if(!d)return a.v&amp;&amp;L(a.v,&quot;be&quot;,&quot;3&quot;),&quot;&quot;;b&amp;&amp;(d=y(d,&quot;ctype&quot;,b));void 0!=c&amp;&amp;(d=y(d,&quot;nb&quot;,c));return d},Rb=function(a,b){return(a=Xb(a,&quot;adData&quot;))&amp;&amp;a[0]&amp;&amp;a[0][b]},Vb=function(a,b){return(a=Xb(a,&quot;locationData&quot;))&amp;&amp;a[0]&amp;&amp;a[0][b]},Xb=function(a,b){return(a=a.F.google_template_data)&amp;&amp;a[b]},Qb=function(a,b){var c;if(!(c=&quot;array&quot;!=n(b))){c=b[b.length-1];var d=Yb(a);c=!(a.Fa(c)&amp;&amp;c.x&lt;d.width&amp;&amp;c.y&lt;d.height&amp;&amp;0&lt;=c.x&amp;&amp;0&lt;=c.y)}if(!c){var f=b[b.length-1],d=Yb(a);b=f.t;c=f.x;var f=f.y,e=a.Da,g=a.Ea,h=d.width-a.Da-1,d=d.height-a.Ea-1;c=(0&gt;b||b&gt;=a.Za)&amp;&amp;c&gt;=e&amp;&amp;c&lt;=h&amp;&amp;f&gt;=g&amp;&amp;f&lt;=d}return c},Yb=function(a){var b=a.F.google_width,c=a.F.google_height;a.ja&amp;&amp;(b=a.ja.clientWidth,c=a.ja.clientHeight);return new Pa(b,c)};Z.prototype.Fa=function(a){return null!=a&amp;&amp;u(a.x)&amp;&amp;u(a.y)&amp;&amp;u(a.t)&amp;&amp;u(a.e)};Z.prototype.gb=function(){if(&quot;array&quot;==n(this.G)&amp;&amp;this.v){var a=ua(ta(this.G,this.Fa),function(a){return[a.x.toFixed(),a.y.toFixed(),a.t,a.e].join(&quot;_&quot;)}),a=ha(Qb(this,this.G)?&quot;1!&quot;:&quot;0!&quot;,a.length,&quot;!&quot;,this.G.length-a.length,&quot;!&quot;,a.join(&quot;~&quot;));L(this.v,&quot;cd&quot;,a);this.G=[]}};Z.prototype.Aa=function(a){a=a.i;var b=this.F.google_ait_url,c;for(c in nb)if(c in a){for(var d=nb[c],f=a[c],e=b,g=d,h=e.search(oa),r=0,q=[];0&lt;=(b=na(e,r,g,h));)q.push(e.substring(r,b)),r=Math.min(e.indexOf(&quot;&amp;&quot;,b)+1||h,h);q.push(e.substr(r));b=q.join(&quot;&quot;).replace(pa,&quot;$1&quot;);b=z(b,d,f)}Ta(A,b)};Z.prototype.Ba=function(a){var b=Xb(this,&quot;adData&quot;);a=a.f;for(var c in a)b[0][c]=a[c]};var Zb=function(a,b,c,d,f,e,g){Z.call(this,a,b,pb,c,d,f,e);this.Pa=!!g};fa(Zb,Z);Zb.prototype.Wa=function(a,b,c,d){if(&quot;l_c&quot;==c||&quot;t&quot;==c)a:{d=c&amp;&amp;lb[c];c=c&amp;&amp;mb[c];if(&quot;callUrl&quot;==a&amp;&amp;(a=Rb(this,a))&amp;&amp;0==a.indexOf(&quot;tel:&quot;)){c=Sb(this,d);&quot;http:&quot;===A.location.protocol||0!=c.indexOf(&quot;http:&quot;)||(c=&quot;https&quot;+c.slice(4));qb(c,a,null);break a}a=this.F.ctc_formatted_phone_number;b=this.F.ctc_click_tracking_url;d&amp;&amp;(b=y(b,&quot;ctype&quot;,d));c&amp;&amp;(b=y(b,&quot;nb&quot;,c));(c=this.F.ctc_google_voice_url)?tb(new N(b,c,a,null)):qb(b,a,null)}else if(&quot;c&quot;!=c){b=b||c&amp;&amp;lb[c];if(&quot;l_m&quot;==c||&quot;l_s&quot;==c||&quot;l_d&quot;==c||&quot;l&quot;==c||&quot;d&quot;==c){a=Wb(this,c);b=lb[c];var f=mb[c];var e=this.F.google_click_url;e=e instanceof S?e.clone():new S(e,void 0);b&amp;&amp;(T(e),e.h.set(&quot;ctype&quot;,b));void 0!=f&amp;&amp;(T(e),e.h.set(&quot;nb&quot;,f));a?(e.removeParameter(&quot;adurl&quot;),&quot;&quot;!==e.h.toString()?a=ha(e.toString(),&quot;&amp;&quot;,&quot;adurl&quot;,&quot;=&quot;,encodeURIComponent(String(a))):(T(e),e.h.set(&quot;adurl&quot;,a),a=e.toString())):a=e.toString();a=kb(a,this.ga,this.fa);Tb(this,a);Ta(A,a);c=Wb(this,c)}else c=&quot;l_t&quot;==c||&quot;l_i&quot;==c||&quot;l_l&quot;==c?Ub(this,a,b,c):Ub(this,a,b);if(d||this.Pa){if(A.open(c,&quot;_blank&quot;))return;this.v&amp;&amp;L(this.v,&quot;be&quot;,&quot;4&quot;)}A.top.location.href=c}};new Zb(window.secureChannel,window.adData,ra(&quot;0&quot;),ra(&quot;0&quot;),ra(&quot;0&quot;),&quot;google_ad_192856617089&quot;,!1);}).call(this);&lt;/script&gt;&lt;style&gt;div,ul,li{margin:0;padding:0;}.abgc{display:block;height:15px;overflow:hidden;position:absolute;right:16px;top:0px;text-rendering:geometricPrecision;width:15px;z-index:9020;}.abgb{display:block;height:15px;width:15px;}.abgc{cursor:pointer;}.cbb{background-image: url('https://tpc.googlesyndication.com/pagead/images/x_button_blue2.svg');background-repeat: no-repeat;background-position: top right;cursor:pointer;height:15px;width:15px;z-index:9020;}.cbb:hover{background-image: url('https://tpc.googlesyndication.com/pagead/images/x_button_dark.svg');cursor:pointer;}.abgb{position:absolute;right:0px;top:0px;}.cbb{position:absolute;right:0;top:0;}.abgc img{display:block;}.abgc svg{display:block;}.abgs{display:none;height:100%;}.abgl{text-decoration:none;}.abgi{fill-opacity:1.0;fill:#00aecd;stroke:none;}.abgbg{fill-opacity:1.0;fill:#cdcccc;stroke:none;}.abgtxt{fill:black;font-family:'Arial';font-size:100px;overflow:visible;stroke:none;}&lt;/style&gt;&lt;div id=abgc class=abgc dir='ltr'&gt;&lt;div id=abgb class=&quot;abgb&quot;&gt;&lt;/div&gt;&lt;div id=abgs class=abgs&gt;&lt;a id=abgl class=abgl href=&quot;https://www.google.com/url?ct=abg&amp;amp;q=https://www.google.com/adsense/support/bin/request.py%3Fcontact%3Dabg_afc%26url%3Dhttps://computers.tutsplus.com/tutorials/how-to-add-an-sd-card-data-logger-to-an-arduino-project--cms-21713%26gl%3DIT%26hl%3Den%26client%3Dca-pub-3558870564527416%26ai0%3DCR61OhPINWYK1OYSnbNXhvZgKp8LEmkmM1OeXiAX0kMj7mgIQASDF36YiYP2CgIDkEqAB0vnv_gPIAQmpAvdEQlIx56g-4AIAqAMByAMIqgSWAk_QgjKQ42uiDHXoYu17ebNHbfX5PCDssFQUdHs42LDlf3H0HHPMkY3o1ImyIfrIo2E_2w95WcBr35hlvr-ekz-inUcMjlZjl8TzARGM1hQmxiQu9_0LuhPMKkJof_0DafirSXmYbsug6IWSOMI043Dcg5gSxbjwT-t4n6g5JFnqwJJS71TGItzu6GzJX3YUWN2lv08frXwpZRqH7Bx2gP_udBvntBnnIqBkxTu4TPNpRlirHo45zva2XpHPJN5UTWQQkXTwZlz73bzMbG7XklRghUM652Wn9wB_NmRaxCU3TZD9HpeNKhMEdrx3rrE2aDfVJN7XP7BCzFip8ILzOAxsajG4CXIftzvUm01GG6RJ4f3QJ1op4AQBoAYugAeWhpABqAemvhvYBwDSCAUIgGEQAbEJIjBkxNW-uMLYEww&amp;amp;usg=AFQjCNH4AIssRESoYs6N-beT569OXecQGA&quot; target=_blank&gt;&lt;/a&gt;&lt;/div&gt;&lt;/div&gt;&lt;div id=&quot;cbb&quot; class=&quot;cbb&quot; aria-hidden=&quot;true&quot;&gt;&lt;/div&gt;&lt;div id=&quot;mute_panel&quot; aria-hidden=&quot;true&quot;&gt;&lt;/div&gt;&lt;script&gt;var abgp={elp:document.getElementById('abgcp'),el:document.getElementById('abgc'),ael:document.getElementById('abgs'),iel:document.getElementById('abgb'),hw:15,sw:75,hh:15,sh:15,himg:'https://tpc.googlesyndication.com'+'/pagead/images/adchoices/icon.png',simg:'https://tpc.googlesyndication.com/pagead/images/adchoices/en.png',alt:'AdChoices',t:'AdChoices',tw:53,t2:'',t2w:0,tbo:0,att:'adchoices',ff:'',halign:'right',fe:false,iba:false,lttp:false,uic:true,uit:true,ict:document.getElementById('cbb'),ci:'',icd:{&quot;creatives&quot;:[],&quot;height&quot;:600,&quot;width&quot;:300,&quot;attribution&quot;:{&quot;user_feedback_data&quot;:{&quot;mute_icon_url&quot;:&quot;https://googleads.g.doubleclick.net/pagead/images/mtad/x_blue.png&quot;,&quot;pub_feedback_icon_url&quot;:&quot;https://googleads.g.doubleclick.net/pagead/images/mtad/x_blue.png&quot;,&quot;conversion_url&quot;:&quot;https://googleads.g.doubleclick.net/pagead/conversion/?ai=CR61OhPINWYK1OYSnbNXhvZgKp8LEmkmM1OeXiAX0kMj7mgIQASDF36YiYP2CgIDkEqAB0vnv_gPIAQmpAvdEQlIx56g-4AIAqAMByAMIqgSWAk_QgjKQ42uiDHXoYu17ebNHbfX5PCDssFQUdHs42LDlf3H0HHPMkY3o1ImyIfrIo2E_2w95WcBr35hlvr-ekz-inUcMjlZjl8TzARGM1hQmxiQu9_0LuhPMKkJof_0DafirSXmYbsug6IWSOMI043Dcg5gSxbjwT-t4n6g5JFnqwJJS71TGItzu6GzJX3YUWN2lv08frXwpZRqH7Bx2gP_udBvntBnnIqBkxTu4TPNpRlirHo45zva2XpHPJN5UTWQQkXTwZlz73bzMbG7XklRghUM652Wn9wB_NmRaxCU3TZD9HpeNKhMEdrx3rrE2aDfVJN7XP7BCzFip8ILzOAxsajG4CXIftzvUm01GG6RJ4f3QJ1op4AQBoAYugAeWhpABqAemvhvYBwDSCAUIgGEQAbEJIjBkxNW-uMLYEww\u0026sigh=vU1ZE-v70IM&quot;,&quot;close_button_token&quot;:&quot;jjp2LTCNl8EIjNTnl4gFEJ-lq-MCGIjJUSIWd3d3Lmh1bWFuY29uZGl0aW9uLmNvbTIICAUTGObtHRRCF2NhLXB1Yi0zNTU4ODcwNTY0NTI3NDE2SAZYLmCjA3AB&quot;,&quot;interaction_conversion&quot;:{&quot;label&quot;:&quot;user_feedback_menu_interaction&quot;,&quot;label_instance&quot;:&quot;&quot;,&quot;include_close_button_token&quot;:false},&quot;survey_header&quot;:&quot;What was wrong with this ad?&quot;,&quot;back_icon_url&quot;:&quot;https://googleads.g.doubleclick.net/pagead/images/mtad/back_blue.png&quot;,&quot;mute_confirmation_header&quot;:&quot;Thanks for the feedback!&quot;,&quot;mute_confirmation_text&quot;:&quot;We’ll review this ad to improve your experience in the future.&quot;,&quot;pub_feedback_confirmation_header&quot;:&quot;Thanks for the feedback!&quot;,&quot;pub_feedback_confirmation_text&quot;:&quot;We’ll use your feedback to review ads on this site.&quot;,&quot;encoded_cookie&quot;:&quot;CAASEuRoV2Cn-sUFqnB_uOJtLJ5VeA&quot;,&quot;undo_text&quot;:&quot;Undo&quot;,&quot;closing_countdown_text&quot;:&quot;Closing ad: %1$d&quot;,&quot;attribution_text&quot;:&quot;AdChoices&quot;,&quot;attribution_icon_url&quot;:&quot;https://googleads.g.doubleclick.net/pagead/images/mtad/ad_choices_blue.png&quot;,&quot;attribution_destination_url&quot;:&quot;https://www.google.com/url?ct=abg\u0026q=https://www.google.com/adsense/support/bin/request.py%3Fcontact%3Dabg_afc%26url%3Dhttps://computers.tutsplus.com/tutorials/how-to-add-an-sd-card-data-logger-to-an-arduino-project--cms-21713%26gl%3DIT%26hl%3Den%26client%3Dca-pub-3558870564527416%26ai0%3DCR61OhPINWYK1OYSnbNXhvZgKp8LEmkmM1OeXiAX0kMj7mgIQASDF36YiYP2CgIDkEqAB0vnv_gPIAQmpAvdEQlIx56g-4AIAqAMByAMIqgSWAk_QgjKQ42uiDHXoYu17ebNHbfX5PCDssFQUdHs42LDlf3H0HHPMkY3o1ImyIfrIo2E_2w95WcBr35hlvr-ekz-inUcMjlZjl8TzARGM1hQmxiQu9_0LuhPMKkJof_0DafirSXmYbsug6IWSOMI043Dcg5gSxbjwT-t4n6g5JFnqwJJS71TGItzu6GzJX3YUWN2lv08frXwpZRqH7Bx2gP_udBvntBnnIqBkxTu4TPNpRlirHo45zva2XpHPJN5UTWQQkXTwZlz73bzMbG7XklRghUM652Wn9wB_NmRaxCU3TZD9HpeNKhMEdrx3rrE2aDfVJN7XP7BCzFip8ILzOAxsajG4CXIftzvUm01GG6RJ4f3QJ1op4AQBoAYugAeWhpABqAemvhvYBwDSCAUIgGEQAbEJIjBkxNW-uMLYEww\u0026usg=AFQjCNH4AIssRESoYs6N-beT569OXecQGA&quot;,&quot;ad_feedback_icon_url&quot;:&quot;https://googleads.g.doubleclick.net/pagead/images/mtad/x_blue.png&quot;,&quot;is_rtl_language&quot;:false,&quot;feedback_options&quot;:[{&quot;text&quot;:&quot;Stop seeing this ad&quot;,&quot;conversion&quot;:{&quot;label&quot;:&quot;user_feedback_menu_option&quot;,&quot;label_instance&quot;:&quot;1&quot;,&quot;include_close_button_token&quot;:true},&quot;survey&quot;:{&quot;header&quot;:&quot;What was wrong with this ad?&quot;,&quot;options&quot;:[{&quot;text&quot;:&quot;Seen this ad multiple times&quot;,&quot;conversion&quot;:{&quot;label&quot;:&quot;mute_survey_option&quot;,&quot;label_instance&quot;:&quot;2&quot;,&quot;include_close_button_token&quot;:true}},{&quot;text&quot;:&quot;Ad was inappropriate&quot;,&quot;conversion&quot;:{&quot;label&quot;:&quot;mute_survey_option&quot;,&quot;label_instance&quot;:&quot;8&quot;,&quot;include_close_button_token&quot;:true}},{&quot;text&quot;:&quot;Ad covered content&quot;,&quot;conversion&quot;:{&quot;label&quot;:&quot;mute_survey_option&quot;,&quot;label_instance&quot;:&quot;3&quot;,&quot;include_close_button_token&quot;:true}},{&quot;text&quot;:&quot;Not interested in this ad&quot;,&quot;conversion&quot;:{&quot;label&quot;:&quot;mute_survey_option&quot;,&quot;label_instance&quot;:&quot;7&quot;,&quot;include_close_button_token&quot;:true}}]},&quot;undo_conversion&quot;:{&quot;label&quot;:&quot;user_feedback_undo&quot;,&quot;label_instance&quot;:&quot;1&quot;,&quot;include_close_button_token&quot;:true}}],&quot;mute_panel_data&quot;:{&quot;adchoices_icon_url&quot;:&quot;https://googleads.g.doubleclick.net/pagead/images/adchoices/iconx2-000000.png&quot;,&quot;adchoices_button_text&quot;:&quot;AdChoices&quot;,&quot;closed_message_text&quot;:&quot;Ad closed by %1$s&quot;,&quot;enable_lightbox&quot;:false,&quot;google_logo_url&quot;:&quot;https://www.gstatic.com/images/branding/googlelogo/2x/googlelogo_dark_color_84x28dp.png&quot;,&quot;report_ad_button_text&quot;:&quot;Stop seeing this ad&quot;,&quot;confirmation_text&quot;:&quot;We'll try not to show that ad again&quot;,&quot;settings_button_first&quot;:false,&quot;protocol_gstatic_host&quot;:&quot;https://www.gstatic.com&quot;,&quot;jake_mta_context&quot;:&quot;&quot;}}},&quot;flags&quot;:[{&quot;name&quot;:&quot;jake_dimension_selection_strategy&quot;,&quot;value&quot;:&quot;adslotconfig&quot;},{&quot;name&quot;:&quot;jake_transition_timeout&quot;,&quot;value&quot;:&quot;-1&quot;}]},uaal:true,opi: false,ti: false};&lt;/script&gt;&lt;script src=&quot;https://tpc.googlesyndication.com/pagead/js/r20170501/r20110914/abg.js&quot;&gt;&lt;/script&gt;&lt;iframe frameborder=0 height=0 width=0 src=&quot;https://googleads.g.doubleclick.net/pagead/drt/s?v=r20120211&quot; style=&quot;position:absolute&quot;&gt;&lt;/iframe&gt;&lt;script&gt;(function(){var e=this,g=function(a,b,c){return a.call.apply(a.bind,arguments)},h=function(a,b,c){if(!a)throw Error();if(2&lt;arguments.length){var d=Array.prototype.slice.call(arguments,2);return function(){var c=Array.prototype.slice.call(arguments);Array.prototype.unshift.apply(c,d);return a.apply(b,c)}}return function(){return a.apply(b,arguments)}},k=function(a,b,c){Function.prototype.bind&amp;&amp;-1!=Function.prototype.bind.toString().indexOf(&quot;native code&quot;)?k=g:k=h;return k.apply(null,arguments)},l=Date.now||function(){return+new Date};var m=Array.prototype.forEach?function(a,b,c){Array.prototype.forEach.call(a,b,c)}:function(a,b,c){for(var d=a.length,n=&quot;string&quot;==typeof a?a.split(&quot;&quot;):a,f=0;f&lt;d;f++)f in n&amp;&amp;b.call(c,n[f],f,a)};var p=function(a){p[&quot; &quot;](a);return a};p[&quot; &quot;]=function(){};var q=document,r=window;var u=function(){var a=t;try{var b;if(b=!!a&amp;&amp;null!=a.location.href)a:{try{p(a.foo);b=!0;break a}catch(c){}b=!1}return b}catch(c){return!1}};var v=function(){var a=!1;try{var b=Object.defineProperty({},&quot;passive&quot;,{get:function(){a=!0}});e.addEventListener(&quot;test&quot;,null,b)}catch(c){}return a}(),w=function(a,b,c){a.addEventListener?a.addEventListener(b,c,v?void 0:!1):a.attachEvent&amp;&amp;a.attachEvent(&quot;on&quot;+b,c)};var x=!!window.google_async_iframe_id,t=x&amp;&amp;window.parent||window;var y=/^(?:([^:/?#.]+):)?(?:\/\/(?:([^/?#]*)@)?([^/#?]*?)(?::([0-9]+))?(?=[/#?]|$))?([^?#]+)?(?:\?([^#]*))?(?:#([\s\S]*))?$/,z=function(a){return a?decodeURI(a):a};var A=function(a,b){var c=(c=e.performance)&amp;&amp;c.now?c.now():l();this.label=a;this.type=b;this.value=c;this.duration=0;this.uniqueId=this.label+&quot;_&quot;+this.type+&quot;_&quot;+Math.random()};var B=!(!e.chrome||e.setImmediate),C=function(a,b){this.h=[];this.i=b||e;var c=null;b&amp;&amp;(b.google_js_reporting_queue=b.google_js_reporting_queue||[],this.h=b.google_js_reporting_queue,c=b.google_measure_js_timing);this.g=null!=c?c:Math.random()&lt;a};C.prototype.j=function(a){var b=B&amp;&amp;this.i.performance;a&amp;&amp;b&amp;&amp;b.clearMarks&amp;&amp;(b.clearMarks(&quot;goog_&quot;+a.uniqueId+&quot;_start&quot;),b.clearMarks(&quot;goog_&quot;+a.uniqueId+&quot;_end&quot;))};C.prototype.start=function(a,b){if(!this.g)return null;a=new A(a,b);(b=B&amp;&amp;this.i.performance)&amp;&amp;b.mark&amp;&amp;b.mark(&quot;goog_&quot;+a.uniqueId+&quot;_start&quot;);return a};var D;if(x&amp;&amp;!u()){var G=&quot;.&quot;+q.domain;try{for(;2&lt;G.split(&quot;.&quot;).length&amp;&amp;!u();)q.domain=G=G.substr(G.indexOf(&quot;.&quot;)+1),t=window.parent}catch(a){}u()||(t=window)}D=t;var H=new C(1,D),I=function(){D.google_measure_js_timing||(B&amp;&amp;m(H.h,H.j,H),H.h.length=0,H.g=!1)};&quot;complete&quot;==D.document.readyState?I():H.g&amp;&amp;w(D,&quot;load&quot;,function(){I()});var M=function(a,b,c,d,n,f,E,F,T){J(q.hidden)?(this.h=&quot;hidden&quot;,this.j=&quot;visibilitychange&quot;):J(q.mozHidden)?(this.h=&quot;mozHidden&quot;,this.j=&quot;mozvisibilitychange&quot;):J(q.msHidden)?(this.h=&quot;msHidden&quot;,this.j=&quot;msvisibilitychange&quot;):J(q.webkitHidden)&amp;&amp;(this.h=&quot;webkitHidden&quot;,this.j=&quot;webkitvisibilitychange&quot;);this.o=!1;this.g=a;this.i=-1;this.s=b;this.u=c;this.I=d;this.F=f;this.A=E?&quot;mousedown&quot;:&quot;click&quot;;n&amp;&amp;q[this.h]&amp;&amp;K(this,2);this.G=F;this.D=T||0;this.v=this.B=this.l=this.w=null;a=k(this.H,this);w(q,this.j,a);L(this)};M.prototype.H=function(){if(q[this.h])this.o&amp;&amp;(this.C(),this.i=l(),K(this,0));else{if(-1!=this.i){var a=l()-this.i;a&gt;this.D&amp;&amp;(this.i=-1,K(this,1,a),null!==this.g&amp;&amp;(this.g.registerFinalizeCallback(k(this.g.fireOnObject,this.g,&quot;attempt_survey_trigger&quot;,[&quot;wfocus&quot;,this.u,this.s,this.l,this.B,this.v,a])),5E3&lt;a&amp;&amp;this.g.fireOnObject(&quot;should_show_thank_you&quot;,{})))}this.F&amp;&amp;K(this,3)}};var L=function(a){if(null!==a.g){var b=k(function(a,b,c){a=b.J();this.l=a.N().O();this.l||(b=a.M(),this.l=&quot;&quot;+z(b.match(y)[3]||null)+z(b.match(y)[5]||null));this.B=a.L();this.v=a.K();this.m(c)},a),c=a.A;a.g.forEachAd(function(a){a.forEachNavigationAdPiece(function(d){a.listen(d,c,b)})})}else{var d=k(a.m,a);w(r,a.A,d)}};M.prototype.m=function(a){this.w=a.button;this.o=!0;a=k(this.C,this);r.setTimeout(a,5E3)};M.prototype.handleClick=M.prototype.m;M.prototype.C=function(){this.o=!1};var K=function(a,b,c){var d=[&quot;//&quot;,a.I?&quot;googleads.g.doubleclick.net&quot;:&quot;pagead2.googlesyndication.com&quot;,&quot;/pagead/gen_204?id=wfocus&quot;,&quot;&amp;gqid=&quot;+a.s,&quot;&amp;qqid=&quot;+a.u].join(&quot;&quot;);0==b&amp;&amp;(d+=&quot;&amp;return=0&quot;);1==b&amp;&amp;(d+=&quot;&amp;return=1&amp;timeDelta=&quot;+c,a.G&amp;&amp;(d+=&quot;&amp;cbtn=&quot;+a.w));2==b&amp;&amp;(d+=&quot;&amp;bgload=1&quot;);3==b&amp;&amp;(d+=&quot;&amp;fg=1&quot;);r.google_image_requests||(r.google_image_requests=[]);a=r.document.createElement(&quot;img&quot;);a.src=d;r.google_image_requests.push(a)},J=function(a){return&quot;undefined&quot;!==typeof a};var N=function(a,b,c,d,n,f,E,F){return new M(null,a,b,c,d,n,f,E,F)},O=[&quot;wfocusnhinit&quot;],P=e;O[0]in P||!P.execScript||P.execScript(&quot;var &quot;+O[0]);for(var Q;O.length&amp;&amp;(Q=O.shift());){var R;if(R=!O.length)R=void 0!==N;R?P[Q]=N:P[Q]&amp;&amp;P[Q]!==Object.prototype[Q]?P=P[Q]:P=P[Q]={}}var S=r.google_wf_async,U;if(U=S&amp;&amp;S.call)U=&quot;function&quot;===typeof S;U&amp;&amp;r.google_wf_async();}).call(this);&lt;/script&gt;&lt;script&gt;function initWindowFocus() {window['window_focus_for_click'] =wfocusnhinit(&quot;hPINWbrdOJawbJTTvtgI&quot;,&quot;CIKHtI7R29MCFYQTGwod1XAPow&quot;,true,true,true,false,false,0);}if (window.wfocusnhinit) {initWindowFocus();} else {window['google_wf_async'] = initWindowFocus;}&lt;/script&gt;&lt;iframe scrolling=&quot;no&quot; frameborder=0 height=0 width=0 src=&quot;https://cm.g.doubleclick.net/push?client=ca-pub-3558870564527416&amp;amp;aid=40543671,88631162&quot; style=&quot;position:absolute&quot;&gt;&lt;/iframe&gt;&lt;script src=&quot;https://tpc.googlesyndication.com/pagead/js/r20170501/r20110914/activeview/osd_listener.js&quot;&gt;&lt;/script&gt;&lt;script type=&quot;text/javascript&quot;&gt;osdlfm(-1,'','BAIeEhPINWYK1OYSnbNXhvZgKAIzU55eIBQAAEAE4AcgBCeACAMgDCOAEAaAGLtIIBQiAYRABwhMGGNL57_4D','',1143759751,true,'pvul\x3d1\x26ud\x3d1\x26la\x3d0\x26alp\x3dai\x26alh\x3d3530519118\x26',3,'CAASFeRoV2Cn-sUFqnB_uOJtLJ5VeD0Yvg','//pagead2.googlesyndication.com/activeview?avi\x3dBAIeEhPINWYK1OYSnbNXhvZgKAIzU55eIBQAAEAE4AcgBCeACAMgDCOAEAaAGLtIIBQiAYRABwhMGGNL57_4D\x26cid\x3dCAASFeRoV2Cn-sUFqnB_uOJtLJ5VeD0Yvg');&lt;/script&gt;&lt;script&gt;if (window.top &amp;&amp; window.top.postMessage) {window.top.postMessage('{&quot;googMsgType&quot;:&quot;adpnt&quot;}','*');}&lt;/script&gt;&lt;div style=&quot;position:absolute;top:0;left:0;width:300px;height:600px;pointer-events:none;image-rendering:-moz-crisp-edges;z-index:2147483646;background-image:url('data:image/png;base64,iVBORw0KGgoAAAANSUhEUgAAACsAAAAWBAMAAACrl3iAAAAABlBMVEUAAAD+AciWmZzWAAAAAnRSTlMAApidrBQAAACASURBVBjTbZGLDYBACEPrBt1/WmNbfomop8QCDwD+7bH5YzxQf9mXPSnwzFundJSqDnlL9RVYalQMx6vanT8kZexIc0PQUEazT1rkFg1Pr6hmRVIAhmG6GAK4zJ2Zk6bCcIcoTXZfLVaxnoID8szMyB77mqCbDNfZTmi4d3lWihfCjQY5tnQIzgAAAABJRU5ErkJggg==');&quot;&gt;&lt;/div&gt;&lt;script&gt;window.rumTick&amp;&amp;rumTick('lb');&lt;/script&gt;&lt;/body&gt;&lt;/html&gt;{&quot;uid&quot;:1,&quot;hostPeerName&quot;:&quot;https://computers.tutsplus.com&quot;,&quot;initialGeometry&quot;:&quot;{\&quot;windowCoords_t\&quot;:106,\&quot;windowCoords_r\&quot;:-1278,\&quot;windowCoords_b\&quot;:768,\&quot;windowCoords_l\&quot;:2513,\&quot;frameCoords_t\&quot;:6028,\&quot;frameCoords_r\&quot;:1083,\&quot;frameCoords_b\&quot;:6628,\&quot;frameCoords_l\&quot;:783,\&quot;styleZIndex\&quot;:\&quot;auto\&quot;,\&quot;allowedExpansion_t\&quot;:0,\&quot;allowedExpansion_r\&quot;:123,\&quot;allowedExpansion_b\&quot;:183,\&quot;allowedExpansion_l\&quot;:783,\&quot;xInView\&quot;:1,\&quot;yInView\&quot;:1}&quot;,&quot;permissions&quot;:&quot;{\&quot;expandByOverlay\&quot;:false,\&quot;expandByPush\&quot;:false,\&quot;readCookie\&quot;:false,\&quot;writeCookie\&quot;:false}&quot;,&quot;metadata&quot;:&quot;{\&quot;shared\&quot;:{\&quot;sf_ver\&quot;:\&quot;1-0-8\&quot;,\&quot;ck_on\&quot;:1,\&quot;flash_ver\&quot;:\&quot;23.0.0\&quot;}}&quot;,&quot;reportCreativeGeometry&quot;:false,&quot;isDifferentSourceWindow&quot;:false}"/></draw:frame></text:p>
        </text:section>
      </text:section>
      <text:section text:style-name="Sect1" text:name="ctr-1382315075460-0">
        <text:p text:style-name="P17"/>
      </text:section>
      <text:p text:style-name="P17">Advertisement</text:p>
      <text:p text:style-name="P17"><draw:frame draw:style-name="fr2" draw:name="immagini13" text:anchor-type="as-char" svg:width="1.997cm" svg:height="0.998cm" draw:z-index="23"><draw:image xlink:href="https://static.tutsplus.com/assets/tuts_logo-b4f5f5fad9a5f4b3f91e3b770689a808.svg" xlink:type="simple" xlink:show="embed" xlink:actuate="onLoad"/><svg:title>envato-tuts+</svg:title></draw:frame></text:p>
      <text:p text:style-name="P17">Watch any</text:p>
      <text:p text:style-name="P17">course now </text:p>
      <text:p text:style-name="P17"><text:a xlink:type="simple" xlink:href="https://tutsplus.com/subscription_sign_up/monthly?ec_unit=sidebar-sticky" text:style-name="Internet_20_link" text:visited-style-name="Visited_20_Internet_20_Link">Start FREE 10-day trial</text: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3" meta:image-count="13" meta:object-count="9" meta:page-count="11" meta:paragraph-count="237" meta:word-count="2738" meta:character-count="15840"/>
    <dc:date>2017-05-06T17:58:49.40</dc:date>
    <dc:creator>marco cecchini</dc:creator>
    <meta:generator>OpenOffice/4.1.2$Win32 OpenOffice.org_project/412m3$Build-9782</meta:generator>
  </office:meta>
</office:document-meta>
</file>